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C4000000B17123CF2987E61A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nsolas1" svg:font-family="Consolas"/>
    <style:font-face style:name="Open Sans" svg:font-family="'Open Sans'"/>
    <style:font-face style:name="Oswald" svg:font-family="Oswald"/>
    <style:font-face style:name="Questrial1" svg:font-family="Questrial"/>
    <style:font-face style:name="Tahoma1" svg:font-family="Tahoma"/>
    <style:font-face style:name="Ubuntu Condensed1" svg:font-family="'Ubuntu Condensed'"/>
    <style:font-face style:name="Arial" svg:font-family="Arial" style:font-pitch="variable"/>
    <style:font-face style:name="Calibri" svg:font-family="Calibri" style:font-pitch="variable"/>
    <style:font-face style:name="Consolas" svg:font-family="Consola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 Sans1" svg:font-family="'Open Sans'" style:font-pitch="variable"/>
    <style:font-face style:name="Questrial" svg:font-family="Questrial" style:font-pitch="variable"/>
    <style:font-face style:name="Tahoma" svg:font-family="Tahoma"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79646" draw:stroke-linejoin="round"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_34__5f_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_34__5f_Title_20_Slid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_34__5f_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_34__5f_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1pt"/>
    </style:style>
    <style:style style:name="P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8" style:family="paragraph">
      <style:paragraph-properties fo:margin-left="0.529cm" fo:margin-right="0cm" fo:margin-top="0.212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8pt" style:font-size-asian="14pt" style:font-size-complex="14pt"/>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212cm" fo:margin-bottom="0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194cm" fo:margin-bottom="0cm" fo:line-height="100%" fo:text-align="start" fo:text-indent="0cm" style:writing-mode="lr-tb"/>
    </style:style>
    <style:style style:name="P16" style:family="paragraph">
      <style:paragraph-properties fo:margin-left="0cm" fo:margin-right="0cm" fo:margin-top="0.212cm" fo:margin-bottom="0cm" fo:line-height="100%"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212cm" fo:margin-bottom="0cm" fo:line-height="115%" fo:text-align="start" fo:text-indent="1.27cm" style:writing-mode="lr-tb">
        <style:tab-stops>
          <style:tab-stop style:position="0cm"/>
        </style:tab-stops>
      </style:paragraph-properties>
    </style:style>
    <style:style style:name="P19" style:family="paragraph">
      <style:paragraph-properties fo:margin-left="1.27cm" fo:margin-right="0cm" fo:margin-top="0.212cm" fo:margin-bottom="0cm" fo:line-height="115%" fo:text-align="start" fo:text-indent="1.27cm" style:writing-mode="lr-tb">
        <style:tab-stops>
          <style:tab-stop style:position="0cm"/>
        </style:tab-stops>
      </style:paragraph-properties>
    </style:style>
    <style:style style:name="P20" style:family="paragraph">
      <style:paragraph-properties fo:margin-left="2.54cm" fo:margin-right="0cm" fo:margin-top="0.212cm" fo:margin-bottom="0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15%" fo:text-align="start" fo:text-indent="-0.775cm" style:writing-mode="lr-tb">
        <style:tab-stops>
          <style:tab-stop style:position="0cm"/>
        </style:tab-stops>
      </style:paragraph-properties>
    </style:style>
    <style:style style:name="P22" style:family="paragraph">
      <style:paragraph-properties fo:margin-left="1.27cm" fo:margin-right="0cm" fo:margin-top="0.212cm" fo:margin-bottom="0cm" fo:line-height="115%" fo:text-align="start" fo:text-indent="-0.775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212cm" fo:margin-bottom="0cm" fo:line-height="115%" fo:text-align="start" fo:text-indent="0cm" style:writing-mode="lr-tb"/>
    </style:style>
    <style:style style:name="P25"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1.058cm" style:writing-mode="lr-tb">
        <style:tab-stops>
          <style:tab-stop style:position="0cm"/>
        </style:tab-stops>
      </style:paragraph-properties>
    </style:style>
    <style:style style:name="P27" style:family="paragraph">
      <style:paragraph-properties fo:margin-left="0cm" fo:margin-right="0cm" fo:margin-top="0.212cm" fo:margin-bottom="0cm" fo:line-height="115%" fo:text-align="start" fo:text-indent="1.058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9" style:family="paragraph">
      <style:paragraph-properties fo:margin-left="0.24cm" fo:margin-right="0cm" fo:margin-top="0cm" fo:margin-bottom="0cm" fo:line-height="100%" fo:text-align="start" fo:text-indent="-0.027cm" style:writing-mode="lr-tb">
        <style:tab-stops>
          <style:tab-stop style:position="0cm"/>
        </style:tab-stops>
      </style:paragraph-properties>
    </style:style>
    <style:style style:name="P30" style:family="paragraph">
      <style:paragraph-properties fo:margin-left="1.27cm" fo:margin-right="0cm" fo:margin-top="0.212cm" fo:margin-bottom="0cm" fo:line-height="115%" fo:text-align="start" fo:text-indent="-0.616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bold" style:font-name-asian="Arial1" style:font-size-asian="24pt" style:font-style-asian="italic" style:font-weight-asian="bold" style:font-name-complex="Arial1" style:font-size-complex="24pt" style:font-style-complex="italic" style:font-weight-complex="bold"/>
    </style:style>
    <style:style style:name="T2" style:family="text">
      <style:text-properties fo:font-variant="normal" fo:text-transform="none" fo:color="#000000" style:text-line-through-style="none" style:text-line-through-type="none" style:text-position="0% 100%" style:font-name="Tahoma1" fo:font-size="21pt" fo:letter-spacing="normal" fo:font-style="normal" style:text-underline-style="none" fo:font-weight="bold" style:font-name-asian="Tahoma1" style:font-size-asian="21pt" style:font-style-asian="normal" style:font-weight-asian="bold" style:font-name-complex="Tahoma1" style:font-size-complex="21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italic" style:text-underline-style="none" fo:font-weight="normal" style:font-name-asian="Calibri1" style:font-size-asian="16pt" style:font-style-asian="italic" style:font-weight-asian="normal" style:font-name-complex="Calibri1" style:font-size-complex="16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Condensed1" fo:font-size="30pt" fo:letter-spacing="normal" fo:font-style="normal" style:text-underline-style="none" fo:font-weight="normal" style:font-name-asian="Ubuntu Condensed1" style:font-size-asian="30pt" style:font-style-asian="normal" style:font-weight-asian="normal" style:font-name-complex="Ubuntu Condensed1"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9" style:family="text">
      <style:text-properties fo:font-variant="normal" fo:text-transform="none" fo:color="#741b47" style:text-line-through-style="none" style:text-line-through-type="none" style:text-position="0% 100%" style:font-name="Oswald" fo:font-size="72pt" fo:letter-spacing="normal" fo:font-style="normal" style:text-underline-style="none" fo:font-weight="bold" style:font-name-asian="Oswald" style:font-size-asian="72pt" style:font-style-asian="normal" style:font-weight-asian="bold" style:font-name-complex="Oswald" style:font-size-complex="7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13" style:family="text">
      <style:text-properties fo:font-variant="normal" fo:text-transform="none" fo:color="#3c78d8"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14" style:family="text">
      <style:text-properties fo:font-variant="normal" fo:text-transform="none" fo:color="#351c75"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15" style:family="text">
      <style:text-properties fo:font-variant="normal" fo:text-transform="none" fo:color="#351c75"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6" style:family="text">
      <style:text-properties fo:font-variant="normal" fo:text-transform="none" fo:color="#999999"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name-asian="Calibri1" style:font-size-asian="30pt" style:font-style-asian="normal" style:font-weight-asian="normal" style:font-name-complex="Calibri1" style:font-size-complex="3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30pt" fo:letter-spacing="normal" fo:font-style="italic" style:text-underline-style="none" fo:font-weight="normal" style:font-name-asian="Calibri1" style:font-size-asian="30pt" style:font-style-asian="italic" style:font-weight-asian="normal" style:font-name-complex="Calibri1" style:font-size-complex="3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20"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1" style:family="text">
      <style:text-properties fo:font-variant="normal" fo:text-transform="none" fo:color="#073763"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2" style:family="text">
      <style:text-properties fo:font-variant="normal" fo:text-transform="none" fo:color="#38761d"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3" style:family="text">
      <style:text-properties fo:font-variant="normal" fo:text-transform="none" fo:color="#1155cc"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4" style:family="text">
      <style:text-properties fo:font-variant="normal" fo:text-transform="none" fo:color="#666666"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25" style:family="text">
      <style:text-properties fo:font-variant="normal" fo:text-transform="none" fo:color="#666666" style:text-line-through-style="none" style:text-line-through-type="none" style:text-position="0% 100%" style:font-name="Consolas1"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6" style:family="text">
      <style:text-properties fo:font-variant="normal" fo:text-transform="none" fo:color="#666666"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29"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pen Sans" fo:font-size="30pt" fo:letter-spacing="normal" fo:font-style="italic" style:text-underline-style="none" fo:font-weight="normal" style:font-name-asian="Open Sans" style:font-size-asian="30pt" style:font-style-asian="italic" style:font-weight-asian="normal" style:font-name-complex="Open Sans" style:font-size-complex="30pt" style:font-style-complex="italic" style:font-weight-complex="normal"/>
    </style:style>
    <style:style style:name="T32" style:family="text">
      <style:text-properties fo:font-variant="normal" fo:text-transform="none" fo:color="#0b5394"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33" style:family="text">
      <style:text-properties fo:font-variant="normal" fo:text-transform="none" fo:color="#45818e"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34" style:family="text">
      <style:text-properties fo:font-variant="normal" fo:text-transform="none" fo:color="#0b5394"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5" style:family="text">
      <style:text-properties fo:font-variant="normal" fo:text-transform="none" fo:color="#3d85c6"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36" style:family="text">
      <style:text-properties fo:font-variant="normal" fo:text-transform="none" fo:color="#b45f06"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38" style:family="text">
      <style:text-properties fo:font-variant="normal" fo:text-transform="none" fo:color="#e69138"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39" style:family="text">
      <style:text-properties fo:font-variant="normal" fo:text-transform="none" fo:color="#38761d"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41" style:family="text">
      <style:text-properties fo:font-variant="normal" fo:text-transform="none" fo:color="#666666"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42" style:family="text">
      <style:text-properties fo:font-variant="normal" fo:text-transform="none" fo:color="#666666" style:text-line-through-style="none" style:text-line-through-type="none" style:text-position="0% 100%" style:font-name="Consolas1" fo:font-size="15pt" fo:letter-spacing="normal" fo:font-style="normal" style:text-underline-style="none" fo:font-weight="normal" style:font-name-asian="Consolas1" style:font-size-asian="15pt" style:font-style-asian="normal" style:font-weight-asian="normal" style:font-name-complex="Consolas1" style:font-size-complex="1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45" style:family="text">
      <style:text-properties fo:font-variant="normal" fo:text-transform="none" fo:color="#999999"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46" style:family="text">
      <style:text-properties fo:font-variant="normal" fo:text-transform="none" fo:color="#674ea7"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51" style:family="text">
      <style:text-properties fo:font-variant="normal" fo:text-transform="none" fo:color="#999999"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52" style:family="text">
      <style:text-properties fo:font-variant="normal" fo:text-transform="none" fo:color="#999999"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53" style:family="text">
      <style:text-properties fo:font-variant="normal" fo:text-transform="none" fo:color="#222222"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4" style:family="text">
      <style:text-properties fo:font-variant="normal" fo:text-transform="none" fo:color="#222222"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55" style:family="text">
      <style:text-properties fo:font-variant="normal" fo:text-transform="none" fo:color="#222222" style:text-line-through-style="none" style:text-line-through-type="none" style:text-position="0% 100%" style:font-name="Arial1" fo:font-size="9.5pt" fo:letter-spacing="normal"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57"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741b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0.803cm"/>
        <style:text-properties fo:font-family="Calibri" style:font-family-generic="swiss" fo:color="#3891a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0.803cm"/>
        <style:text-properties fo:font-family="Calibri" style:font-family-generic="swiss" fo:color="#3891a7" fo:font-size="100%"/>
      </text:list-level-style-bullet>
      <text:list-level-style-bullet text:level="2" text:bullet-char="◦">
        <style:list-level-properties text:space-before="1.165cm" text:min-label-width="0.613cm"/>
        <style:text-properties fo:font-family="Calibri" style:font-family-generic="swiss" fo:color="#3891a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c78d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51c7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36cm" text:min-label-width="0.634cm"/>
        <style:text-properties fo:font-family="'Open San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b539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3d85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45818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fo:font-family="'Open San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3891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3891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3891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89cm" text:min-label-width="0.881cm"/>
        <style:text-properties fo:font-family="'Open San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407cm" text:min-label-width="0.863cm"/>
        <style:text-properties fo:font-family="'Open San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424cm" text:min-label-width="0.846cm"/>
        <style:text-properties fo:font-family="'Open San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24cm" text:min-label-width="0.846cm"/>
        <style:text-properties fo:font-family="'Open Sans'" style:font-family-generic="swiss" fo:color="#2222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to Jquery" draw:style-name="dp1" draw:master-page-name="Title_20_Slide">
        <draw:frame draw:name="Google Shape;479;p12" presentation:style-name="pr1" draw:text-style-name="P2" draw:layer="layout" svg:width="13.939cm" svg:height="1.683cm" svg:x="11.353cm" svg:y="6.161cm" presentation:class="title" presentation:user-transformed="true">
          <draw:text-box>
            <text:p text:style-name="P1"><text:span text:style-name="T1">Introduction to Jquery</text:span></text:p>
          </draw:text-box>
        </draw:frame>
        <draw:custom-shape draw:name="Google Shape;480;p12" draw:style-name="gr1" draw:text-style-name="P3" draw:layer="layout" svg:width="5.213cm" svg:height="1.432cm" svg:x="11.642cm" svg:y="7.31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12" draw:style-name="gr1" draw:text-style-name="P3" draw:layer="layout" svg:width="4.585cm" svg:height="1.683cm" svg:x="18.698cm" svg:y="10.936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12" draw:style-name="gr1" draw:text-style-name="P3" draw:layer="layout" svg:width="4.585cm" svg:height="1.683cm" svg:x="0.918cm" svg:y="11.14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6;p4:notes" presentation:style-name="pr2" draw:text-style-name="P4" draw:layer="layout" svg:width="15.239cm" svg:height="10.001cm" svg:x="1.905cm" svg:y="12.224cm" presentation:class="notes" presentation:placeholder="true" presentation:user-transformed="true">
            <draw:text-box/>
          </draw:frame>
          <draw:page-thumbnail draw:name="Google Shape;477;p4:notes" draw:style-name="gr2" draw:layer="layout" svg:width="15.239cm" svg:height="8.571cm" svg:x="1.905cm" svg:y="3.175cm" draw:page-number="1" presentation:class="page"/>
        </presentation:notes>
      </draw:page>
      <draw:page draw:name="Agenda" draw:style-name="dp1" draw:master-page-name="_34__5f_Title_20_Slide">
        <draw:frame draw:name="Google Shape;488;p13" presentation:style-name="pr3" draw:text-style-name="P6" draw:layer="layout" svg:width="22.619cm" svg:height="1.19cm" svg:x="1.602cm" svg:y="0.661cm" presentation:class="title" presentation:user-transformed="true">
          <draw:text-box>
            <text:p text:style-name="P5"><text:span text:style-name="T2">Agenda</text:span></text:p>
          </draw:text-box>
        </draw:frame>
        <draw:frame draw:name="Google Shape;489;p13" presentation:style-name="pr4" draw:text-style-name="P9" draw:layer="layout" svg:width="22.381cm" svg:height="10.022cm" svg:x="1.841cm" svg:y="2.304cm" presentation:class="outline" presentation:user-transformed="true">
          <draw:text-box>
            <text:p text:style-name="P7"><text:span text:style-name="T3"><text:s text:c="3"/></text:span><text:span text:style-name="T4">What is jQuery ?</text:span></text:p>
            <text:p text:style-name="P8"><text:span text:style-name="T4">Why use jQuery ?</text:span></text:p>
            <text:p text:style-name="P8"><text:span text:style-name="T4">How to use ?</text:span></text:p>
            <text:p text:style-name="P8"><text:span text:style-name="T4">DOM - Document Object Model</text:span></text:p>
            <text:p text:style-name="P8"><text:span text:style-name="T4">jQuery </text:span><text:span text:style-name="T5">Refresher!</text:span></text:p>
            <text:p text:style-name="P8"><text:span text:style-name="T4">Events</text:span></text:p>
            <text:p text:style-name="P8"><text:span text:style-name="T4">Ajax</text:span></text:p>
            <text:p text:style-name="P8"><text:span text:style-name="T4">Utility Functions</text:span></text:p>
            <text:p text:style-name="P8"><text:span text:style-name="T4">Code Organization</text:span></text:p>
            <text:p text:style-name="P8"><text:span text:style-name="T4">Exercises</text:span></text:p>
          </draw:text-box>
        </draw:frame>
        <presentation:notes draw:style-name="dp2">
          <draw:page-thumbnail draw:name="Google Shape;484;p7:notes" draw:style-name="gr2" draw:layer="layout" svg:width="15.239cm" svg:height="8.572cm" svg:x="1.905cm" svg:y="3.175cm" draw:page-number="2" presentation:class="page"/>
          <draw:frame draw:name="Google Shape;485;p7:notes" presentation:style-name="pr5" draw:text-style-name="P4" draw:layer="layout" svg:width="15.239cm" svg:height="10.001cm" svg:x="1.905cm" svg:y="12.224cm" presentation:class="notes" presentation:placeholder="true" presentation:user-transformed="true">
            <draw:text-box/>
          </draw:frame>
          <draw:frame draw:name="Google Shape;486;p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3" draw:style-name="dp1" draw:master-page-name="_34__5f_Title_20_Slide">
        <draw:custom-shape draw:name="Google Shape;495;p14" draw:style-name="gr3" draw:text-style-name="P3" draw:layer="layout" svg:width="22.859cm" svg:height="13.021cm" svg:x="1.284cm" svg:y="0.661cm">
          <text:p text:style-name="P12"><text:span text:style-name="T7">What is</text:span><text:span text:style-name="T8"> </text:span></text:p>
          <text:p text:style-name="P13"><text:span text:style-name="T9">jQue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1;p9:notes" draw:style-name="gr2" draw:layer="layout" svg:width="15.239cm" svg:height="8.571cm" svg:x="1.905cm" svg:y="3.175cm" draw:page-number="3" presentation:class="page"/>
          <draw:frame draw:name="Google Shape;492;p9:notes" presentation:style-name="pr5" draw:text-style-name="P4" draw:layer="layout" svg:width="15.239cm" svg:height="10.001cm" svg:x="1.905cm" svg:y="12.224cm" presentation:class="notes" presentation:placeholder="true" presentation:user-transformed="true">
            <draw:text-box/>
          </draw:frame>
          <draw:frame draw:name="Google Shape;493;p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What is jQuery ?" draw:style-name="dp1" draw:master-page-name="_34__5f_Title_20_Slide">
        <draw:custom-shape draw:name="Google Shape;502;p15" draw:style-name="gr3" draw:text-style-name="P3" draw:layer="layout" svg:width="25.399cm" svg:height="8.332cm" svg:x="0cm" svg:y="2.977cm">
          <text:p text:style-name="P1"><text:span text:style-name="T10">jQuery is a lightweight, "write less, do more", JavaScript library.</text:span></text:p>
          <text:p text:style-name="P1"><text:span text:style-name="T10"/></text:p>
          <text:p text:style-name="P1"><text:span text:style-name="T10">The purpose of jQuery is to make it much easier to use JavaScript on your website.</text:span></text:p>
          <text:p text:style-name="P1"><text:span text:style-name="T10"/></text:p>
          <text:p text:style-name="P1"><text:span text:style-name="T10">Basic syntax is: $(selector).action()</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1;p15" presentation:style-name="pr3" draw:text-style-name="P6" draw:layer="layout" svg:width="22.619cm" svg:height="1.19cm" svg:x="1.602cm" svg:y="0.661cm" presentation:class="title" presentation:user-transformed="true">
          <draw:text-box>
            <text:p text:style-name="P5"><text:span text:style-name="T2">What is jQuery ?</text:span></text:p>
          </draw:text-box>
        </draw:frame>
        <presentation:notes draw:style-name="dp2">
          <draw:page-thumbnail draw:name="Google Shape;497;p11:notes" draw:style-name="gr2" draw:layer="layout" svg:width="15.239cm" svg:height="8.572cm" svg:x="1.905cm" svg:y="3.175cm" draw:page-number="4" presentation:class="page"/>
          <draw:frame draw:name="Google Shape;498;p11:notes" presentation:style-name="pr5" draw:text-style-name="P4" draw:layer="layout" svg:width="15.239cm" svg:height="10.001cm" svg:x="1.905cm" svg:y="12.224cm" presentation:class="notes" presentation:placeholder="true" presentation:user-transformed="true">
            <draw:text-box/>
          </draw:frame>
          <draw:frame draw:name="Google Shape;499;p1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5" draw:style-name="dp1" draw:master-page-name="_34__5f_Title_20_Slide">
        <draw:custom-shape draw:name="Google Shape;508;p16" draw:style-name="gr3" draw:text-style-name="P3" draw:layer="layout" svg:width="22.859cm" svg:height="13.021cm" svg:x="1.284cm" svg:y="0.661cm">
          <text:p text:style-name="P12"><text:span text:style-name="T7">Why use</text:span><text:span text:style-name="T8"> </text:span></text:p>
          <text:p text:style-name="P13"><text:span text:style-name="T9">jQue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4;p13:notes" draw:style-name="gr2" draw:layer="layout" svg:width="15.239cm" svg:height="8.571cm" svg:x="1.905cm" svg:y="3.175cm" draw:page-number="5" presentation:class="page"/>
          <draw:frame draw:name="Google Shape;505;p13:notes" presentation:style-name="pr5" draw:text-style-name="P4" draw:layer="layout" svg:width="15.239cm" svg:height="10.001cm" svg:x="1.905cm" svg:y="12.224cm" presentation:class="notes" presentation:placeholder="true" presentation:user-transformed="true">
            <draw:text-box/>
          </draw:frame>
          <draw:frame draw:name="Google Shape;506;p1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Why use jQuery ?" draw:style-name="dp1" draw:master-page-name="_34__5f_Title_20_Slide">
        <draw:frame draw:name="Google Shape;514;p17" presentation:style-name="pr3" draw:text-style-name="P6" draw:layer="layout" svg:width="22.619cm" svg:height="1.19cm" svg:x="1.602cm" svg:y="0.661cm" presentation:class="title" presentation:user-transformed="true">
          <draw:text-box>
            <text:p text:style-name="P5"><text:span text:style-name="T2">Why use jQuery ?</text:span></text:p>
          </draw:text-box>
        </draw:frame>
        <draw:custom-shape draw:name="Google Shape;515;p17" draw:style-name="gr3" draw:text-style-name="P3" draw:layer="layout" svg:width="22.859cm" svg:height="10.444cm" svg:x="1.284cm" svg:y="2.355cm">
          <text:list text:style-name="L8">
            <text:list-item>
              <text:p text:style-name="P14"><text:span text:style-name="T11">Write less, do more:</text:span></text:p>
            </text:list-item>
          </text:list>
          <text:list text:style-name="L9">
            <text:list-item>
              <text:list>
                <text:list-item>
                  <text:p text:style-name="P15"><text:span text:style-name="T12">$("p.neat").addClass("ohmy").show("slow");</text:span></text:p>
                </text:list-item>
              </text:list>
            </text:list-item>
            <text:list-item>
              <text:p text:style-name="P16"><text:span text:style-name="T11">Performance</text:span></text:p>
            </text:list-item>
            <text:list-item>
              <text:p text:style-name="P16"><text:span text:style-name="T11">Plugins</text:span></text:p>
            </text:list-item>
            <text:list-item>
              <text:p text:style-name="P16"><text:span text:style-name="T11">It’s standard</text:span></text:p>
            </text:list-item>
            <text:list-item>
              <text:p text:style-name="P16"><text:span text:style-name="T11">… </text:span><text:span text:style-name="T11">and fu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0;p15:notes" draw:style-name="gr2" draw:layer="layout" svg:width="15.239cm" svg:height="8.571cm" svg:x="1.905cm" svg:y="3.175cm" draw:page-number="6" presentation:class="page"/>
          <draw:frame draw:name="Google Shape;511;p15:notes" presentation:style-name="pr5" draw:text-style-name="P4" draw:layer="layout" svg:width="15.239cm" svg:height="10.001cm" svg:x="1.905cm" svg:y="12.224cm" presentation:class="notes" presentation:placeholder="true" presentation:user-transformed="true">
            <draw:text-box/>
          </draw:frame>
          <draw:frame draw:name="Google Shape;512;p1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7" draw:style-name="dp1" draw:master-page-name="_34__5f_Title_20_Slide">
        <draw:custom-shape draw:name="Google Shape;521;p18" draw:style-name="gr3" draw:text-style-name="P3" draw:layer="layout" svg:width="22.859cm" svg:height="13.021cm" svg:x="1.284cm" svg:y="0.661cm">
          <text:p text:style-name="P12"><text:span text:style-name="T7">How to use</text:span><text:span text:style-name="T8"> </text:span></text:p>
          <text:p text:style-name="P13"><text:span text:style-name="T9">jQue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p17:notes" draw:style-name="gr2" draw:layer="layout" svg:width="15.239cm" svg:height="8.571cm" svg:x="1.905cm" svg:y="3.175cm" draw:page-number="7" presentation:class="page"/>
          <draw:frame draw:name="Google Shape;518;p17:notes" presentation:style-name="pr5" draw:text-style-name="P4" draw:layer="layout" svg:width="15.239cm" svg:height="10.001cm" svg:x="1.905cm" svg:y="12.224cm" presentation:class="notes" presentation:placeholder="true" presentation:user-transformed="true">
            <draw:text-box/>
          </draw:frame>
          <draw:frame draw:name="Google Shape;519;p1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Add jQuery library" draw:style-name="dp1" draw:master-page-name="_34__5f_Title_20_Slide">
        <draw:frame draw:name="Google Shape;527;p19" presentation:style-name="pr3" draw:text-style-name="P6" draw:layer="layout" svg:width="22.619cm" svg:height="1.19cm" svg:x="1.602cm" svg:y="0.661cm" presentation:class="title" presentation:user-transformed="true">
          <draw:text-box>
            <text:p text:style-name="P5"><text:span text:style-name="T2">Add jQuery library</text:span></text:p>
          </draw:text-box>
        </draw:frame>
        <draw:custom-shape draw:name="Google Shape;528;p19" draw:style-name="gr4" draw:text-style-name="P3" draw:layer="layout" svg:width="22.859cm" svg:height="11.105cm" svg:x="1.27cm" svg:y="2.218cm">
          <text:p text:style-name="P17"><text:span text:style-name="T13">&lt;html&gt;</text:span></text:p>
          <text:p text:style-name="P18"><text:span text:style-name="T13">&lt;head&gt;</text:span></text:p>
          <text:p text:style-name="P19"><text:span text:style-name="T13">&lt;title&gt; jQuery Bootcamp &lt;/title&gt;</text:span></text:p>
          <text:p text:style-name="P18"><text:span text:style-name="T13">&lt;/head&gt;</text:span></text:p>
          <text:p text:style-name="P18"><text:span text:style-name="T13">&lt;body&gt;</text:span></text:p>
          <text:p text:style-name="P18"><text:span text:style-name="T13">&lt;!-- content goes here --&gt;</text:span></text:p>
          <text:p text:style-name="P18"><text:span text:style-name="T14">&lt;script</text:span></text:p>
          <text:p text:style-name="P20"><text:span text:style-name="T14">type=”text/javascript” src=”https://ajax.googleapis.com/ajax/libs/jquery/3.1.1/jquery.min.js”&gt;</text:span></text:p>
          <text:p text:style-name="P18"><text:span text:style-name="T14">&lt;/script&gt;</text:span></text:p>
          <text:p text:style-name="P18"><text:span text:style-name="T13">&lt;/body&gt;</text:span></text:p>
          <text:p text:style-name="P7"><text:span text:style-name="T13">&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3;p19:notes" draw:style-name="gr2" draw:layer="layout" svg:width="15.239cm" svg:height="8.571cm" svg:x="1.905cm" svg:y="3.175cm" draw:page-number="8" presentation:class="page"/>
          <draw:frame draw:name="Google Shape;524;p19:notes" presentation:style-name="pr5" draw:text-style-name="P4" draw:layer="layout" svg:width="15.239cm" svg:height="10.001cm" svg:x="1.905cm" svg:y="12.224cm" presentation:class="notes" presentation:placeholder="true" presentation:user-transformed="true">
            <draw:text-box/>
          </draw:frame>
          <draw:frame draw:name="Google Shape;525;p1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How to use ?" draw:style-name="dp1" draw:master-page-name="_34__5f_Title_20_Slide">
        <draw:frame draw:name="Google Shape;534;p20" presentation:style-name="pr3" draw:text-style-name="P6" draw:layer="layout" svg:width="22.619cm" svg:height="1.19cm" svg:x="1.602cm" svg:y="0.661cm" presentation:class="title" presentation:user-transformed="true">
          <draw:text-box>
            <text:p text:style-name="P5"><text:span text:style-name="T2">How to use ?</text:span></text:p>
          </draw:text-box>
        </draw:frame>
        <draw:custom-shape draw:name="Google Shape;535;p20" draw:style-name="gr4" draw:text-style-name="P3" draw:layer="layout" svg:width="22.859cm" svg:height="11.118cm" svg:x="1.284cm" svg:y="2.699cm">
          <text:p text:style-name="P17"><text:span text:style-name="T15">External link</text:span></text:p>
          <text:p text:style-name="P7"><text:span text:style-name="T14">&lt;script type=”text/javascript” src=”../”&gt;&lt;/script&gt;</text:span></text:p>
          <text:p text:style-name="P7"><text:span text:style-name="T14"/></text:p>
          <text:p text:style-name="P7"><text:span text:style-name="T15">Embedded </text:span></text:p>
          <text:p text:style-name="P7"><text:span text:style-name="T14">&lt;script type=”text/javascript”&gt;</text:span></text:p>
          <text:p text:style-name="P7"><text:span text:style-name="T16">//write your code here</text:span></text:p>
          <text:p text:style-name="P7"><text:span text:style-name="T1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0;p21:notes" draw:style-name="gr2" draw:layer="layout" svg:width="15.239cm" svg:height="8.571cm" svg:x="1.905cm" svg:y="3.175cm" draw:page-number="9" presentation:class="page"/>
          <draw:frame draw:name="Google Shape;531;p21:notes" presentation:style-name="pr5" draw:text-style-name="P4" draw:layer="layout" svg:width="15.239cm" svg:height="10.001cm" svg:x="1.905cm" svg:y="12.224cm" presentation:class="notes" presentation:placeholder="true" presentation:user-transformed="true">
            <draw:text-box/>
          </draw:frame>
          <draw:frame draw:name="Google Shape;532;p2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10" draw:style-name="dp1" draw:master-page-name="_34__5f_Title_20_Slide">
        <draw:custom-shape draw:name="Google Shape;541;p21" draw:style-name="gr3" draw:text-style-name="P3" draw:layer="layout" svg:width="22.859cm" svg:height="11.864cm" svg:x="1.284cm" svg:y="0.661cm">
          <text:p text:style-name="P17"><text:span text:style-name="T8"><text:s/></text:span></text:p>
          <text:p text:style-name="P13"><text:span text:style-name="T9">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7;p23:notes" draw:style-name="gr2" draw:layer="layout" svg:width="15.239cm" svg:height="8.571cm" svg:x="1.905cm" svg:y="3.175cm" draw:page-number="10" presentation:class="page"/>
          <draw:frame draw:name="Google Shape;538;p23:notes" presentation:style-name="pr5" draw:text-style-name="P4" draw:layer="layout" svg:width="15.239cm" svg:height="10.001cm" svg:x="1.905cm" svg:y="12.224cm" presentation:class="notes" presentation:placeholder="true" presentation:user-transformed="true">
            <draw:text-box/>
          </draw:frame>
          <draw:frame draw:name="Google Shape;539;p2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What is DOM ?" draw:style-name="dp1" draw:master-page-name="_34__5f_Title_20_Slide">
        <draw:frame draw:name="Google Shape;547;p22" presentation:style-name="pr3" draw:text-style-name="P6" draw:layer="layout" svg:width="22.619cm" svg:height="1.19cm" svg:x="1.602cm" svg:y="0.661cm" presentation:class="title" presentation:user-transformed="true">
          <draw:text-box>
            <text:p text:style-name="P5"><text:span text:style-name="T2">What is DOM ?</text:span></text:p>
          </draw:text-box>
        </draw:frame>
        <draw:custom-shape draw:name="Google Shape;548;p22" draw:style-name="gr4" draw:text-style-name="P3" draw:layer="layout" svg:width="22.859cm" svg:height="11.118cm" svg:x="1.284cm" svg:y="2.699cm">
          <text:p text:style-name="P21"><text:span text:style-name="T17">DOM is basically a tree of elements we see on our pages</text:span></text:p>
          <text:p text:style-name="P22"><text:span text:style-name="T17">How we </text:span><text:span text:style-name="T18">traverse</text:span><text:span text:style-name="T17"> and search through that tree directly affects </text:span><text:span text:style-name="T19">performance</text:span></text:p>
          <text:p text:style-name="P22"><text:span text:style-name="T17">jQuery is majorly focused towards DOM </text:span><text:span text:style-name="T18">mani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3;p25:notes" draw:style-name="gr2" draw:layer="layout" svg:width="15.239cm" svg:height="8.571cm" svg:x="1.905cm" svg:y="3.175cm" draw:page-number="11" presentation:class="page"/>
          <draw:frame draw:name="Google Shape;544;p25:notes" presentation:style-name="pr5" draw:text-style-name="P4" draw:layer="layout" svg:width="15.239cm" svg:height="10.001cm" svg:x="1.905cm" svg:y="12.224cm" presentation:class="notes" presentation:placeholder="true" presentation:user-transformed="true">
            <draw:text-box/>
          </draw:frame>
          <draw:frame draw:name="Google Shape;545;p2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OM Ready" draw:style-name="dp1" draw:master-page-name="_34__5f_Title_20_Slide">
        <draw:frame draw:name="Google Shape;554;p23" presentation:style-name="pr3" draw:text-style-name="P6" draw:layer="layout" svg:width="22.619cm" svg:height="1.19cm" svg:x="1.602cm" svg:y="0.661cm" presentation:class="title" presentation:user-transformed="true">
          <draw:text-box>
            <text:p text:style-name="P5"><text:span text:style-name="T2">DOM Ready</text:span></text:p>
          </draw:text-box>
        </draw:frame>
        <draw:custom-shape draw:name="Google Shape;555;p23" draw:style-name="gr4" draw:text-style-name="P3" draw:layer="layout" svg:width="22.859cm" svg:height="11.118cm" svg:x="1.284cm" svg:y="2.699cm">
          <text:p text:style-name="P17"><text:span text:style-name="T20"><text:s text:c="4"/></text:span><text:span text:style-name="T15">$</text:span><text:span text:style-name="T20">(</text:span><text:span text:style-name="T21">document</text:span><text:span text:style-name="T20">).</text:span><text:span text:style-name="T22">ready</text:span><text:span text:style-name="T20">(</text:span><text:span text:style-name="T23">function</text:span><text:span text:style-name="T20">() {</text:span></text:p>
          <text:p text:style-name="P7"><text:span text:style-name="T20"><text:s text:c="8"/></text:span><text:span text:style-name="T24">// safe to use here</text:span></text:p>
          <text:p text:style-name="P7"><text:span text:style-name="T20"><text:s text:c="4"/></text:span><text:span text:style-name="T20">});</text:span></text:p>
          <text:p text:style-name="P13"><text:span text:style-name="T25"><text:s text:c="7"/></text:span><text:span text:style-name="T25">OR</text:span></text:p>
          <text:p text:style-name="P7"><text:span text:style-name="T20"><text:s text:c="4"/></text:span><text:span text:style-name="T15">$</text:span><text:span text:style-name="T20">(</text:span><text:span text:style-name="T23">function</text:span><text:span text:style-name="T20">() {</text:span></text:p>
          <text:p text:style-name="P7"><text:span text:style-name="T20"><text:s text:c="8"/></text:span><text:span text:style-name="T24">// shorthand version</text:span></text:p>
          <text:p text:style-name="P7"><text:span text:style-name="T20"><text:s text:c="4"/></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0;p29:notes" draw:style-name="gr2" draw:layer="layout" svg:width="15.239cm" svg:height="8.572cm" svg:x="1.905cm" svg:y="3.175cm" draw:page-number="12" presentation:class="page"/>
          <draw:frame draw:name="Google Shape;551;p29:notes" presentation:style-name="pr5" draw:text-style-name="P4" draw:layer="layout" svg:width="15.239cm" svg:height="10.001cm" svg:x="1.905cm" svg:y="12.224cm" presentation:class="notes" presentation:placeholder="true" presentation:user-transformed="true">
            <draw:text-box/>
          </draw:frame>
          <draw:frame draw:name="Google Shape;552;p2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jQuery - selectors" draw:style-name="dp1" draw:master-page-name="_34__5f_Title_20_Slide">
        <draw:frame draw:name="Google Shape;561;p24" presentation:style-name="pr3" draw:text-style-name="P6" draw:layer="layout" svg:width="22.619cm" svg:height="1.19cm" svg:x="1.602cm" svg:y="0.661cm" presentation:class="title" presentation:user-transformed="true">
          <draw:text-box>
            <text:p text:style-name="P5"><text:span text:style-name="T2">jQuery - selectors</text:span></text:p>
          </draw:text-box>
        </draw:frame>
        <draw:custom-shape draw:name="Google Shape;562;p24" draw:style-name="gr4" draw:text-style-name="P3" draw:layer="layout" svg:width="22.859cm" svg:height="11.118cm" svg:x="1.284cm" svg:y="2.699cm">
          <text:p text:style-name="P17"><text:span text:style-name="T20"><text:s text:c="4"/></text:span><text:span text:style-name="T15">$</text:span><text:span text:style-name="T20">(</text:span><text:span text:style-name="T22">"div"</text:span><text:span text:style-name="T20">) </text:span><text:span text:style-name="T20"><text:tab/></text:span><text:span text:style-name="T20"><text:tab/></text:span><text:span text:style-name="T20"><text:tab/></text:span><text:span text:style-name="T20"><text:tab/></text:span><text:span text:style-name="T26">// select by tag name</text:span></text:p>
          <text:p text:style-name="P7"><text:span text:style-name="T20"><text:s text:c="4"/></text:span><text:span text:style-name="T15">$</text:span><text:span text:style-name="T20">(</text:span><text:span text:style-name="T22">".my-class"</text:span><text:span text:style-name="T20">) </text:span><text:span text:style-name="T20"><text:tab/></text:span><text:span text:style-name="T20"><text:tab/></text:span><text:span text:style-name="T26">// select by class name</text:span></text:p>
          <text:p text:style-name="P7"><text:span text:style-name="T20"><text:s text:c="4"/></text:span><text:span text:style-name="T15">$</text:span><text:span text:style-name="T20">(</text:span><text:span text:style-name="T22">"#container"</text:span><text:span text:style-name="T20">) </text:span><text:span text:style-name="T20"><text:tab/></text:span><text:span text:style-name="T26">// select by element ID</text:span></text:p>
          <text:p text:style-name="P7"><text:span text:style-name="T20"><text:s text:c="4"/></text:span><text:span text:style-name="T15">$</text:span><text:span text:style-name="T20">(</text:span><text:span text:style-name="T22">"[type=text]"</text:span><text:span text:style-name="T20">) </text:span><text:span text:style-name="T20"><text:tab/></text:span><text:span text:style-name="T26">// select by attribute</text:span></text:p>
          <text:p text:style-name="P7"><text:span text:style-name="T26"/></text:p>
          <text:p text:style-name="P13"><text:span text:style-name="T20">In short, all the </text:span><text:span text:style-name="T27">CSS</text:span><text:span text:style-name="T20"> selectors work here to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7;p31:notes" draw:style-name="gr2" draw:layer="layout" svg:width="15.239cm" svg:height="8.571cm" svg:x="1.905cm" svg:y="3.175cm" draw:page-number="13" presentation:class="page"/>
          <draw:frame draw:name="Google Shape;558;p31:notes" presentation:style-name="pr5" draw:text-style-name="P4" draw:layer="layout" svg:width="15.239cm" svg:height="10.001cm" svg:x="1.905cm" svg:y="12.224cm" presentation:class="notes" presentation:placeholder="true" presentation:user-transformed="true">
            <draw:text-box/>
          </draw:frame>
          <draw:frame draw:name="Google Shape;559;p3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jQuery - selectors" draw:style-name="dp1" draw:master-page-name="_34__5f_Title_20_Slide">
        <draw:frame draw:name="Google Shape;568;p25" presentation:style-name="pr3" draw:text-style-name="P6" draw:layer="layout" svg:width="22.619cm" svg:height="1.19cm" svg:x="1.602cm" svg:y="0.661cm" presentation:class="title" presentation:user-transformed="true">
          <draw:text-box>
            <text:p text:style-name="P5"><text:span text:style-name="T2">jQuery - selectors</text:span></text:p>
          </draw:text-box>
        </draw:frame>
        <draw:custom-shape draw:name="Google Shape;569;p25" draw:style-name="gr4" draw:text-style-name="P3" draw:layer="layout" svg:width="22.859cm" svg:height="11.118cm" svg:x="1.284cm" svg:y="2.699cm">
          <text:p text:style-name="P17"><text:span text:style-name="T20"><text:s text:c="4"/></text:span><text:span text:style-name="T15">$</text:span><text:span text:style-name="T20">(</text:span><text:span text:style-name="T22">"div &gt; span"</text:span><text:span text:style-name="T20">) </text:span><text:span text:style-name="T20"><text:tab/></text:span><text:span text:style-name="T26">// child selector</text:span></text:p>
          <text:p text:style-name="P7"><text:span text:style-name="T20"><text:s text:c="4"/></text:span><text:span text:style-name="T15">$</text:span><text:span text:style-name="T20">(</text:span><text:span text:style-name="T22">"div span"</text:span><text:span text:style-name="T20">) </text:span><text:span text:style-name="T20"><text:tab/></text:span><text:span text:style-name="T20"><text:tab/></text:span><text:span text:style-name="T26">// descendant selector</text:span></text:p>
          <text:p text:style-name="P7"><text:span text:style-name="T20"><text:s text:c="4"/></text:span><text:span text:style-name="T15">$</text:span><text:span text:style-name="T20">(</text:span><text:span text:style-name="T22">"p ~ div"</text:span><text:span text:style-name="T20">) </text:span><text:span text:style-name="T20"><text:tab/></text:span><text:span text:style-name="T20"><text:tab/></text:span><text:span text:style-name="T26">// Next siblings</text:span></text:p>
          <text:p text:style-name="P7"><text:span text:style-name="T20"><text:s text:c="4"/></text:span><text:span text:style-name="T15">$</text:span><text:span text:style-name="T20">(</text:span><text:span text:style-name="T22">"[name$=val]"</text:span><text:span text:style-name="T20">) </text:span><text:span text:style-name="T20"><text:tab/></text:span><text:span text:style-name="T26">// ends with</text:span></text:p>
          <text:p text:style-name="P7"><text:span text:style-name="T20"><text:s text:c="4"/></text:span><text:span text:style-name="T15">$</text:span><text:span text:style-name="T20">(</text:span><text:span text:style-name="T22">"[name^=val]"</text:span><text:span text:style-name="T20">) </text:span><text:span text:style-name="T20"><text:tab/></text:span><text:span text:style-name="T26">// begins with</text:span></text:p>
          <text:p text:style-name="P7"><text:span text:style-name="T20"><text:s text:c="4"/></text:span><text:span text:style-name="T15">$</text:span><text:span text:style-name="T20">(</text:span><text:span text:style-name="T22">"[name*=val]"</text:span><text:span text:style-name="T20">) </text:span><text:span text:style-name="T20"><text:tab/></text:span><text:span text:style-name="T26">// conta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p33:notes" draw:style-name="gr2" draw:layer="layout" svg:width="15.239cm" svg:height="8.571cm" svg:x="1.905cm" svg:y="3.175cm" draw:page-number="14" presentation:class="page"/>
          <draw:frame draw:name="Google Shape;565;p33:notes" presentation:style-name="pr5" draw:text-style-name="P4" draw:layer="layout" svg:width="15.239cm" svg:height="10.001cm" svg:x="1.905cm" svg:y="12.224cm" presentation:class="notes" presentation:placeholder="true" presentation:user-transformed="true">
            <draw:text-box/>
          </draw:frame>
          <draw:frame draw:name="Google Shape;566;p3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jQuery - selectors" draw:style-name="dp1" draw:master-page-name="_34__5f_Title_20_Slide">
        <draw:frame draw:name="Google Shape;575;p26" presentation:style-name="pr3" draw:text-style-name="P6" draw:layer="layout" svg:width="22.619cm" svg:height="1.19cm" svg:x="1.602cm" svg:y="0.661cm" presentation:class="title" presentation:user-transformed="true">
          <draw:text-box>
            <text:p text:style-name="P5"><text:span text:style-name="T2">jQuery - selectors</text:span></text:p>
          </draw:text-box>
        </draw:frame>
        <draw:custom-shape draw:name="Google Shape;576;p26" draw:style-name="gr4" draw:text-style-name="P3" draw:layer="layout" svg:width="22.859cm" svg:height="11.118cm" svg:x="1.284cm" svg:y="2.699cm">
          <text:p text:style-name="P17"><text:span text:style-name="T20"><text:s text:c="4"/></text:span><text:span text:style-name="T15">$</text:span><text:span text:style-name="T20">(</text:span><text:span text:style-name="T22">"div:first"</text:span><text:span text:style-name="T20">) </text:span><text:span text:style-name="T20"><text:tab/></text:span><text:span text:style-name="T20"> </text:span><text:span text:style-name="T26">// first selected element</text:span></text:p>
          <text:p text:style-name="P7"><text:span text:style-name="T20"><text:s text:c="4"/></text:span><text:span text:style-name="T15">$</text:span><text:span text:style-name="T20">(</text:span><text:span text:style-name="T22">"div:last"</text:span><text:span text:style-name="T20">) </text:span><text:span text:style-name="T20"><text:tab/></text:span><text:span text:style-name="T26">// last selected element</text:span></text:p>
          <text:p text:style-name="P7"><text:span text:style-name="T20"><text:s text:c="4"/></text:span><text:span text:style-name="T15">$</text:span><text:span text:style-name="T20">(</text:span><text:span text:style-name="T22">"div:even"</text:span><text:span text:style-name="T20">) </text:span><text:span text:style-name="T20"><text:tab/></text:span><text:span text:style-name="T26">// even elements</text:span></text:p>
          <text:p text:style-name="P7"><text:span text:style-name="T20"><text:s text:c="4"/></text:span><text:span text:style-name="T15">$</text:span><text:span text:style-name="T20">(</text:span><text:span text:style-name="T22">"div:odd"</text:span><text:span text:style-name="T20">) </text:span><text:span text:style-name="T20"><text:tab/></text:span><text:span text:style-name="T26">// odd elements</text:span></text:p>
          <text:p text:style-name="P7"><text:span text:style-name="T20"><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1;p35:notes" draw:style-name="gr2" draw:layer="layout" svg:width="15.239cm" svg:height="8.572cm" svg:x="1.905cm" svg:y="3.175cm" draw:page-number="15" presentation:class="page"/>
          <draw:frame draw:name="Google Shape;572;p35:notes" presentation:style-name="pr5" draw:text-style-name="P4" draw:layer="layout" svg:width="15.239cm" svg:height="10.001cm" svg:x="1.905cm" svg:y="12.224cm" presentation:class="notes" presentation:placeholder="true" presentation:user-transformed="true">
            <draw:text-box/>
          </draw:frame>
          <draw:frame draw:name="Google Shape;573;p3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16" draw:style-name="dp1" draw:master-page-name="_34__5f_Title_20_Slide">
        <draw:custom-shape draw:name="Google Shape;582;p27" draw:style-name="gr3" draw:text-style-name="P3" draw:layer="layout" svg:width="22.859cm" svg:height="11.693cm" svg:x="1.284cm" svg:y="0.661cm">
          <text:p text:style-name="P17"><text:span text:style-name="T8"><text:s/></text:span></text:p>
          <text:p text:style-name="P13"><text:span text:style-name="T9">Travers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8;p37:notes" draw:style-name="gr2" draw:layer="layout" svg:width="15.239cm" svg:height="8.571cm" svg:x="1.905cm" svg:y="3.175cm" draw:page-number="16" presentation:class="page"/>
          <draw:frame draw:name="Google Shape;579;p37:notes" presentation:style-name="pr5" draw:text-style-name="P4" draw:layer="layout" svg:width="15.239cm" svg:height="10.001cm" svg:x="1.905cm" svg:y="12.224cm" presentation:class="notes" presentation:placeholder="true" presentation:user-transformed="true">
            <draw:text-box/>
          </draw:frame>
          <draw:frame draw:name="Google Shape;580;p3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Traversal" draw:style-name="dp1" draw:master-page-name="_34__5f_Title_20_Slide">
        <draw:frame draw:name="Google Shape;588;p28" presentation:style-name="pr3" draw:text-style-name="P6" draw:layer="layout" svg:width="22.619cm" svg:height="1.19cm" svg:x="1.602cm" svg:y="0.661cm" presentation:class="title" presentation:user-transformed="true">
          <draw:text-box>
            <text:p text:style-name="P5"><text:span text:style-name="T2">Traversal</text:span></text:p>
          </draw:text-box>
        </draw:frame>
        <draw:custom-shape draw:name="Google Shape;589;p28" draw:style-name="gr4" draw:text-style-name="P3" draw:layer="layout" svg:width="22.859cm" svg:height="11.118cm" svg:x="1.284cm" svg:y="2.275cm">
          <text:p text:style-name="P21"><text:span text:style-name="T8">Traversal </text:span></text:p>
          <text:p text:style-name="P22"><text:span text:style-name="T28">first, last, next, prev</text:span></text:p>
          <text:p text:style-name="P22"><text:span text:style-name="T28">parents, parent</text:span></text:p>
          <text:p text:style-name="P22"><text:span text:style-name="T28">Children</text:span></text:p>
          <text:p text:style-name="P22"><text:span text:style-name="T28">Siblings</text:span></text:p>
          <text:p text:style-name="P22"><text:span text:style-name="T28">F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4;p39:notes" draw:style-name="gr2" draw:layer="layout" svg:width="15.239cm" svg:height="8.572cm" svg:x="1.905cm" svg:y="3.175cm" draw:page-number="17" presentation:class="page"/>
          <draw:frame draw:name="Google Shape;585;p39:notes" presentation:style-name="pr5" draw:text-style-name="P4" draw:layer="layout" svg:width="15.239cm" svg:height="10.001cm" svg:x="1.905cm" svg:y="12.224cm" presentation:class="notes" presentation:placeholder="true" presentation:user-transformed="true">
            <draw:text-box/>
          </draw:frame>
          <draw:frame draw:name="Google Shape;586;p3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lement Selector" draw:style-name="dp1" draw:master-page-name="_34__5f_Title_20_Slide">
        <draw:frame draw:name="Google Shape;595;p29" presentation:style-name="pr3" draw:text-style-name="P6" draw:layer="layout" svg:width="22.619cm" svg:height="1.19cm" svg:x="1.602cm" svg:y="0.661cm" presentation:class="title" presentation:user-transformed="true">
          <draw:text-box>
            <text:p text:style-name="P5"><text:span text:style-name="T2">Element Selector</text:span></text:p>
          </draw:text-box>
        </draw:frame>
        <draw:custom-shape draw:name="Google Shape;596;p29" draw:style-name="gr4" draw:text-style-name="P3" draw:layer="layout" svg:width="22.859cm" svg:height="11.118cm" svg:x="1.284cm" svg:y="2.275cm">
          <text:list text:style-name="L17">
            <text:list-item>
              <text:p text:style-name="P23"><text:span text:style-name="T29">:text </text:span><text:span text:style-name="T29"><text:tab/></text:span><text:span text:style-name="T29"><text:tab/></text:span><text:span text:style-name="T29"><text:tab/></text:span><text:span text:style-name="T29">&lt;input type="text" /&gt;</text:span></text:p>
            </text:list-item>
            <text:list-item>
              <text:p text:style-name="P24"><text:span text:style-name="T29">:password </text:span><text:span text:style-name="T29"><text:tab/></text:span><text:span text:style-name="T29"><text:tab/></text:span><text:span text:style-name="T29">&lt;input type="password" /&gt;</text:span></text:p>
            </text:list-item>
            <text:list-item>
              <text:p text:style-name="P24"><text:span text:style-name="T29">:radio </text:span><text:span text:style-name="T29"><text:tab/></text:span><text:span text:style-name="T29"><text:tab/></text:span><text:span text:style-name="T29">&lt;input type="radio" /&gt;</text:span></text:p>
            </text:list-item>
            <text:list-item>
              <text:p text:style-name="P24"><text:span text:style-name="T29">:checkbox </text:span><text:span text:style-name="T29"><text:tab/></text:span><text:span text:style-name="T29"><text:tab/></text:span><text:span text:style-name="T29">&lt;input type="checkbox" /&gt;</text:span></text:p>
            </text:list-item>
            <text:list-item>
              <text:p text:style-name="P24"><text:span text:style-name="T29">:submit </text:span><text:span text:style-name="T29"><text:tab/></text:span><text:span text:style-name="T29"><text:tab/></text:span><text:span text:style-name="T29">&lt;input type="submit" /&gt;</text:span></text:p>
            </text:list-item>
            <text:list-item>
              <text:p text:style-name="P24"><text:span text:style-name="T29">:image </text:span><text:span text:style-name="T29"><text:tab/></text:span><text:span text:style-name="T29"><text:tab/></text:span><text:span text:style-name="T29">&lt;input type="image" /&gt;</text:span></text:p>
            </text:list-item>
            <text:list-item>
              <text:p text:style-name="P24"><text:span text:style-name="T29">:button </text:span><text:span text:style-name="T29"><text:tab/></text:span><text:span text:style-name="T29"><text:tab/></text:span><text:span text:style-name="T29">&lt;input type="button" /&gt;</text:span></text:p>
            </text:list-item>
            <text:list-item>
              <text:p text:style-name="P24"><text:span text:style-name="T29">:file </text:span><text:span text:style-name="T29"><text:tab/></text:span><text:span text:style-name="T29"><text:tab/></text:span><text:span text:style-name="T29"><text:tab/></text:span><text:span text:style-name="T29">&lt;input type="file" /&gt;</text:span></text:p>
            </text:list-item>
            <text:list-item>
              <text:p text:style-name="P24"><text:span text:style-name="T29">:hidden </text:span><text:span text:style-name="T29"><text:tab/></text:span><text:span text:style-name="T29"><text:tab/></text:span><text:span text:style-name="T29">&lt;input type="hidden" /&gt;</text:span></text:p>
            </text:list-item>
          </text:list>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1;p41:notes" draw:style-name="gr2" draw:layer="layout" svg:width="15.239cm" svg:height="8.571cm" svg:x="1.905cm" svg:y="3.175cm" draw:page-number="18" presentation:class="page"/>
          <draw:frame draw:name="Google Shape;592;p41:notes" presentation:style-name="pr5" draw:text-style-name="P4" draw:layer="layout" svg:width="15.239cm" svg:height="10.001cm" svg:x="1.905cm" svg:y="12.224cm" presentation:class="notes" presentation:placeholder="true" presentation:user-transformed="true">
            <draw:text-box/>
          </draw:frame>
          <draw:frame draw:name="Google Shape;593;p4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19" draw:style-name="dp1" draw:master-page-name="_34__5f_Title_20_Slide">
        <draw:custom-shape draw:name="Google Shape;602;p30" draw:style-name="gr3" draw:text-style-name="P3" draw:layer="layout" svg:width="22.859cm" svg:height="11.693cm" svg:x="1.284cm" svg:y="0.661cm">
          <text:p text:style-name="P17"><text:span text:style-name="T8"><text:s/></text:span></text:p>
          <text:p text:style-name="P13"><text:span text:style-name="T9">Mani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8;p43:notes" draw:style-name="gr2" draw:layer="layout" svg:width="15.239cm" svg:height="8.571cm" svg:x="1.905cm" svg:y="3.175cm" draw:page-number="19" presentation:class="page"/>
          <draw:frame draw:name="Google Shape;599;p43:notes" presentation:style-name="pr5" draw:text-style-name="P4" draw:layer="layout" svg:width="15.239cm" svg:height="10.001cm" svg:x="1.905cm" svg:y="12.224cm" presentation:class="notes" presentation:placeholder="true" presentation:user-transformed="true">
            <draw:text-box/>
          </draw:frame>
          <draw:frame draw:name="Google Shape;600;p4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draw:style-name="dp1" draw:master-page-name="_34__5f_Title_20_Slide">
        <draw:frame draw:name="Google Shape;608;p31" presentation:style-name="pr3" draw:text-style-name="P6" draw:layer="layout" svg:width="22.619cm" svg:height="1.19cm" svg:x="1.602cm" svg:y="0.661cm" presentation:class="title" presentation:user-transformed="true">
          <draw:text-box>
            <text:p text:style-name="P5"><text:span text:style-name="T2">Manipulation</text:span></text:p>
          </draw:text-box>
        </draw:frame>
        <draw:custom-shape draw:name="Google Shape;609;p31" draw:style-name="gr4" draw:text-style-name="P3" draw:layer="layout" svg:width="22.859cm" svg:height="11.118cm" svg:x="1.284cm" svg:y="2.699cm">
          <text:p text:style-name="P21"><text:span text:style-name="T8">Manipulating </text:span><text:span text:style-name="T30">DOM</text:span><text:span text:style-name="T8"> comprises of </text:span><text:span text:style-name="T31">changing</text:span><text:span text:style-name="T8"> the existing </text:span><text:span text:style-name="T31">structure</text:span><text:span text:style-name="T8"> of </text:span><text:span text:style-name="T30">DOM</text:span><text:span text:style-name="T8"> tree</text:span></text:p>
          <text:p text:style-name="P22"><text:span text:style-name="T30">Adding</text:span><text:span text:style-name="T8">, </text:span><text:span text:style-name="T30">removing</text:span><text:span text:style-name="T8">, </text:span><text:span text:style-name="T30">moving</text:span><text:span text:style-name="T8"> nodes from the </text:span><text:span text:style-name="T30">DOM</text:span></text:p>
          <text:p text:style-name="P22"><text:span text:style-name="T8">jQuery makes is very easy to add and remove nodes from a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4;p45:notes" draw:style-name="gr2" draw:layer="layout" svg:width="15.239cm" svg:height="8.571cm" svg:x="1.905cm" svg:y="3.175cm" draw:page-number="20" presentation:class="page"/>
          <draw:frame draw:name="Google Shape;605;p45:notes" presentation:style-name="pr5" draw:text-style-name="P4" draw:layer="layout" svg:width="15.239cm" svg:height="10.001cm" svg:x="1.905cm" svg:y="12.224cm" presentation:class="notes" presentation:placeholder="true" presentation:user-transformed="true">
            <draw:text-box/>
          </draw:frame>
          <draw:frame draw:name="Google Shape;606;p4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Adding Nodes" draw:style-name="dp1" draw:master-page-name="_34__5f_Title_20_Slide">
        <draw:frame draw:name="Google Shape;615;p32" presentation:style-name="pr3" draw:text-style-name="P6" draw:layer="layout" svg:width="22.619cm" svg:height="1.19cm" svg:x="1.602cm" svg:y="0.661cm" presentation:class="title" presentation:user-transformed="true">
          <draw:text-box>
            <text:p text:style-name="P5"><text:span text:style-name="T2">Manipulation: Adding Nodes</text:span></text:p>
          </draw:text-box>
        </draw:frame>
        <draw:custom-shape draw:name="Google Shape;616;p32" draw:style-name="gr4" draw:text-style-name="P3" draw:layer="layout" svg:width="22.859cm" svg:height="11.118cm" svg:x="1.284cm" svg:y="2.699cm">
          <text:p text:style-name="P21"><text:span text:style-name="T8">It's extremely easy to add new nodes to our </text:span><text:span text:style-name="T30">DOM</text:span></text:p>
          <text:p text:style-name="P18"><text:span text:style-name="T32">var</text:span><text:span text:style-name="T26"> </text:span><text:span text:style-name="T33">el</text:span><text:span text:style-name="T26"> = </text:span><text:span text:style-name="T34">$</text:span><text:span text:style-name="T26">(</text:span><text:span text:style-name="T22">"&lt;p&gt;&lt;/p&gt;"</text:span><text:span text:style-name="T26">, {</text:span></text:p>
          <text:p text:style-name="P19"><text:span text:style-name="T35">id</text:span><text:span text:style-name="T26">: </text:span><text:span text:style-name="T22">"abc"</text:span><text:span text:style-name="T26">,</text:span></text:p>
          <text:p text:style-name="P19"><text:span text:style-name="T35">class</text:span><text:span text:style-name="T26">: </text:span><text:span text:style-name="T22">"myClass"</text:span></text:p>
          <text:p text:style-name="P25"><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1;p47:notes" draw:style-name="gr2" draw:layer="layout" svg:width="15.239cm" svg:height="8.571cm" svg:x="1.905cm" svg:y="3.175cm" draw:page-number="21" presentation:class="page"/>
          <draw:frame draw:name="Google Shape;612;p47:notes" presentation:style-name="pr5" draw:text-style-name="P4" draw:layer="layout" svg:width="15.239cm" svg:height="10.001cm" svg:x="1.905cm" svg:y="12.224cm" presentation:class="notes" presentation:placeholder="true" presentation:user-transformed="true">
            <draw:text-box/>
          </draw:frame>
          <draw:frame draw:name="Google Shape;613;p4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Adding Nodes" draw:style-name="dp1" draw:master-page-name="_34__5f_Title_20_Slide">
        <draw:frame draw:name="Google Shape;622;p33" presentation:style-name="pr3" draw:text-style-name="P6" draw:layer="layout" svg:width="22.619cm" svg:height="1.19cm" svg:x="1.602cm" svg:y="0.661cm" presentation:class="title" presentation:user-transformed="true">
          <draw:text-box>
            <text:p text:style-name="P5"><text:span text:style-name="T2">Manipulation: Adding Nodes</text:span></text:p>
          </draw:text-box>
        </draw:frame>
        <draw:custom-shape draw:name="Google Shape;623;p33" draw:style-name="gr4" draw:text-style-name="P3" draw:layer="layout" svg:width="22.859cm" svg:height="11.118cm" svg:x="1.284cm" svg:y="2.275cm">
          <text:p text:style-name="P21"><text:span text:style-name="T8">We can then easily insert this node several ways</text:span></text:p>
          <text:p text:style-name="P18"><text:span text:style-name="T34">$</text:span><text:span text:style-name="T26">(</text:span><text:span text:style-name="T22">"body"</text:span><text:span text:style-name="T26">).</text:span><text:span text:style-name="T36">append/prepend</text:span><text:span text:style-name="T26">(</text:span><text:span text:style-name="T33">el</text:span><text:span text:style-name="T26">);</text:span></text:p>
          <text:p text:style-name="P18"><text:span text:style-name="T34">$</text:span><text:span text:style-name="T26">(</text:span><text:span text:style-name="T22">"#section"</text:span><text:span text:style-name="T26">).</text:span><text:span text:style-name="T36">html</text:span><text:span text:style-name="T26">(</text:span><text:span text:style-name="T33">el</text:span><text:span text:style-name="T26">);</text:span></text:p>
          <text:p text:style-name="P18"><text:span text:style-name="T34">$</text:span><text:span text:style-name="T26">(</text:span><text:span text:style-name="T22">"body"</text:span><text:span text:style-name="T26">).</text:span><text:span text:style-name="T36">before/after</text:span><text:span text:style-name="T26">(</text:span><text:span text:style-name="T33">el</text:span><text:span text:style-name="T26">);</text:span></text:p>
          <text:p text:style-name="P18"><text:span text:style-name="T33">el</text:span><text:span text:style-name="T26">.</text:span><text:span text:style-name="T36">appendTo/prependTo</text:span><text:span text:style-name="T26">(</text:span><text:span text:style-name="T34">$</text:span><text:span text:style-name="T26">(</text:span><text:span text:style-name="T22">"body"</text:span><text:span text:style-name="T26">));</text:span></text:p>
          <text:p text:style-name="P18"><text:span text:style-name="T33">el</text:span><text:span text:style-name="T26">.</text:span><text:span text:style-name="T36">insertAfter/insertBefore</text:span><text:span text:style-name="T26">(</text:span><text:span text:style-name="T34">$</text:span><text:span text:style-name="T26">(</text:span><text:span text:style-name="T22">"body"</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8;p49:notes" draw:style-name="gr2" draw:layer="layout" svg:width="15.239cm" svg:height="8.571cm" svg:x="1.905cm" svg:y="3.175cm" draw:page-number="22" presentation:class="page"/>
          <draw:frame draw:name="Google Shape;619;p49:notes" presentation:style-name="pr5" draw:text-style-name="P4" draw:layer="layout" svg:width="15.239cm" svg:height="10.001cm" svg:x="1.905cm" svg:y="12.224cm" presentation:class="notes" presentation:placeholder="true" presentation:user-transformed="true">
            <draw:text-box/>
          </draw:frame>
          <draw:frame draw:name="Google Shape;620;p4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Adding Nodes" draw:style-name="dp1" draw:master-page-name="_34__5f_Title_20_Slide">
        <draw:frame draw:name="Google Shape;629;p34" presentation:style-name="pr3" draw:text-style-name="P6" draw:layer="layout" svg:width="22.619cm" svg:height="1.19cm" svg:x="1.602cm" svg:y="0.661cm" presentation:class="title" presentation:user-transformed="true">
          <draw:text-box>
            <text:p text:style-name="P5"><text:span text:style-name="T2">Manipulation: Adding Nodes</text:span></text:p>
          </draw:text-box>
        </draw:frame>
        <draw:custom-shape draw:name="Google Shape;630;p34" draw:style-name="gr5" draw:text-style-name="P3" draw:layer="layout" svg:width="22.859cm" svg:height="11.118cm" svg:x="1.399cm" svg:y="2.275cm">
          <text:p text:style-name="P26"><text:span text:style-name="T37">Changing contents</text:span></text:p>
          <text:p text:style-name="P27"><text:span text:style-name="T38">.html(), .html(</text:span><text:span text:style-name="T39">val</text:span><text:span text:style-name="T38">);</text:span></text:p>
          <text:p text:style-name="P27"><text:span text:style-name="T38">.text(), .text(</text:span><text:span text:style-name="T39">val</text:span><text:span text:style-name="T38">);</text:span></text:p>
          <text:p text:style-name="P27"><text:span text:style-name="T38">.css(</text:span><text:span text:style-name="T39">'property','value'</text:span><text:span text:style-name="T38">) </text:span><text:span text:style-name="T29">or</text:span><text:span text:style-name="T38"> .css(</text:span><text:span text:style-name="T39">{'property1':'value1','property2':'value2'}</text:span><text:span text:style-name="T38">)</text:span></text:p>
          <text:p text:style-name="P27"><text:span text:style-name="T38">.attr(</text:span><text:span text:style-name="T39">'data-id',”5”</text:span><text:span text:style-name="T38">)</text:span><text:span text:style-name="T29"> <text:s text:c="2"/>//.prop in new version of jQuery</text:span></text:p>
          <text:p text:style-name="P27"><text:span text:style-name="T29">.addClass() .removeClass() .toggleClass()</text:span></text:p>
          <text:p text:style-name="P27"><text:span text:style-name="T29"/></text:p>
          <text:p text:style-name="P27"><text:span text:style-name="T40">Exercise : </text:span></text:p>
          <text:p text:style-name="P27"><text:span text:style-name="T29"/></text:p>
          <text:p text:style-name="P18"><text:span text:style-name="T29">Create an anchor tag using jQuery and add href attribute and assign it a value <text:s text:c="4"/></text:span></text:p>
          <text:p text:style-name="P27"><text:span text:style-name="T29">http://www.google.com</text:span></text:p>
          <text:p text:style-name="P27"><text:span text:style-name="T8"/></text:p>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5;p51:notes" draw:style-name="gr2" draw:layer="layout" svg:width="15.239cm" svg:height="8.571cm" svg:x="1.905cm" svg:y="3.175cm" draw:page-number="23" presentation:class="page"/>
          <draw:frame draw:name="Google Shape;626;p51:notes" presentation:style-name="pr5" draw:text-style-name="P4" draw:layer="layout" svg:width="15.239cm" svg:height="10.001cm" svg:x="1.905cm" svg:y="12.224cm" presentation:class="notes" presentation:placeholder="true" presentation:user-transformed="true">
            <draw:text-box/>
          </draw:frame>
          <draw:frame draw:name="Google Shape;627;p5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Deleting Nodes" draw:style-name="dp1" draw:master-page-name="_34__5f_Title_20_Slide">
        <draw:frame draw:name="Google Shape;636;p35" presentation:style-name="pr3" draw:text-style-name="P6" draw:layer="layout" svg:width="22.619cm" svg:height="1.19cm" svg:x="1.602cm" svg:y="0.661cm" presentation:class="title" presentation:user-transformed="true">
          <draw:text-box>
            <text:p text:style-name="P5"><text:span text:style-name="T2">Manipulation: Deleting Nodes</text:span></text:p>
          </draw:text-box>
        </draw:frame>
        <draw:custom-shape draw:name="Google Shape;637;p35" draw:style-name="gr4" draw:text-style-name="P3" draw:layer="layout" svg:width="22.859cm" svg:height="11.118cm" svg:x="1.284cm" svg:y="2.699cm">
          <text:p text:style-name="P21"><text:span text:style-name="T8">It's extremely easy to delete nodes from our </text:span><text:span text:style-name="T30">DOM</text:span></text:p>
          <text:p text:style-name="P25"><text:span text:style-name="T34">$</text:span><text:span text:style-name="T26">(</text:span><text:span text:style-name="T22">"p.testClass"</text:span><text:span text:style-name="T26">).</text:span><text:span text:style-name="T36">remove</text:span><text:span text:style-name="T26">();</text:span></text:p>
          <text:p text:style-name="P25"><text:span text:style-name="T34">$</text:span><text:span text:style-name="T26">(</text:span><text:span text:style-name="T22">"p.testClass"</text:span><text:span text:style-name="T26">).</text:span><text:span text:style-name="T36">empty</text:span><text:span text:style-name="T26">();</text:span></text:p>
          <text:p text:style-name="P25"><text:span text:style-name="T34">$</text:span><text:span text:style-name="T26">(</text:span><text:span text:style-name="T22">"p.testClass"</text:span><text:span text:style-name="T26">).</text:span><text:span text:style-name="T36">unWrap</text:span><text:span text:style-name="T26">();</text:span></text:p>
          <text:p text:style-name="P25"><text:span text:style-name="T32">var</text:span><text:span text:style-name="T26"> </text:span><text:span text:style-name="T33">el</text:span><text:span text:style-name="T26"> = </text:span><text:span text:style-name="T34">$</text:span><text:span text:style-name="T26">(</text:span><text:span text:style-name="T22">"p.testClass"</text:span><text:span text:style-name="T26">).</text:span><text:span text:style-name="T36">detach</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2;p53:notes" draw:style-name="gr2" draw:layer="layout" svg:width="15.239cm" svg:height="8.571cm" svg:x="1.905cm" svg:y="3.175cm" draw:page-number="24" presentation:class="page"/>
          <draw:frame draw:name="Google Shape;633;p53:notes" presentation:style-name="pr5" draw:text-style-name="P4" draw:layer="layout" svg:width="15.239cm" svg:height="10.001cm" svg:x="1.905cm" svg:y="12.224cm" presentation:class="notes" presentation:placeholder="true" presentation:user-transformed="true">
            <draw:text-box/>
          </draw:frame>
          <draw:frame draw:name="Google Shape;634;p5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Replacing Nodes" draw:style-name="dp1" draw:master-page-name="_34__5f_Title_20_Slide">
        <draw:frame draw:name="Google Shape;643;p36" presentation:style-name="pr3" draw:text-style-name="P6" draw:layer="layout" svg:width="22.619cm" svg:height="1.19cm" svg:x="1.602cm" svg:y="0.661cm" presentation:class="title" presentation:user-transformed="true">
          <draw:text-box>
            <text:p text:style-name="P5"><text:span text:style-name="T2">Manipulation: Replacing Nodes</text:span></text:p>
          </draw:text-box>
        </draw:frame>
        <draw:custom-shape draw:name="Google Shape;644;p36" draw:style-name="gr4" draw:text-style-name="P3" draw:layer="layout" svg:width="22.859cm" svg:height="11.118cm" svg:x="1.284cm" svg:y="2.699cm">
          <text:p text:style-name="P21"><text:span text:style-name="T8">It's extremely easy to delete nodes from our </text:span><text:span text:style-name="T30">DOM</text:span></text:p>
          <text:p text:style-name="P25"><text:span text:style-name="T34">$</text:span><text:span text:style-name="T26">(</text:span><text:span text:style-name="T22">"p.testClass"</text:span><text:span text:style-name="T26">).</text:span><text:span text:style-name="T36">replaceWith</text:span><text:span text:style-name="T26">(</text:span><text:span text:style-name="T33">el</text:span><text:span text:style-name="T26">);</text:span></text:p>
          <text:p text:style-name="P25"><text:span text:style-name="T34">$</text:span><text:span text:style-name="T26">(</text:span><text:span text:style-name="T22">"&lt;p&gt;Hey&lt;/p&gt;"</text:span><text:span text:style-name="T26">).</text:span><text:span text:style-name="T36">replaceAll</text:span><text:span text:style-name="T26">(</text:span><text:span text:style-name="T22">"p.testClass"</text:span><text:span text:style-name="T26">);</text:span></text:p>
          <text:p text:style-name="P25"><text:span text:style-name="T41">To avoid the confusion. $('&lt;p&gt;Hey&lt;/p&gt;') is not the selector but it will be the output of .replaceAll('p.testClass'). Elements can not be selected this way i.e &lt;p&gt; Hey &lt;/p&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9;p55:notes" draw:style-name="gr2" draw:layer="layout" svg:width="15.239cm" svg:height="8.571cm" svg:x="1.905cm" svg:y="3.175cm" draw:page-number="25" presentation:class="page"/>
          <draw:frame draw:name="Google Shape;640;p55:notes" presentation:style-name="pr5" draw:text-style-name="P4" draw:layer="layout" svg:width="15.239cm" svg:height="10.001cm" svg:x="1.905cm" svg:y="12.224cm" presentation:class="notes" presentation:placeholder="true" presentation:user-transformed="true">
            <draw:text-box/>
          </draw:frame>
          <draw:frame draw:name="Google Shape;641;p5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nipulation: Replacing Nodes" draw:style-name="dp1" draw:master-page-name="_34__5f_Title_20_Slide">
        <draw:frame draw:name="Google Shape;650;p37" presentation:style-name="pr3" draw:text-style-name="P6" draw:layer="layout" svg:width="22.619cm" svg:height="1.19cm" svg:x="1.602cm" svg:y="0.661cm" presentation:class="title" presentation:user-transformed="true">
          <draw:text-box>
            <text:p text:style-name="P5"><text:span text:style-name="T2">Manipulation: Replacing Nodes</text:span></text:p>
          </draw:text-box>
        </draw:frame>
        <draw:custom-shape draw:name="Google Shape;651;p37" draw:style-name="gr4" draw:text-style-name="P3" draw:layer="layout" svg:width="22.859cm" svg:height="11.118cm" svg:x="1.284cm" svg:y="2.699cm">
          <text:p text:style-name="P21"><text:span text:style-name="T8">It's extremely easy to copy nodes in our </text:span><text:span text:style-name="T30">DOM</text:span></text:p>
          <text:p text:style-name="P7"><text:span text:style-name="T30"><text:s text:c="2"/></text:span><text:span text:style-name="T30">var cloning = </text:span><text:span text:style-name="T34">$</text:span><text:span text:style-name="T26">(</text:span><text:span text:style-name="T22">"p.testClass"</text:span><text:span text:style-name="T26">).</text:span><text:span text:style-name="T36">clone</text:span><text:span text:style-name="T26">();</text:span></text:p>
          <text:p text:style-name="P7"><text:span text:style-name="T42">Please note .clone() would not work when used alone. It needs any variable to store result or append/prepend to traverse it in 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6;p57:notes" draw:style-name="gr2" draw:layer="layout" svg:width="15.239cm" svg:height="8.571cm" svg:x="1.905cm" svg:y="3.175cm" draw:page-number="26" presentation:class="page"/>
          <draw:frame draw:name="Google Shape;647;p57:notes" presentation:style-name="pr5" draw:text-style-name="P4" draw:layer="layout" svg:width="15.239cm" svg:height="10.001cm" svg:x="1.905cm" svg:y="12.224cm" presentation:class="notes" presentation:placeholder="true" presentation:user-transformed="true">
            <draw:text-box/>
          </draw:frame>
          <draw:frame draw:name="Google Shape;648;p5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57;p38"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58;p38" draw:style-name="gr4" draw:text-style-name="P3" draw:layer="layout" svg:width="22.859cm" svg:height="11.118cm" svg:x="1.284cm" svg:y="2.699cm">
          <text:p text:style-name="P17"><text:span text:style-name="T43">addClass()</text:span></text:p>
          <text:p text:style-name="P7"><text:span text:style-name="T43"/></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p:first").addClass("intro");</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3;p59:notes" draw:style-name="gr2" draw:layer="layout" svg:width="15.239cm" svg:height="8.572cm" svg:x="1.905cm" svg:y="3.175cm" draw:page-number="27" presentation:class="page"/>
          <draw:frame draw:name="Google Shape;654;p59:notes" presentation:style-name="pr5" draw:text-style-name="P4" draw:layer="layout" svg:width="15.239cm" svg:height="10.001cm" svg:x="1.905cm" svg:y="12.224cm" presentation:class="notes" presentation:placeholder="true" presentation:user-transformed="true">
            <draw:text-box/>
          </draw:frame>
          <draw:frame draw:name="Google Shape;655;p5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64;p39"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65;p39" draw:style-name="gr4" draw:text-style-name="P3" draw:layer="layout" svg:width="22.859cm" svg:height="11.118cm" svg:x="1.284cm" svg:y="2.699cm">
          <text:p text:style-name="P17"><text:span text:style-name="T44">remove</text:span><text:span text:style-name="T43">Class()</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p").removeClass("intro");</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0;p61:notes" draw:style-name="gr2" draw:layer="layout" svg:width="15.239cm" svg:height="8.572cm" svg:x="1.905cm" svg:y="3.175cm" draw:page-number="28" presentation:class="page"/>
          <draw:frame draw:name="Google Shape;661;p61:notes" presentation:style-name="pr5" draw:text-style-name="P4" draw:layer="layout" svg:width="15.239cm" svg:height="10.001cm" svg:x="1.905cm" svg:y="12.224cm" presentation:class="notes" presentation:placeholder="true" presentation:user-transformed="true">
            <draw:text-box/>
          </draw:frame>
          <draw:frame draw:name="Google Shape;662;p6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71;p40"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72;p40" draw:style-name="gr4" draw:text-style-name="P3" draw:layer="layout" svg:width="22.859cm" svg:height="11.118cm" svg:x="1.284cm" svg:y="2.699cm">
          <text:p text:style-name="P17"><text:span text:style-name="T44">toggle</text:span><text:span text:style-name="T43">Class()</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p").toggleClass("main");</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7;p63:notes" draw:style-name="gr2" draw:layer="layout" svg:width="15.239cm" svg:height="8.572cm" svg:x="1.905cm" svg:y="3.175cm" draw:page-number="29" presentation:class="page"/>
          <draw:frame draw:name="Google Shape;668;p63:notes" presentation:style-name="pr5" draw:text-style-name="P4" draw:layer="layout" svg:width="15.239cm" svg:height="10.001cm" svg:x="1.905cm" svg:y="12.224cm" presentation:class="notes" presentation:placeholder="true" presentation:user-transformed="true">
            <draw:text-box/>
          </draw:frame>
          <draw:frame draw:name="Google Shape;669;p6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78;p41"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79;p41" draw:style-name="gr4" draw:text-style-name="P3" draw:layer="layout" svg:width="22.859cm" svg:height="11.118cm" svg:x="1.284cm" svg:y="2.699cm">
          <text:p text:style-name="P17"><text:span text:style-name="T44">width()</text:span></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alert("Width of div: " + $("div").width());</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p65:notes" draw:style-name="gr2" draw:layer="layout" svg:width="15.239cm" svg:height="8.572cm" svg:x="1.905cm" svg:y="3.175cm" draw:page-number="30" presentation:class="page"/>
          <draw:frame draw:name="Google Shape;675;p65:notes" presentation:style-name="pr5" draw:text-style-name="P4" draw:layer="layout" svg:width="15.239cm" svg:height="10.001cm" svg:x="1.905cm" svg:y="12.224cm" presentation:class="notes" presentation:placeholder="true" presentation:user-transformed="true">
            <draw:text-box/>
          </draw:frame>
          <draw:frame draw:name="Google Shape;676;p6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85;p42"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86;p42" draw:style-name="gr4" draw:text-style-name="P3" draw:layer="layout" svg:width="22.859cm" svg:height="11.118cm" svg:x="1.284cm" svg:y="2.699cm">
          <text:p text:style-name="P17"><text:span text:style-name="T44">height()</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alert("Height of div: " + $("div").height());</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1;p67:notes" draw:style-name="gr2" draw:layer="layout" svg:width="15.239cm" svg:height="8.572cm" svg:x="1.905cm" svg:y="3.175cm" draw:page-number="31" presentation:class="page"/>
          <draw:frame draw:name="Google Shape;682;p67:notes" presentation:style-name="pr5" draw:text-style-name="P4" draw:layer="layout" svg:width="15.239cm" svg:height="10.001cm" svg:x="1.905cm" svg:y="12.224cm" presentation:class="notes" presentation:placeholder="true" presentation:user-transformed="true">
            <draw:text-box/>
          </draw:frame>
          <draw:frame draw:name="Google Shape;683;p6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92;p43"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693;p43" draw:style-name="gr4" draw:text-style-name="P3" draw:layer="layout" svg:width="22.859cm" svg:height="11.118cm" svg:x="1.284cm" svg:y="2.699cm">
          <text:p text:style-name="P17"><text:span text:style-name="T44">css()</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p").css("color", "red");</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8;p69:notes" draw:style-name="gr2" draw:layer="layout" svg:width="15.239cm" svg:height="8.572cm" svg:x="1.905cm" svg:y="3.175cm" draw:page-number="32" presentation:class="page"/>
          <draw:frame draw:name="Google Shape;689;p69:notes" presentation:style-name="pr5" draw:text-style-name="P4" draw:layer="layout" svg:width="15.239cm" svg:height="10.001cm" svg:x="1.905cm" svg:y="12.224cm" presentation:class="notes" presentation:placeholder="true" presentation:user-transformed="true">
            <draw:text-box/>
          </draw:frame>
          <draw:frame draw:name="Google Shape;690;p6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699;p44"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00;p44" draw:style-name="gr4" draw:text-style-name="P3" draw:layer="layout" svg:width="22.859cm" svg:height="11.118cm" svg:x="1.284cm" svg:y="2.699cm">
          <text:p text:style-name="P17"><text:span text:style-name="T44">position()</text:span></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var x = $("p").position();</text:span></text:p>
          <text:p text:style-name="P7"><text:span text:style-name="T44"><text:s text:c="8"/></text:span><text:span text:style-name="T44">alert("Top position: " + x.top + " Left position: " + x.left);</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5;p71:notes" draw:style-name="gr2" draw:layer="layout" svg:width="15.239cm" svg:height="8.572cm" svg:x="1.905cm" svg:y="3.175cm" draw:page-number="33" presentation:class="page"/>
          <draw:frame draw:name="Google Shape;696;p71:notes" presentation:style-name="pr5" draw:text-style-name="P4" draw:layer="layout" svg:width="15.239cm" svg:height="10.001cm" svg:x="1.905cm" svg:y="12.224cm" presentation:class="notes" presentation:placeholder="true" presentation:user-transformed="true">
            <draw:text-box/>
          </draw:frame>
          <draw:frame draw:name="Google Shape;697;p7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706;p45"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07;p45" draw:style-name="gr4" draw:text-style-name="P3" draw:layer="layout" svg:width="22.859cm" svg:height="11.118cm" svg:x="1.284cm" svg:y="2.699cm">
          <text:p text:style-name="P17"><text:span text:style-name="T44">Offset()</text:span></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var x = $("p").offset();</text:span></text:p>
          <text:p text:style-name="P7"><text:span text:style-name="T44"><text:s text:c="8"/></text:span><text:span text:style-name="T44">alert("Top: " + x.top + " Left: " + x.left);</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2;p73:notes" draw:style-name="gr2" draw:layer="layout" svg:width="15.239cm" svg:height="8.572cm" svg:x="1.905cm" svg:y="3.175cm" draw:page-number="34" presentation:class="page"/>
          <draw:frame draw:name="Google Shape;703;p73:notes" presentation:style-name="pr5" draw:text-style-name="P4" draw:layer="layout" svg:width="15.239cm" svg:height="10.001cm" svg:x="1.905cm" svg:y="12.224cm" presentation:class="notes" presentation:placeholder="true" presentation:user-transformed="true">
            <draw:text-box/>
          </draw:frame>
          <draw:frame draw:name="Google Shape;704;p7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713;p46"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14;p46" draw:style-name="gr4" draw:text-style-name="P3" draw:layer="layout" svg:width="22.859cm" svg:height="11.118cm" svg:x="1.284cm" svg:y="2.699cm">
          <text:p text:style-name="P17"><text:span text:style-name="T44">.attr()</text:span></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img").attr("width", "500");</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9;p75:notes" draw:style-name="gr2" draw:layer="layout" svg:width="15.239cm" svg:height="8.572cm" svg:x="1.905cm" svg:y="3.175cm" draw:page-number="35" presentation:class="page"/>
          <draw:frame draw:name="Google Shape;710;p75:notes" presentation:style-name="pr5" draw:text-style-name="P4" draw:layer="layout" svg:width="15.239cm" svg:height="10.001cm" svg:x="1.905cm" svg:y="12.224cm" presentation:class="notes" presentation:placeholder="true" presentation:user-transformed="true">
            <draw:text-box/>
          </draw:frame>
          <draw:frame draw:name="Google Shape;711;p7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720;p47"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21;p47" draw:style-name="gr4" draw:text-style-name="P3" draw:layer="layout" svg:width="22.859cm" svg:height="11.118cm" svg:x="1.284cm" svg:y="2.699cm">
          <text:p text:style-name="P17"><text:span text:style-name="T44">val()</text:span></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input:text").val("Glenn Quagmire");</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6;p77:notes" draw:style-name="gr2" draw:layer="layout" svg:width="15.239cm" svg:height="8.572cm" svg:x="1.905cm" svg:y="3.175cm" draw:page-number="36" presentation:class="page"/>
          <draw:frame draw:name="Google Shape;717;p77:notes" presentation:style-name="pr5" draw:text-style-name="P4" draw:layer="layout" svg:width="15.239cm" svg:height="10.001cm" svg:x="1.905cm" svg:y="12.224cm" presentation:class="notes" presentation:placeholder="true" presentation:user-transformed="true">
            <draw:text-box/>
          </draw:frame>
          <draw:frame draw:name="Google Shape;718;p7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727;p48"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28;p48" draw:style-name="gr4" draw:text-style-name="P3" draw:layer="layout" svg:width="22.859cm" svg:height="11.118cm" svg:x="1.284cm" svg:y="2.699cm">
          <text:p text:style-name="P17"><text:span text:style-name="T44">animate()</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div").animate({left: '250px'});</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3;p79:notes" draw:style-name="gr2" draw:layer="layout" svg:width="15.239cm" svg:height="8.572cm" svg:x="1.905cm" svg:y="3.175cm" draw:page-number="37" presentation:class="page"/>
          <draw:frame draw:name="Google Shape;724;p79:notes" presentation:style-name="pr5" draw:text-style-name="P4" draw:layer="layout" svg:width="15.239cm" svg:height="10.001cm" svg:x="1.905cm" svg:y="12.224cm" presentation:class="notes" presentation:placeholder="true" presentation:user-transformed="true">
            <draw:text-box/>
          </draw:frame>
          <draw:frame draw:name="Google Shape;725;p7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ethods: HTML/CSS Methods" draw:style-name="dp1" draw:master-page-name="_34__5f_Title_20_Slide">
        <draw:frame draw:name="Google Shape;734;p49" presentation:style-name="pr3" draw:text-style-name="P6" draw:layer="layout" svg:width="22.619cm" svg:height="1.19cm" svg:x="1.602cm" svg:y="0.661cm" presentation:class="title" presentation:user-transformed="true">
          <draw:text-box>
            <text:p text:style-name="P5"><text:span text:style-name="T2">Methods: HTML/CSS Methods</text:span></text:p>
          </draw:text-box>
        </draw:frame>
        <draw:custom-shape draw:name="Google Shape;735;p49" draw:style-name="gr4" draw:text-style-name="P3" draw:layer="layout" svg:width="22.859cm" svg:height="11.118cm" svg:x="1.284cm" svg:y="2.699cm">
          <text:p text:style-name="P17"><text:span text:style-name="T44">animate()</text:span></text:p>
          <text:p text:style-name="P7"><text:span text:style-name="T44"/></text:p>
          <text:p text:style-name="P7"><text:span text:style-name="T44">&lt;script&gt;</text:span></text:p>
          <text:p text:style-name="P7"><text:span text:style-name="T44">$(document).ready(function(){</text:span></text:p>
          <text:p text:style-name="P7"><text:span text:style-name="T44"><text:s text:c="4"/></text:span><text:span text:style-name="T44">$("button").click(function(){</text:span></text:p>
          <text:p text:style-name="P7"><text:span text:style-name="T44"><text:s text:c="8"/></text:span><text:span text:style-name="T44">$("div").animate({left: '250px'});</text:span></text:p>
          <text:p text:style-name="P7"><text:span text:style-name="T44"><text:s text:c="4"/></text:span><text:span text:style-name="T44">});</text:span></text:p>
          <text:p text:style-name="P7"><text:span text:style-name="T44">});</text:span></text:p>
          <text:p text:style-name="P7"><text:span text:style-name="T44">&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p81:notes" draw:style-name="gr2" draw:layer="layout" svg:width="15.239cm" svg:height="8.572cm" svg:x="1.905cm" svg:y="3.175cm" draw:page-number="38" presentation:class="page"/>
          <draw:frame draw:name="Google Shape;731;p81:notes" presentation:style-name="pr5" draw:text-style-name="P4" draw:layer="layout" svg:width="15.239cm" svg:height="10.001cm" svg:x="1.905cm" svg:y="12.224cm" presentation:class="notes" presentation:placeholder="true" presentation:user-transformed="true">
            <draw:text-box/>
          </draw:frame>
          <draw:frame draw:name="Google Shape;732;p8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39" draw:style-name="dp1" draw:master-page-name="_34__5f_Title_20_Slide">
        <draw:custom-shape draw:name="Google Shape;741;p50" draw:style-name="gr3" draw:text-style-name="P3" draw:layer="layout" svg:width="22.859cm" svg:height="13.021cm" svg:x="1.284cm" svg:y="0.661cm">
          <text:p text:style-name="P12"><text:span text:style-name="T7">What's up with</text:span><text:span text:style-name="T8"> </text:span></text:p>
          <text:p text:style-name="P13"><text:span text:style-name="T9">Ev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7;p83:notes" draw:style-name="gr2" draw:layer="layout" svg:width="15.239cm" svg:height="8.571cm" svg:x="1.905cm" svg:y="3.175cm" draw:page-number="39" presentation:class="page"/>
          <draw:frame draw:name="Google Shape;738;p83:notes" presentation:style-name="pr5" draw:text-style-name="P4" draw:layer="layout" svg:width="15.239cm" svg:height="10.001cm" svg:x="1.905cm" svg:y="12.224cm" presentation:class="notes" presentation:placeholder="true" presentation:user-transformed="true">
            <draw:text-box/>
          </draw:frame>
          <draw:frame draw:name="Google Shape;739;p8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vents - Basics" draw:style-name="dp1" draw:master-page-name="_34__5f_Title_20_Slide">
        <draw:frame draw:name="Google Shape;747;p51" presentation:style-name="pr3" draw:text-style-name="P6" draw:layer="layout" svg:width="22.619cm" svg:height="1.19cm" svg:x="1.602cm" svg:y="0.661cm" presentation:class="title" presentation:user-transformed="true">
          <draw:text-box>
            <text:p text:style-name="P5"><text:span text:style-name="T2">Events - Basics</text:span></text:p>
          </draw:text-box>
        </draw:frame>
        <draw:custom-shape draw:name="Google Shape;748;p51" draw:style-name="gr4" draw:text-style-name="P3" draw:layer="layout" svg:width="22.859cm" svg:height="11.118cm" svg:x="1.284cm" svg:y="2.699cm">
          <text:p text:style-name="P21"><text:span text:style-name="T10">Event methods trigger or attach a function</text:span></text:p>
          <text:p text:style-name="P22"><text:span text:style-name="T10">to an event handler for the selected</text:span></text:p>
          <text:p text:style-name="P22"><text:span text:style-name="T10">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3;p85:notes" draw:style-name="gr2" draw:layer="layout" svg:width="15.239cm" svg:height="8.572cm" svg:x="1.905cm" svg:y="3.175cm" draw:page-number="40" presentation:class="page"/>
          <draw:frame draw:name="Google Shape;744;p85:notes" presentation:style-name="pr5" draw:text-style-name="P4" draw:layer="layout" svg:width="15.239cm" svg:height="10.001cm" svg:x="1.905cm" svg:y="12.224cm" presentation:class="notes" presentation:placeholder="true" presentation:user-transformed="true">
            <draw:text-box/>
          </draw:frame>
          <draw:frame draw:name="Google Shape;745;p8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jQuery Events" draw:style-name="dp1" draw:master-page-name="_34__5f_Title_20_Slide">
        <draw:frame draw:name="Google Shape;754;p52" presentation:style-name="pr3" draw:text-style-name="P6" draw:layer="layout" svg:width="22.619cm" svg:height="1.19cm" svg:x="1.602cm" svg:y="0.661cm" presentation:class="title" presentation:user-transformed="true">
          <draw:text-box>
            <text:p text:style-name="P5"><text:span text:style-name="T2">jQuery Events</text:span></text:p>
          </draw:text-box>
        </draw:frame>
        <draw:custom-shape draw:name="Google Shape;755;p52" draw:style-name="gr4" draw:text-style-name="P3" draw:layer="layout" svg:width="22.859cm" svg:height="11.118cm" svg:x="1.284cm" svg:y="2.275cm">
          <text:p text:style-name="P28"><text:span text:style-name="T34">$</text:span><text:span text:style-name="T26">(</text:span><text:span text:style-name="T22">"selector"</text:span><text:span text:style-name="T26">).on(</text:span><text:span text:style-name="T22">"event"</text:span><text:span text:style-name="T26">, </text:span><text:span text:style-name="T32">function</text:span><text:span text:style-name="T26">(e) {</text:span></text:p>
          <text:p text:style-name="P7"><text:span text:style-name="T26"><text:tab/></text:span><text:span text:style-name="T26"><text:tab/></text:span><text:span text:style-name="T45">// event happened</text:span></text:p>
          <text:p text:style-name="P18"><text:span text:style-name="T26">});</text:span></text:p>
          <text:p text:style-name="P18"><text:span text:style-name="T26"/></text:p>
          <text:p text:style-name="P18"><text:span text:style-name="T34">$</text:span><text:span text:style-name="T26">(</text:span><text:span text:style-name="T22">"body"</text:span><text:span text:style-name="T26">).on(</text:span><text:span text:style-name="T22">"click"</text:span><text:span text:style-name="T26">, </text:span><text:span text:style-name="T32">function</text:span><text:span text:style-name="T26">(e) {</text:span></text:p>
          <text:p text:style-name="P7"><text:span text:style-name="T26"><text:tab/></text:span><text:span text:style-name="T26"><text:tab/></text:span><text:span text:style-name="T45">// body was clicked</text:span></text:p>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0;p87:notes" draw:style-name="gr2" draw:layer="layout" svg:width="15.239cm" svg:height="8.571cm" svg:x="1.905cm" svg:y="3.175cm" draw:page-number="41" presentation:class="page"/>
          <draw:frame draw:name="Google Shape;751;p87:notes" presentation:style-name="pr5" draw:text-style-name="P4" draw:layer="layout" svg:width="15.239cm" svg:height="10.001cm" svg:x="1.905cm" svg:y="12.224cm" presentation:class="notes" presentation:placeholder="true" presentation:user-transformed="true">
            <draw:text-box/>
          </draw:frame>
          <draw:frame draw:name="Google Shape;752;p8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efaults / propagation" draw:style-name="dp1" draw:master-page-name="_34__5f_Title_20_Slide">
        <draw:frame draw:name="Google Shape;761;p53" presentation:style-name="pr3" draw:text-style-name="P6" draw:layer="layout" svg:width="22.619cm" svg:height="1.19cm" svg:x="1.602cm" svg:y="0.661cm" presentation:class="title" presentation:user-transformed="true">
          <draw:text-box>
            <text:p text:style-name="P5"><text:span text:style-name="T2">Defaults / propagation</text:span></text:p>
          </draw:text-box>
        </draw:frame>
        <draw:custom-shape draw:name="Google Shape;762;p53" draw:style-name="gr4" draw:text-style-name="P3" draw:layer="layout" svg:width="22.859cm" svg:height="11.118cm" svg:x="1.284cm" svg:y="2.699cm">
          <text:p text:style-name="P28"><text:span text:style-name="T34">$</text:span><text:span text:style-name="T26">(</text:span><text:span text:style-name="T22">"body"</text:span><text:span text:style-name="T26">).</text:span><text:span text:style-name="T46">on</text:span><text:span text:style-name="T26">(</text:span><text:span text:style-name="T22">"click"</text:span><text:span text:style-name="T26">, </text:span><text:span text:style-name="T32">function</text:span><text:span text:style-name="T26">(</text:span><text:span text:style-name="T33">e</text:span><text:span text:style-name="T26">) {</text:span></text:p>
          <text:p text:style-name="P7"><text:span text:style-name="T26"><text:tab/></text:span><text:span text:style-name="T26"><text:tab/></text:span><text:span text:style-name="T33">e</text:span><text:span text:style-name="T45">.</text:span><text:span text:style-name="T46">preventDefault</text:span><text:span text:style-name="T26">()</text:span><text:span text:style-name="T45">;</text:span></text:p>
          <text:p text:style-name="P7"><text:span text:style-name="T45"><text:tab/></text:span><text:span text:style-name="T45"><text:tab/></text:span><text:span text:style-name="T45">// default action of event stops</text:span></text:p>
          <text:p text:style-name="P7"><text:span text:style-name="T45"><text:tab/></text:span><text:span text:style-name="T45"><text:tab/></text:span><text:span text:style-name="T33">e</text:span><text:span text:style-name="T45">.</text:span><text:span text:style-name="T46">stopPropagation</text:span><text:span text:style-name="T26">()</text:span><text:span text:style-name="T45">;</text:span></text:p>
          <text:p text:style-name="P7"><text:span text:style-name="T45"><text:tab/></text:span><text:span text:style-name="T45"><text:tab/></text:span><text:span text:style-name="T45">// event stops bubbling up</text:span></text:p>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7;p89:notes" draw:style-name="gr2" draw:layer="layout" svg:width="15.239cm" svg:height="8.571cm" svg:x="1.905cm" svg:y="3.175cm" draw:page-number="42" presentation:class="page"/>
          <draw:frame draw:name="Google Shape;758;p89:notes" presentation:style-name="pr5" draw:text-style-name="P4" draw:layer="layout" svg:width="15.239cm" svg:height="10.001cm" svg:x="1.905cm" svg:y="12.224cm" presentation:class="notes" presentation:placeholder="true" presentation:user-transformed="true">
            <draw:text-box/>
          </draw:frame>
          <draw:frame draw:name="Google Shape;759;p8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 : Events" draw:style-name="dp1" draw:master-page-name="_34__5f_Title_20_Slide">
        <draw:frame draw:name="Google Shape;768;p54" presentation:style-name="pr3" draw:text-style-name="P6" draw:layer="layout" svg:width="22.619cm" svg:height="1.19cm" svg:x="1.602cm" svg:y="0.661cm" presentation:class="title" presentation:user-transformed="true">
          <draw:text-box>
            <text:p text:style-name="P5"><text:span text:style-name="T2">$ : Events</text:span></text:p>
          </draw:text-box>
        </draw:frame>
        <draw:custom-shape draw:name="Google Shape;769;p54" draw:style-name="gr4" draw:text-style-name="P3" draw:layer="layout" svg:width="22.859cm" svg:height="11.118cm" svg:x="1.284cm" svg:y="2.699cm">
          <text:list text:style-name="L22">
            <text:list-item>
              <text:p text:style-name="P23"><text:span text:style-name="T47">.hover();</text:span></text:p>
            </text:list-item>
            <text:list-item>
              <text:p text:style-name="P24"><text:span text:style-name="T47">.toggle();</text:span></text:p>
            </text:list-item>
            <text:list-item>
              <text:p text:style-name="P24"><text:span text:style-name="T47">.focus();</text:span></text:p>
            </text:list-item>
            <text:list-item>
              <text:p text:style-name="P24"><text:span text:style-name="T47">.change();</text:span></text:p>
            </text:list-item>
            <text:list-item>
              <text:p text:style-name="P24"><text:span text:style-name="T47">.blur();</text:span></text:p>
            </text:list-item>
            <text:list-item>
              <text:p text:style-name="P24"><text:span text:style-name="T47">.click()</text:span></text:p>
            </text:list-item>
            <text:list-item>
              <text:p text:style-name="P24"><text:span text:style-name="T47">.dblClick();</text:span></text:p>
            </text:list-item>
            <text:list-item>
              <text:p text:style-name="P24"><text:span text:style-name="T47">.keyDown();</text:span></text:p>
            </text:list-item>
            <text:list-item>
              <text:p text:style-name="P24"><text:span text:style-name="T47">.keyUp();</text:span></text:p>
            </text:list-item>
            <text:list-item>
              <text:p text:style-name="P24"><text:span text:style-name="T47">.keyPress();</text:span></text:p>
            </text:list-item>
            <text:list-item>
              <text:p text:style-name="P24"><text:span text:style-name="T47">mouseover();</text:span></text:p>
            </text:list-item>
            <text:list-item>
              <text:p text:style-name="P24"><text:span text:style-name="T47">mousenter();</text:span></text:p>
            </text:list-item>
          </text:list>
          <text:p text:style-name="P7"><text:span text:style-name="T47"/></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4;p91:notes" draw:style-name="gr2" draw:layer="layout" svg:width="15.239cm" svg:height="8.572cm" svg:x="1.905cm" svg:y="3.175cm" draw:page-number="43" presentation:class="page"/>
          <draw:frame draw:name="Google Shape;765;p91:notes" presentation:style-name="pr5" draw:text-style-name="P4" draw:layer="layout" svg:width="15.239cm" svg:height="10.001cm" svg:x="1.905cm" svg:y="12.224cm" presentation:class="notes" presentation:placeholder="true" presentation:user-transformed="true">
            <draw:text-box/>
          </draw:frame>
          <draw:frame draw:name="Google Shape;766;p9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44" draw:style-name="dp1" draw:master-page-name="_34__5f_Title_20_Slide">
        <draw:custom-shape draw:name="Google Shape;775;p55" draw:style-name="gr3" draw:text-style-name="P3" draw:layer="layout" svg:width="22.859cm" svg:height="11.693cm" svg:x="1.284cm" svg:y="0.661cm">
          <text:p text:style-name="P17"><text:span text:style-name="T8"><text:s/></text:span></text:p>
          <text:p text:style-name="P13"><text:span text:style-name="T9">AJ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1;p93:notes" draw:style-name="gr2" draw:layer="layout" svg:width="15.239cm" svg:height="8.572cm" svg:x="1.905cm" svg:y="3.175cm" draw:page-number="44" presentation:class="page"/>
          <draw:frame draw:name="Google Shape;772;p93:notes" presentation:style-name="pr5" draw:text-style-name="P4" draw:layer="layout" svg:width="15.239cm" svg:height="10.001cm" svg:x="1.905cm" svg:y="12.224cm" presentation:class="notes" presentation:placeholder="true" presentation:user-transformed="true">
            <draw:text-box/>
          </draw:frame>
          <draw:frame draw:name="Google Shape;773;p9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AJAX" draw:style-name="dp1" draw:master-page-name="_34__5f_Title_20_Slide">
        <draw:frame draw:name="Google Shape;781;p56" presentation:style-name="pr3" draw:text-style-name="P6" draw:layer="layout" svg:width="22.619cm" svg:height="1.19cm" svg:x="1.602cm" svg:y="0.661cm" presentation:class="title" presentation:user-transformed="true">
          <draw:text-box>
            <text:p text:style-name="P5"><text:span text:style-name="T2">AJAX</text:span></text:p>
          </draw:text-box>
        </draw:frame>
        <draw:custom-shape draw:name="Google Shape;782;p56" draw:style-name="gr3" draw:text-style-name="P3" draw:layer="layout" svg:width="22.859cm" svg:height="8.2cm" svg:x="1.311cm" svg:y="3.343cm">
          <text:p text:style-name="P29"><text:span text:style-name="T48">AJAX stands for Asynchronous JavaScript and XML.  It can send as well as receive information in a variety of formats, including JSON, XML, HTML, and even text files. AJAX’s most appealing characteristic, however, is its "asynchronous" nature, which means it can do all of this without having to refresh th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7;p95:notes" draw:style-name="gr2" draw:layer="layout" svg:width="15.239cm" svg:height="8.572cm" svg:x="1.905cm" svg:y="3.175cm" draw:page-number="45" presentation:class="page"/>
          <draw:frame draw:name="Google Shape;778;p95:notes" presentation:style-name="pr5" draw:text-style-name="P4" draw:layer="layout" svg:width="15.239cm" svg:height="10.001cm" svg:x="1.905cm" svg:y="12.224cm" presentation:class="notes" presentation:placeholder="true" presentation:user-transformed="true">
            <draw:text-box/>
          </draw:frame>
          <draw:frame draw:name="Google Shape;779;p9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AJAX SYNTAX" draw:style-name="dp1" draw:master-page-name="_34__5f_Title_20_Slide">
        <draw:frame draw:name="Google Shape;788;p57" presentation:style-name="pr3" draw:text-style-name="P6" draw:layer="layout" svg:width="22.619cm" svg:height="1.19cm" svg:x="1.602cm" svg:y="0.661cm" presentation:class="title" presentation:user-transformed="true">
          <draw:text-box>
            <text:p text:style-name="P5"><text:span text:style-name="T2">AJAX SYNTAX</text:span></text:p>
          </draw:text-box>
        </draw:frame>
        <draw:custom-shape draw:name="Google Shape;789;p57" draw:style-name="gr3" draw:text-style-name="P3" draw:layer="layout" svg:width="22.859cm" svg:height="9.4cm" svg:x="1.482cm" svg:y="3.143cm">
          <text:p text:style-name="P29"><text:span text:style-name="T43">$.ajax(</text:span><text:span text:style-name="T49">{name:value, name:value, ... }</text:span><text:span text:style-name="T43">);</text:span></text:p>
          <text:p text:style-name="P29"><text:span text:style-name="T50"/></text:p>
          <text:p text:style-name="P29"><text:span text:style-name="T51">// working example</text:span></text:p>
          <text:p text:style-name="P29"><text:span text:style-name="T50">$(document).ready(function(){</text:span></text:p>
          <text:p text:style-name="P29"><text:span text:style-name="T50"><text:s text:c="4"/></text:span><text:span text:style-name="T50">$("button").click(function() {</text:span></text:p>
          <text:p text:style-name="P29"><text:span text:style-name="T52"><text:tab/></text:span><text:span text:style-name="T51">// data path</text:span></text:p>
          <text:p text:style-name="P29"><text:span text:style-name="T50"><text:s text:c="8"/></text:span><text:span text:style-name="T50">$.ajax({url: "demo_ajax_load.txt", async: false, success: function(result) {</text:span></text:p>
          <text:p text:style-name="P29"><text:span text:style-name="T50"><text:s/></text:span><text:span text:style-name="T50"><text:tab/></text:span><text:span text:style-name="T51">// get Result</text:span></text:p>
          <text:p text:style-name="P29"><text:span text:style-name="T50"><text:tab/></text:span><text:span text:style-name="T50">$("div").html(result);</text:span></text:p>
          <text:p text:style-name="P29"><text:span text:style-name="T50"><text:s text:c="8"/></text:span><text:span text:style-name="T50">}});</text:span></text:p>
          <text:p text:style-name="P29"><text:span text:style-name="T50"><text:s text:c="4"/></text:span><text:span text:style-name="T50">});</text:span></text:p>
          <text:p text:style-name="P29"><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4;p97:notes" draw:style-name="gr2" draw:layer="layout" svg:width="15.239cm" svg:height="8.572cm" svg:x="1.905cm" svg:y="3.175cm" draw:page-number="46" presentation:class="page"/>
          <draw:frame draw:name="Google Shape;785;p97:notes" presentation:style-name="pr5" draw:text-style-name="P4" draw:layer="layout" svg:width="15.239cm" svg:height="10.001cm" svg:x="1.905cm" svg:y="12.224cm" presentation:class="notes" presentation:placeholder="true" presentation:user-transformed="true">
            <draw:text-box/>
          </draw:frame>
          <draw:frame draw:name="Google Shape;786;p9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47" draw:style-name="dp1" draw:master-page-name="_34__5f_Title_20_Slide">
        <draw:custom-shape draw:name="Google Shape;795;p58" draw:style-name="gr3" draw:text-style-name="P3" draw:layer="layout" svg:width="22.859cm" svg:height="11.693cm" svg:x="1.284cm" svg:y="0.661cm">
          <text:p text:style-name="P17"><text:span text:style-name="T8"><text:s/></text:span></text:p>
          <text:p text:style-name="P13"><text:span text:style-name="T9">UTILITY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1;p99:notes" draw:style-name="gr2" draw:layer="layout" svg:width="15.239cm" svg:height="8.572cm" svg:x="1.905cm" svg:y="3.175cm" draw:page-number="47" presentation:class="page"/>
          <draw:frame draw:name="Google Shape;792;p99:notes" presentation:style-name="pr5" draw:text-style-name="P4" draw:layer="layout" svg:width="15.239cm" svg:height="10.001cm" svg:x="1.905cm" svg:y="12.224cm" presentation:class="notes" presentation:placeholder="true" presentation:user-transformed="true">
            <draw:text-box/>
          </draw:frame>
          <draw:frame draw:name="Google Shape;793;p9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Utility Functions" draw:style-name="dp1" draw:master-page-name="_34__5f_Title_20_Slide">
        <draw:frame draw:name="Google Shape;801;p59" presentation:style-name="pr3" draw:text-style-name="P6" draw:layer="layout" svg:width="22.619cm" svg:height="1.19cm" svg:x="1.602cm" svg:y="0.661cm" presentation:class="title" presentation:user-transformed="true">
          <draw:text-box>
            <text:p text:style-name="P5"><text:span text:style-name="T2">Utility Functions</text:span></text:p>
          </draw:text-box>
        </draw:frame>
        <draw:custom-shape draw:name="Google Shape;802;p59" draw:style-name="gr3" draw:text-style-name="P3" draw:layer="layout" svg:width="22.859cm" svg:height="4.399cm" svg:x="1.311cm" svg:y="3.343cm">
          <text:p text:style-name="P29"><text:span text:style-name="T43">JQuery provides several utilities in the format of $(name space). These methods are helpful to complete the programming t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7;p101:notes" draw:style-name="gr2" draw:layer="layout" svg:width="15.239cm" svg:height="8.572cm" svg:x="1.905cm" svg:y="3.175cm" draw:page-number="48" presentation:class="page"/>
          <draw:frame draw:name="Google Shape;798;p101:notes" presentation:style-name="pr5" draw:text-style-name="P4" draw:layer="layout" svg:width="15.239cm" svg:height="10.001cm" svg:x="1.905cm" svg:y="12.224cm" presentation:class="notes" presentation:placeholder="true" presentation:user-transformed="true">
            <draw:text-box/>
          </draw:frame>
          <draw:frame draw:name="Google Shape;799;p10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Utility Functions" draw:style-name="dp1" draw:master-page-name="_34__5f_Title_20_Slide">
        <draw:frame draw:name="Google Shape;808;p60" presentation:style-name="pr3" draw:text-style-name="P6" draw:layer="layout" svg:width="22.619cm" svg:height="1.19cm" svg:x="1.602cm" svg:y="0.661cm" presentation:class="title" presentation:user-transformed="true">
          <draw:text-box>
            <text:p text:style-name="P5"><text:span text:style-name="T2">Utility Functions</text:span></text:p>
          </draw:text-box>
        </draw:frame>
        <draw:custom-shape draw:name="Google Shape;809;p60" draw:style-name="gr4" draw:text-style-name="P3" draw:layer="layout" svg:width="22.859cm" svg:height="11.118cm" svg:x="0.899cm" svg:y="1.852cm">
          <text:list text:style-name="L27">
            <text:list-item>
              <text:p text:style-name="P23"><text:span text:style-name="T6">$.trim();</text:span></text:p>
            </text:list-item>
            <text:list-item>
              <text:p text:style-name="P24"><text:span text:style-name="T6">$.each()</text:span><text:span text:style-name="T29">;</text:span></text:p>
            </text:list-item>
            <text:list-item>
              <text:p text:style-name="P24"><text:span text:style-name="T29">$.map();</text:span></text:p>
            </text:list-item>
            <text:list-item>
              <text:p text:style-name="P24"><text:span text:style-name="T6">$.inArray()</text:span><text:span text:style-name="T29">;</text:span></text:p>
            </text:list-item>
            <text:list-item>
              <text:p text:style-name="P24"><text:span text:style-name="T6">$.extend()</text:span><text:span text:style-name="T29">;</text:span></text:p>
            </text:list-item>
            <text:list-item>
              <text:p text:style-name="P24"><text:span text:style-name="T6">$.contains()</text:span><text:span text:style-name="T29">;</text:span></text:p>
            </text:list-item>
            <text:list-item>
              <text:p text:style-name="P24"><text:span text:style-name="T6">$.data()</text:span><text:span text:style-name="T29">;</text:span></text:p>
            </text:list-item>
            <text:list-item>
              <text:p text:style-name="P24"><text:span text:style-name="T6">$.isWindow()</text:span><text:span text:style-name="T29">;</text:span></text:p>
            </text:list-item>
            <text:list-item>
              <text:p text:style-name="P24"><text:span text:style-name="T6">$.now();</text:span></text:p>
            </text:list-item>
          </text:list>
          <text:p text:style-name="P7"><text:span text:style-name="T47"/></text:p>
          <text:p text:style-name="P7"><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4;p103:notes" draw:style-name="gr2" draw:layer="layout" svg:width="15.239cm" svg:height="8.572cm" svg:x="1.905cm" svg:y="3.175cm" draw:page-number="49" presentation:class="page"/>
          <draw:frame draw:name="Google Shape;805;p103:notes" presentation:style-name="pr5" draw:text-style-name="P4" draw:layer="layout" svg:width="15.239cm" svg:height="10.001cm" svg:x="1.905cm" svg:y="12.224cm" presentation:class="notes" presentation:placeholder="true" presentation:user-transformed="true">
            <draw:text-box/>
          </draw:frame>
          <draw:frame draw:name="Google Shape;806;p10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50" draw:style-name="dp1" draw:master-page-name="_34__5f_Title_20_Slide">
        <draw:custom-shape draw:name="Google Shape;815;p61" draw:style-name="gr3" draw:text-style-name="P3" draw:layer="layout" svg:width="22.859cm" svg:height="11.693cm" svg:x="1.284cm" svg:y="0.661cm">
          <text:p text:style-name="P17"><text:span text:style-name="T8"><text:s/></text:span></text:p>
          <text:p text:style-name="P13"><text:span text:style-name="T9">CODE ORGA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1;p105:notes" draw:style-name="gr2" draw:layer="layout" svg:width="15.239cm" svg:height="8.572cm" svg:x="1.905cm" svg:y="3.175cm" draw:page-number="50" presentation:class="page"/>
          <draw:frame draw:name="Google Shape;812;p105:notes" presentation:style-name="pr5" draw:text-style-name="P4" draw:layer="layout" svg:width="15.239cm" svg:height="10.001cm" svg:x="1.905cm" svg:y="12.224cm" presentation:class="notes" presentation:placeholder="true" presentation:user-transformed="true">
            <draw:text-box/>
          </draw:frame>
          <draw:frame draw:name="Google Shape;813;p105: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Code Organization" draw:style-name="dp1" draw:master-page-name="_34__5f_Title_20_Slide">
        <draw:frame draw:name="Google Shape;821;p62" presentation:style-name="pr3" draw:text-style-name="P6" draw:layer="layout" svg:width="22.619cm" svg:height="1.19cm" svg:x="1.602cm" svg:y="0.661cm" presentation:class="title" presentation:user-transformed="true">
          <draw:text-box>
            <text:p text:style-name="P5"><text:span text:style-name="T2">Code Organization</text:span></text:p>
          </draw:text-box>
        </draw:frame>
        <draw:custom-shape draw:name="Google Shape;822;p62" draw:style-name="gr3" draw:text-style-name="P3" draw:layer="layout" svg:width="22.859cm" svg:height="4.399cm" svg:x="1.311cm" svg:y="3.343cm">
          <text:p text:style-name="P29"><text:span text:style-name="T43">The essence of building applications is understanding how to organize code so that it is navigable and well-encapsulated instead of a whole slew of global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7;p107:notes" draw:style-name="gr2" draw:layer="layout" svg:width="15.239cm" svg:height="8.572cm" svg:x="1.905cm" svg:y="3.175cm" draw:page-number="51" presentation:class="page"/>
          <draw:frame draw:name="Google Shape;818;p107:notes" presentation:style-name="pr5" draw:text-style-name="P4" draw:layer="layout" svg:width="15.239cm" svg:height="10.001cm" svg:x="1.905cm" svg:y="12.224cm" presentation:class="notes" presentation:placeholder="true" presentation:user-transformed="true">
            <draw:text-box/>
          </draw:frame>
          <draw:frame draw:name="Google Shape;819;p107: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Code Organization" draw:style-name="dp1" draw:master-page-name="_34__5f_Title_20_Slide">
        <draw:frame draw:name="Google Shape;828;p63" presentation:style-name="pr3" draw:text-style-name="P6" draw:layer="layout" svg:width="22.619cm" svg:height="1.19cm" svg:x="1.602cm" svg:y="0.661cm" presentation:class="title" presentation:user-transformed="true">
          <draw:text-box>
            <text:p text:style-name="P5"><text:span text:style-name="T2">Code Organization</text:span></text:p>
          </draw:text-box>
        </draw:frame>
        <draw:custom-shape draw:name="Google Shape;829;p63" draw:style-name="gr4" draw:text-style-name="P3" draw:layer="layout" svg:width="22.859cm" svg:height="11.118cm" svg:x="1.215cm" svg:y="2.743cm">
          <text:list text:style-name="L29">
            <text:list-item>
              <text:p text:style-name="P23"><text:span text:style-name="T53">Always include scripts at the bottom of the page.</text:span></text:p>
            </text:list-item>
          </text:list>
          <text:list text:style-name="L30">
            <text:list-item>
              <text:p text:style-name="P24"><text:span text:style-name="T54">Divided into units of functionality.</text:span></text:p>
            </text:list-item>
            <text:list-item>
              <text:p text:style-name="P24"><text:span text:style-name="T54">Always use latest and stable version of jquery.</text:span></text:p>
            </text:list-item>
            <text:list-item>
              <text:p text:style-name="P24"><text:span text:style-name="T54">Minified version of javascript in production and also minified other scripts.</text:span></text:p>
            </text:list-item>
            <text:list-item>
              <text:p text:style-name="P24"><text:span text:style-name="T55"><text:s/></text:span><text:span text:style-name="T54">Use of For instead jquery each.</text:span></text:p>
            </text:list-item>
            <text:list-item>
              <text:p text:style-name="P24"><text:span text:style-name="T54">Use IDs instead of class selector.</text:span></text:p>
            </text:list-item>
          </text:list>
          <text:list text:style-name="L31">
            <text:list-item>
              <text:p text:style-name="P24"><text:span text:style-name="T54">Give your Selectors a Context</text:span><text:span text:style-name="T54"><text:line-break/></text:span><text:span text:style-name="T54">$(expression, context)</text:span></text:p>
            </text:list-item>
            <text:list-item>
              <text:p text:style-name="P24"><text:span text:style-name="T54">Avoid Dom manipulation </text:span><text:span text:style-name="T54"><text:line-break/></text:span><text:span text:style-name="T54">use html() instead of prepend(), append(), after()</text:span></text:p>
            </text:list-item>
            <text:list-item>
              <text:p text:style-name="P24"><text:span text:style-name="T54">Make Use of HTML5 Data Attributes/jquery data()</text:span></text:p>
            </text:list-item>
            <text:list-item>
              <text:p text:style-name="P24"><text:span text:style-name="T54">Line breaks and chainability</text:span></text:p>
            </text:list-item>
          </text:list>
          <text:p text:style-name="P30"><text:span text:style-name="T56"/></text:p>
          <text:p text:style-name="P7"><text:span text:style-name="T57"/></text:p>
          <text:p text:style-name="P7"><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4;p109:notes" draw:style-name="gr2" draw:layer="layout" svg:width="15.239cm" svg:height="8.572cm" svg:x="1.905cm" svg:y="3.175cm" draw:page-number="52" presentation:class="page"/>
          <draw:frame draw:name="Google Shape;825;p109:notes" presentation:style-name="pr5" draw:text-style-name="P4" draw:layer="layout" svg:width="15.239cm" svg:height="10.001cm" svg:x="1.905cm" svg:y="12.224cm" presentation:class="notes" presentation:placeholder="true" presentation:user-transformed="true">
            <draw:text-box/>
          </draw:frame>
          <draw:frame draw:name="Google Shape;826;p109: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53" draw:style-name="dp1" draw:master-page-name="_34__5f_Title_20_Slide">
        <draw:custom-shape draw:name="Google Shape;835;p64" draw:style-name="gr6" draw:text-style-name="P3" draw:layer="layout" svg:width="21.001cm" svg:height="7.403cm" svg:x="1.299cm" svg:y="3.705cm">
          <text:p text:style-name="P17"><text:span text:style-name="T58">Exercise : </text:span></text:p>
          <text:p text:style-name="P7"><text:span text:style-name="T58"/></text:p>
          <text:p text:style-name="P7"><text:span text:style-name="T58">Create a simple button and one(or two?) paragraph with text “Hi”. Once the button is clicked, the paragraph text should change to “Hello”. If button is clicked once again, the paragraph text should again change to “Hi”. This process must repeat on subsequent clicks. </text:span></text:p>
          <text:p text:style-name="P7"><text:span text:style-name="T58"/></text:p>
          <text:p text:style-name="P7"><text:span text:style-name="T58">Show text value of Textbox in a &lt;p&gt;&lt;/p&gt; tag when user press ENter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1;p111:notes" draw:style-name="gr2" draw:layer="layout" svg:width="15.239cm" svg:height="8.572cm" svg:x="1.905cm" svg:y="3.175cm" draw:page-number="53" presentation:class="page"/>
          <draw:frame draw:name="Google Shape;832;p111:notes" presentation:style-name="pr5" draw:text-style-name="P4" draw:layer="layout" svg:width="15.239cm" svg:height="10.001cm" svg:x="1.905cm" svg:y="12.224cm" presentation:class="notes" presentation:placeholder="true" presentation:user-transformed="true">
            <draw:text-box/>
          </draw:frame>
          <draw:frame draw:name="Google Shape;833;p111: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page54" draw:style-name="dp1" draw:master-page-name="_34__5f_Title_20_Slide">
        <draw:custom-shape draw:name="Google Shape;841;p65" draw:style-name="gr3" draw:text-style-name="P3" draw:layer="layout" svg:width="22.859cm" svg:height="11.693cm" svg:x="1.284cm" svg:y="0.661cm">
          <text:p text:style-name="P17"><text:span text:style-name="T8"><text:s/></text:span></text:p>
          <text:p text:style-name="P13"><text:span text:style-name="T9">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7;p113:notes" draw:style-name="gr2" draw:layer="layout" svg:width="15.239cm" svg:height="8.571cm" svg:x="1.905cm" svg:y="3.175cm" draw:page-number="54" presentation:class="page"/>
          <draw:frame draw:name="Google Shape;838;p113:notes" presentation:style-name="pr5" draw:text-style-name="P4" draw:layer="layout" svg:width="15.239cm" svg:height="10.001cm" svg:x="1.905cm" svg:y="12.224cm" presentation:class="notes" presentation:placeholder="true" presentation:user-transformed="true">
            <draw:text-box/>
          </draw:frame>
          <draw:frame draw:name="Google Shape;839;p113:notes" presentation:style-name="pr6"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nsolas1" svg:font-family="Consolas"/>
    <style:font-face style:name="Open Sans" svg:font-family="'Open Sans'"/>
    <style:font-face style:name="Oswald" svg:font-family="Oswald"/>
    <style:font-face style:name="Questrial1" svg:font-family="Questrial"/>
    <style:font-face style:name="Tahoma1" svg:font-family="Tahoma"/>
    <style:font-face style:name="Ubuntu Condensed1" svg:font-family="'Ubuntu Condensed'"/>
    <style:font-face style:name="Arial" svg:font-family="Arial" style:font-pitch="variable"/>
    <style:font-face style:name="Calibri" svg:font-family="Calibri" style:font-pitch="variable"/>
    <style:font-face style:name="Consolas" svg:font-family="Consola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 Sans1" svg:font-family="'Open Sans'" style:font-pitch="variable"/>
    <style:font-face style:name="Questrial" svg:font-family="Questrial" style:font-pitch="variable"/>
    <style:font-face style:name="Tahoma" svg:font-family="Tahoma"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71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le_20_Slide-background" style:display-name="4_Title Slide-background" style:family="presentation">
      <style:graphic-properties draw:stroke="none" draw:fill="solid" draw:fill-color="#ffffff"/>
      <style:text-properties style:letter-kerning="true"/>
    </style:style>
    <style:style style:name="_34__5f_Title_20_Slide-backgroundobjects" style:display-name="4_Title Slide-backgroundobjects" style:family="presentation">
      <style:graphic-properties draw:textarea-horizontal-align="justify" draw:shadow="hidden" draw:shadow-offset-x="0.2cm" draw:shadow-offset-y="0.2cm" draw:shadow-color="#808080"/>
      <style:text-properties style:letter-kerning="true"/>
    </style:style>
    <style:style style:name="_34__5f_Title_20_Slide-notes" style:display-name="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Slide-outline1" style:display-name="4_Title Slide-outline1" style:family="presentation">
      <style:graphic-properties draw:stroke="none" draw:fill="none" draw:auto-grow-height="false" draw:fit-to-size="shrink-to-fit">
        <text:list-style style:name="_34__5f_Title_20_Slide-outline1" style:display-name="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le_20_Slide-outline2" style:display-name="4_Title Slide-outline2" style:family="presentation" style:parent-style-name="_34__5f_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Slide-outline3" style:display-name="4_Title Slide-outline3" style:family="presentation" style:parent-style-name="_34__5f_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Slide-outline4" style:display-name="4_Title Slide-outline4" style:family="presentation" style:parent-style-name="_34__5f_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Slide-outline5" style:display-name="4_Title Slide-outline5" style:family="presentation" style:parent-style-name="_34__5f_Title_20_Slide-outline4">
      <style:paragraph-properties fo:margin-top="0.1cm" fo:margin-bottom="0cm"/>
      <style:text-properties fo:font-size="20pt" style:font-size-asian="20pt" style:font-size-complex="20pt"/>
    </style:style>
    <style:style style:name="_34__5f_Title_20_Slide-outline6" style:display-name="4_Title Slide-outline6" style:family="presentation" style:parent-style-name="_34__5f_Title_20_Slide-outline5">
      <style:paragraph-properties fo:margin-top="0.1cm" fo:margin-bottom="0cm"/>
      <style:text-properties fo:font-size="20pt" style:font-size-asian="20pt" style:font-size-complex="20pt"/>
    </style:style>
    <style:style style:name="_34__5f_Title_20_Slide-outline7" style:display-name="4_Title Slide-outline7" style:family="presentation" style:parent-style-name="_34__5f_Title_20_Slide-outline6">
      <style:paragraph-properties fo:margin-top="0.1cm" fo:margin-bottom="0cm"/>
      <style:text-properties fo:font-size="20pt" style:font-size-asian="20pt" style:font-size-complex="20pt"/>
    </style:style>
    <style:style style:name="_34__5f_Title_20_Slide-outline8" style:display-name="4_Title Slide-outline8" style:family="presentation" style:parent-style-name="_34__5f_Title_20_Slide-outline7">
      <style:paragraph-properties fo:margin-top="0.1cm" fo:margin-bottom="0cm"/>
      <style:text-properties fo:font-size="20pt" style:font-size-asian="20pt" style:font-size-complex="20pt"/>
    </style:style>
    <style:style style:name="_34__5f_Title_20_Slide-outline9" style:display-name="4_Title Slide-outline9" style:family="presentation" style:parent-style-name="_34__5f_Title_20_Slide-outline8">
      <style:paragraph-properties fo:margin-top="0.1cm" fo:margin-bottom="0cm"/>
      <style:text-properties fo:font-size="20pt" style:font-size-asian="20pt" style:font-size-complex="20pt"/>
    </style:style>
    <style:style style:name="_34__5f_Title_20_Slide-subtitle" style:display-name="4_Title Slide-subtitle" style:family="presentation">
      <style:graphic-properties draw:stroke="none" draw:fill="none" draw:textarea-vertical-align="middle">
        <text:list-style style:name="_34__5f_Title_20_Slide-subtitle" style:display-name="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Slide-title" style:display-name="4_Title Slide-title" style:family="presentation">
      <style:graphic-properties draw:stroke="none" draw:fill="none" draw:textarea-vertical-align="middle">
        <text:list-style style:name="_34__5f_Title_20_Slide-title" style:display-name="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31f20" draw:textarea-vertical-align="top"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3abfbb"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3dc4e2"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19a7e0"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3b326"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373d96"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none" svg:stroke-width="0cm" draw:fill="solid" draw:fill-color="#f37b28" draw:textarea-vertical-align="top"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solid" draw:fill-color="#ea2440" draw:textarea-vertical-align="top"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solid" draw:fill-color="#e3262f" draw:textarea-vertical-align="top"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cm" draw:fill="solid" draw:fill-color="#b3298c" draw:textarea-vertical-align="top"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solid" draw:fill-color="#d9187f" draw:textarea-vertical-align="top"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solid" draw:fill-color="#6e3493" draw:textarea-vertical-align="top"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cm" draw:fill="solid" draw:fill-color="#303d95" draw:textarea-vertical-align="top"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solid" draw:fill-color="#164e9e" draw:textarea-vertical-align="top"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cm" draw:fill="solid" draw:fill-color="#5a3795" draw:textarea-vertical-align="top"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cm" draw:fill="solid" draw:fill-color="#2f3b8b" draw:textarea-vertical-align="top" draw:auto-grow-height="false" draw:fit-to-size="false" fo:min-height="0cm" fo:min-width="0cm" fo:padding-top="0.127cm" fo:padding-bottom="0.127cm" fo:padding-left="0.254cm" fo:padding-right="0.254cm" fo:wrap-option="wrap"/>
    </style:style>
    <style:style style:name="Mgr19" style:family="graphic" style:parent-style-name="standard">
      <style:graphic-properties draw:stroke="none" svg:stroke-width="0cm" draw:fill="solid" draw:fill-color="#f37b28" draw:textarea-vertical-align="middle" draw:auto-grow-height="false" draw:fit-to-size="false" fo:min-height="0cm" fo:min-width="0cm" fo:padding-top="0.095cm" fo:padding-bottom="0.095cm" fo:padding-left="0.19cm" fo:padding-right="0.19cm" fo:wrap-option="wrap"/>
    </style:style>
    <style:style style:name="Mgr20" style:family="graphic" style:parent-style-name="standard">
      <style:graphic-properties draw:stroke="none" svg:stroke-width="0cm" draw:fill="solid" draw:fill-color="#262626" draw:textarea-vertical-align="middle" draw:auto-grow-height="false" draw:fit-to-size="false" fo:min-height="0cm" fo:min-width="0cm" fo:padding-top="0.095cm" fo:padding-bottom="0.095cm" fo:padding-left="0.19cm" fo:padding-right="0.19cm" fo:wrap-option="wrap"/>
    </style:style>
    <style:style style:name="Mgr21" style:family="graphic" style:parent-style-name="standard">
      <style:graphic-properties draw:stroke="none" svg:stroke-width="0cm" draw:fill="none" draw:textarea-vertical-align="top" draw:auto-grow-height="false" draw:fit-to-size="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M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17cm, 0cm, 0cm)" draw:image-opacity="100%" style:mirror="none"/>
    </style:style>
    <style:style style:name="Mgr24" style:family="graphic" style:parent-style-name="standard">
      <style:graphic-properties draw:stroke="none" svg:stroke-width="0cm" draw:fill="solid" draw:fill-color="#0c0c0c" draw:textarea-vertical-align="top" draw:auto-grow-height="false" draw:fit-to-size="false" fo:min-height="0cm" fo:min-width="0cm" fo:padding-top="0.127cm" fo:padding-bottom="0.127cm" fo:padding-left="0.254cm" fo:padding-right="0.254cm" fo:wrap-option="wrap"/>
    </style:style>
    <style:style style:name="Mgr25" style:family="graphic" style:parent-style-name="standard">
      <style:graphic-properties draw:stroke="dash" draw:stroke-dash="Dashed_20__28_var_29__20_4" svg:stroke-width="0.071cm" svg:stroke-color="#7f7f7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_34__5f_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_34__5f_Title_20_Slide-backgroundobjects">
      <style:graphic-properties draw:stroke="none" draw:fill="none" draw:fill-color="#ffffff" draw:auto-grow-height="false" fo:min-height="1.27cm"/>
    </style:style>
    <style:style style:name="Mpr6" style:family="presentation" style:parent-style-name="_34__5f_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31f20"/>
      <style:paragraph-properties fo:text-align="start" style:font-independent-line-spacing="true"/>
      <style:text-properties fo:font-size="14pt"/>
    </style:style>
    <style:style style:name="MP6" style:family="paragraph">
      <loext:graphic-properties draw:fill="solid" draw:fill-color="#3abfbb"/>
      <style:paragraph-properties fo:text-align="start" style:font-independent-line-spacing="true"/>
      <style:text-properties fo:font-size="14pt"/>
    </style:style>
    <style:style style:name="MP7" style:family="paragraph">
      <loext:graphic-properties draw:fill="solid" draw:fill-color="#3dc4e2"/>
      <style:paragraph-properties fo:text-align="start" style:font-independent-line-spacing="true"/>
      <style:text-properties fo:font-size="14pt"/>
    </style:style>
    <style:style style:name="MP8" style:family="paragraph">
      <loext:graphic-properties draw:fill="solid" draw:fill-color="#19a7e0"/>
      <style:paragraph-properties fo:text-align="start" style:font-independent-line-spacing="true"/>
      <style:text-properties fo:font-size="14pt"/>
    </style:style>
    <style:style style:name="MP9" style:family="paragraph">
      <loext:graphic-properties draw:fill="solid" draw:fill-color="#f3b326"/>
      <style:paragraph-properties fo:text-align="start" style:font-independent-line-spacing="true"/>
      <style:text-properties fo:font-size="14pt"/>
    </style:style>
    <style:style style:name="MP10" style:family="paragraph">
      <loext:graphic-properties draw:fill="solid" draw:fill-color="#373d96"/>
      <style:paragraph-properties fo:text-align="start" style:font-independent-line-spacing="true"/>
      <style:text-properties fo:font-size="14pt"/>
    </style:style>
    <style:style style:name="MP11" style:family="paragraph">
      <loext:graphic-properties draw:fill="solid" draw:fill-color="#f37b28"/>
      <style:paragraph-properties fo:text-align="start" style:font-independent-line-spacing="true"/>
      <style:text-properties fo:font-size="14pt"/>
    </style:style>
    <style:style style:name="MP12" style:family="paragraph">
      <loext:graphic-properties draw:fill="solid" draw:fill-color="#ea2440"/>
      <style:paragraph-properties fo:text-align="start" style:font-independent-line-spacing="true"/>
      <style:text-properties fo:font-size="14pt"/>
    </style:style>
    <style:style style:name="MP13" style:family="paragraph">
      <loext:graphic-properties draw:fill="solid" draw:fill-color="#e3262f"/>
      <style:paragraph-properties fo:text-align="start" style:font-independent-line-spacing="true"/>
      <style:text-properties fo:font-size="14pt"/>
    </style:style>
    <style:style style:name="MP14" style:family="paragraph">
      <loext:graphic-properties draw:fill="solid" draw:fill-color="#b3298c"/>
      <style:paragraph-properties fo:text-align="start" style:font-independent-line-spacing="true"/>
      <style:text-properties fo:font-size="14pt"/>
    </style:style>
    <style:style style:name="MP15" style:family="paragraph">
      <loext:graphic-properties draw:fill="solid" draw:fill-color="#d9187f"/>
      <style:paragraph-properties fo:text-align="start" style:font-independent-line-spacing="true"/>
      <style:text-properties fo:font-size="14pt"/>
    </style:style>
    <style:style style:name="MP16" style:family="paragraph">
      <loext:graphic-properties draw:fill="solid" draw:fill-color="#6e3493"/>
      <style:paragraph-properties fo:text-align="start" style:font-independent-line-spacing="true"/>
      <style:text-properties fo:font-size="14pt"/>
    </style:style>
    <style:style style:name="MP17" style:family="paragraph">
      <loext:graphic-properties draw:fill="solid" draw:fill-color="#303d95"/>
      <style:paragraph-properties fo:text-align="start" style:font-independent-line-spacing="true"/>
      <style:text-properties fo:font-size="14pt"/>
    </style:style>
    <style:style style:name="MP18" style:family="paragraph">
      <loext:graphic-properties draw:fill="solid" draw:fill-color="#164e9e"/>
      <style:paragraph-properties fo:text-align="start" style:font-independent-line-spacing="true"/>
      <style:text-properties fo:font-size="14pt"/>
    </style:style>
    <style:style style:name="MP19" style:family="paragraph">
      <loext:graphic-properties draw:fill="solid" draw:fill-color="#5a3795"/>
      <style:paragraph-properties fo:text-align="start" style:font-independent-line-spacing="true"/>
      <style:text-properties fo:font-size="14pt"/>
    </style:style>
    <style:style style:name="MP20" style:family="paragraph">
      <loext:graphic-properties draw:fill="solid" draw:fill-color="#2f3b8b"/>
      <style:paragraph-properties fo:text-align="start" style:font-independent-line-spacing="true"/>
      <style:text-properties fo:font-size="14pt"/>
    </style:style>
    <style:style style:name="MP21" style:family="paragraph">
      <loext:graphic-properties draw:fill="solid" draw:fill-color="#262626"/>
      <style:paragraph-properties fo:text-align="start" style:font-independent-line-spacing="true"/>
      <style:text-properties fo:font-size="14pt"/>
    </style:style>
    <style:style style:name="M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23" style:family="paragraph">
      <loext:graphic-properties draw:fill="none"/>
      <style:paragraph-properties fo:text-align="start" style:font-independent-line-spacing="true"/>
      <style:text-properties fo:font-size="14pt"/>
    </style:style>
    <style:style style:name="MP24" style:family="paragraph">
      <loext:graphic-properties draw:fill="solid" draw:fill-color="#ffffff"/>
      <style:paragraph-properties fo:text-align="start" style:font-independent-line-spacing="true"/>
      <style:text-properties fo:font-size="14pt"/>
    </style:style>
    <style:style style:name="MP25" style:family="paragraph">
      <loext:graphic-properties draw:fill="none"/>
      <style:paragraph-properties fo:text-align="start"/>
      <style:text-properties fo:font-size="18pt"/>
    </style:style>
    <style:style style:name="MP26" style:family="paragraph">
      <loext:graphic-properties draw:fill="solid" draw:fill-color="#0c0c0c"/>
      <style:paragraph-properties fo:text-align="start" style:font-independent-line-spacing="true"/>
      <style:text-properties fo:font-size="14pt"/>
    </style:style>
    <style:style style:name="MP27" style:family="paragraph">
      <loext:graphic-properties draw:fill="none"/>
      <style:paragraph-properties fo:text-align="start" style:font-independent-line-spacing="true"/>
      <style:text-properties fo:font-size="32pt"/>
    </style:style>
    <style:style style:name="MP28" style:family="paragraph">
      <loext:graphic-properties draw:fill="none"/>
      <style:paragraph-properties fo:text-align="start" style:font-independent-line-spacing="true"/>
      <style:text-properties fo:font-size="21pt"/>
    </style:style>
    <style:style style:name="MT1" style:family="text">
      <style:text-properties fo:font-variant="normal" fo:text-transform="none" fo:color="#ffffff" style:text-line-through-style="none" style:text-line-through-type="none" style:text-position="0% 100%" style:font-name="Questrial1" fo:font-size="8pt" fo:letter-spacing="normal" fo:font-style="normal" style:text-underline-style="none" fo:font-weight="normal" style:font-name-asian="Questrial1" style:font-size-asian="8pt" style:font-style-asian="normal" style:font-weight-asian="normal" style:font-name-complex="Questrial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oogle Shape;10;p1">
        <draw:custom-shape draw:name="Google Shape;11;p1" draw:style-name="Mgr3" draw:text-style-name="MP5" draw:layer="layout" svg:width="0.174cm" svg:height="0.248cm" svg:x="23.365cm" svg:y="0.423cm">
          <text:p/>
          <draw:enhanced-geometry draw:mirror-horizontal="false" draw:mirror-vertical="false" drawooo:sub-view-size="120000 120000" draw:text-areas="0 0 ?f0 ?f1" svg:viewBox="0 0 0 0" draw:type="ooxml-non-primitive" draw:enhanced-path="M 80555 119999 L 39444 119999 39444 23843 0 23843 0 0 120000 0 120000 23843 80555 23843 80555 119999 Z N">
            <draw:equation draw:name="f0" draw:formula="logwidth"/>
            <draw:equation draw:name="f1" draw:formula="logheight"/>
          </draw:enhanced-geometry>
        </draw:custom-shape>
        <draw:custom-shape draw:name="Google Shape;12;p1" draw:style-name="Mgr3" draw:text-style-name="MP5" draw:layer="layout" svg:width="0.264cm" svg:height="0.258cm" svg:x="23.53cm" svg:y="0.417cm">
          <text:p/>
          <draw:enhanced-geometry draw:mirror-horizontal="false" draw:mirror-vertical="false" drawooo:sub-view-size="120000 120000" draw:text-areas="0 0 ?f0 ?f1" svg:viewBox="0 0 0 0" draw:type="ooxml-non-primitive" draw:enhanced-path="M 60869 120000 C 26956 120000 0 94222 0 60444 0 26666 26956 0 60869 0 94782 0 120000 25777 120000 59555 120000 94222 93913 120000 60869 120000 Z M 60000 26666 C 41739 26666 28695 40888 28695 60444 28695 80000 42608 94222 60000 94222 78260 94222 92173 80000 92173 60444 92173 40888 78260 26666 60000 26666 N">
            <draw:equation draw:name="f0" draw:formula="logwidth"/>
            <draw:equation draw:name="f1" draw:formula="logheight"/>
          </draw:enhanced-geometry>
        </draw:custom-shape>
        <draw:custom-shape draw:name="Google Shape;13;p1" draw:style-name="Mgr3" draw:text-style-name="MP5" draw:layer="layout" svg:width="0.174cm" svg:height="0.247cm" svg:x="23.365cm" svg:y="0.697cm">
          <text:p/>
          <draw:enhanced-geometry draw:mirror-horizontal="false" draw:mirror-vertical="false" drawooo:sub-view-size="120000 120000" draw:text-areas="0 0 ?f0 ?f1" svg:viewBox="0 0 0 0" draw:type="ooxml-non-primitive" draw:enhanced-path="M 80555 120000 L 39444 120000 39444 23137 0 23137 0 0 120000 0 120000 23137 80555 23137 80555 120000 Z N">
            <draw:equation draw:name="f0" draw:formula="logwidth"/>
            <draw:equation draw:name="f1" draw:formula="logheight"/>
          </draw:enhanced-geometry>
        </draw:custom-shape>
        <draw:custom-shape draw:name="Google Shape;14;p1" draw:style-name="Mgr3" draw:text-style-name="MP5" draw:layer="layout" svg:width="0.201cm" svg:height="0.247cm" svg:x="23.558cm" svg:y="0.697cm">
          <text:p/>
          <draw:enhanced-geometry draw:mirror-horizontal="false" draw:mirror-vertical="false" drawooo:sub-view-size="120000 120000" draw:text-areas="0 0 ?f0 ?f1" svg:viewBox="0 0 0 0" draw:type="ooxml-non-primitive" draw:enhanced-path="M 35180 120000 L 0 120000 0 0 35180 0 35180 49411 84337 49411 84337 0 120000 0 120000 120000 84337 120000 84337 72549 35180 72549 35180 120000 Z N">
            <draw:equation draw:name="f0" draw:formula="logwidth"/>
            <draw:equation draw:name="f1" draw:formula="logheight"/>
          </draw:enhanced-geometry>
        </draw:custom-shape>
        <draw:custom-shape draw:name="Google Shape;15;p1" draw:style-name="Mgr3" draw:text-style-name="MP5" draw:layer="layout" svg:width="0.143cm" svg:height="0.247cm" svg:x="23.781cm" svg:y="0.697cm">
          <text:p/>
          <draw:enhanced-geometry draw:mirror-horizontal="false" draw:mirror-vertical="false" drawooo:sub-view-size="120000 120000" draw:text-areas="0 0 ?f0 ?f1" svg:viewBox="0 0 0 0" draw:type="ooxml-non-primitive" draw:enhanced-path="M 50847 48235 L 119999 48235 119999 71372 50847 71372 50847 96470 119999 96470 119999 120000 0 120000 0 0 119999 0 119999 23137 50847 23137 50847 48235 Z N">
            <draw:equation draw:name="f0" draw:formula="logwidth"/>
            <draw:equation draw:name="f1" draw:formula="logheight"/>
          </draw:enhanced-geometry>
        </draw:custom-shape>
        <draw:custom-shape draw:name="Google Shape;16;p1" draw:style-name="Mgr3" draw:text-style-name="MP5" draw:layer="layout" svg:width="0.212cm" svg:height="0.249cm" svg:x="23.389cm" svg:y="0.97cm">
          <text:p/>
          <draw:enhanced-geometry draw:mirror-horizontal="false" draw:mirror-vertical="false" drawooo:sub-view-size="120000 120000" draw:text-areas="0 0 ?f0 ?f1" svg:viewBox="0 0 0 0" draw:type="ooxml-non-primitive" draw:enhanced-path="M 34809 120000 L 0 120000 0 0 34809 0 85648 67402 85648 0 120000 0 120000 120000 85648 120000 34809 51818 34809 120000 Z N">
            <draw:equation draw:name="f0" draw:formula="logwidth"/>
            <draw:equation draw:name="f1" draw:formula="logheight"/>
          </draw:enhanced-geometry>
        </draw:custom-shape>
        <draw:custom-shape draw:name="Google Shape;17;p1" draw:style-name="Mgr3" draw:text-style-name="MP5" draw:layer="layout" svg:width="0.141cm" svg:height="0.249cm" svg:x="23.624cm" svg:y="0.97cm">
          <text:p/>
          <draw:enhanced-geometry draw:mirror-horizontal="false" draw:mirror-vertical="false" drawooo:sub-view-size="120000 120000" draw:text-areas="0 0 ?f0 ?f1" svg:viewBox="0 0 0 0" draw:type="ooxml-non-primitive" draw:enhanced-path="M 50057 47922 L 119999 47922 119999 72077 50057 72077 50057 97012 119999 97012 119999 120000 0 120000 0 0 119999 0 119999 24155 50057 24155 50057 47922 Z N">
            <draw:equation draw:name="f0" draw:formula="logwidth"/>
            <draw:equation draw:name="f1" draw:formula="logheight"/>
          </draw:enhanced-geometry>
        </draw:custom-shape>
        <draw:custom-shape draw:name="Google Shape;18;p1" draw:style-name="Mgr3" draw:text-style-name="MP5" draw:layer="layout" svg:width="0.32cm" svg:height="0.249cm" svg:x="23.781cm" svg:y="0.97cm">
          <text:p/>
          <draw:enhanced-geometry draw:mirror-horizontal="false" draw:mirror-vertical="false" drawooo:sub-view-size="120000 120000" draw:text-areas="0 0 ?f0 ?f1" svg:viewBox="0 0 0 0" draw:type="ooxml-non-primitive" draw:enhanced-path="M 96303 0 L 120000 0 94784 120000 71696 120000 59544 49090 47392 120000 24303 120000 0 0 24303 0 35848 68181 48607 0 71696 0 83240 70129 96303 0 Z N">
            <draw:equation draw:name="f0" draw:formula="logwidth"/>
            <draw:equation draw:name="f1" draw:formula="logheight"/>
          </draw:enhanced-geometry>
        </draw:custom-shape>
        <draw:custom-shape draw:name="Google Shape;19;p1" draw:style-name="Mgr3" draw:text-style-name="MP5" draw:layer="layout" svg:width="0.02cm" svg:height="0.028cm" svg:x="24.061cm" svg:y="1.19cm">
          <text:p/>
          <draw:enhanced-geometry draw:mirror-horizontal="false" draw:mirror-vertical="false" drawooo:sub-view-size="120000 120000" draw:text-areas="0 0 ?f0 ?f1" svg:viewBox="0 0 0 0" draw:type="ooxml-non-primitive" draw:enhanced-path="M 0 0 L 0 10000 41538 10000 41538 120000 64615 120000 64615 10000 120000 10000 120000 0 0 0 Z N">
            <draw:equation draw:name="f0" draw:formula="logwidth"/>
            <draw:equation draw:name="f1" draw:formula="logheight"/>
          </draw:enhanced-geometry>
        </draw:custom-shape>
        <draw:custom-shape draw:name="Google Shape;20;p1" draw:style-name="Mgr3" draw:text-style-name="MP5" draw:layer="layout" svg:width="0.027cm" svg:height="0.028cm" svg:x="24.087cm" svg:y="1.19cm">
          <text:p/>
          <draw:enhanced-geometry draw:mirror-horizontal="false" draw:mirror-vertical="false" drawooo:sub-view-size="120000 120000" draw:text-areas="0 0 ?f0 ?f1" svg:viewBox="0 0 0 0" draw:type="ooxml-non-primitive" draw:enhanced-path="M 106285 0 L 54857 103333 17142 0 0 0 0 120000 6857 120000 6857 26666 54857 120000 65142 120000 113142 26666 113142 120000 120000 120000 120000 0 106285 0 Z N">
            <draw:equation draw:name="f0" draw:formula="logwidth"/>
            <draw:equation draw:name="f1" draw:formula="logheight"/>
          </draw:enhanced-geometry>
        </draw:custom-shape>
        <draw:custom-shape draw:name="Google Shape;21;p1" draw:style-name="Mgr4" draw:text-style-name="MP6" draw:layer="layout" svg:width="0.204cm" svg:height="0.197cm" svg:x="24.282cm" svg:y="1.035cm">
          <text:p/>
          <draw:enhanced-geometry draw:mirror-horizontal="false" draw:mirror-vertical="false" drawooo:sub-view-size="120000 120000" draw:text-areas="0 0 ?f0 ?f1" svg:viewBox="0 0 0 0" draw:type="ooxml-non-primitive" draw:enhanced-path="M 120000 41803 L 91067 120000 0 0 120000 41803 Z N">
            <draw:equation draw:name="f0" draw:formula="logwidth"/>
            <draw:equation draw:name="f1" draw:formula="logheight"/>
          </draw:enhanced-geometry>
        </draw:custom-shape>
        <draw:custom-shape draw:name="Google Shape;22;p1" draw:style-name="Mgr5" draw:text-style-name="MP7" draw:layer="layout" svg:width="0.342cm" svg:height="0.128cm" svg:x="24.438cm" svg:y="1.104cm">
          <text:p/>
          <draw:enhanced-geometry draw:mirror-horizontal="false" draw:mirror-vertical="false" drawooo:sub-view-size="120000 120000" draw:text-areas="0 0 ?f0 ?f1" svg:viewBox="0 0 0 0" draw:type="ooxml-non-primitive" draw:enhanced-path="M 17304 0 L 0 120000 120000 92830 17304 0 Z N">
            <draw:equation draw:name="f0" draw:formula="logwidth"/>
            <draw:equation draw:name="f1" draw:formula="logheight"/>
          </draw:enhanced-geometry>
        </draw:custom-shape>
        <draw:custom-shape draw:name="Google Shape;23;p1" draw:style-name="Mgr6" draw:text-style-name="MP8" draw:layer="layout" svg:width="0.498cm" svg:height="0.475cm" svg:x="24.282cm" svg:y="0.728cm">
          <text:p/>
          <draw:enhanced-geometry draw:mirror-horizontal="false" draw:mirror-vertical="false" drawooo:sub-view-size="120000 120000" draw:text-areas="0 0 ?f0 ?f1" svg:viewBox="0 0 0 0" draw:type="ooxml-non-primitive" draw:enhanced-path="M 45658 0 L 0 77478 120000 120000 45658 0 Z N">
            <draw:equation draw:name="f0" draw:formula="logwidth"/>
            <draw:equation draw:name="f1" draw:formula="logheight"/>
          </draw:enhanced-geometry>
        </draw:custom-shape>
        <draw:custom-shape draw:name="Google Shape;24;p1" draw:style-name="Mgr7" draw:text-style-name="MP9" draw:layer="layout" svg:width="0.147cm" svg:height="0.17cm" svg:x="24.24cm" svg:y="0.864cm">
          <text:p/>
          <draw:enhanced-geometry draw:mirror-horizontal="false" draw:mirror-vertical="false" drawooo:sub-view-size="120000 120000" draw:text-areas="0 0 ?f0 ?f1" svg:viewBox="0 0 0 0" draw:type="ooxml-non-primitive" draw:enhanced-path="M 120000 0 L 34285 120000 0 20473 120000 0 Z N">
            <draw:equation draw:name="f0" draw:formula="logwidth"/>
            <draw:equation draw:name="f1" draw:formula="logheight"/>
          </draw:enhanced-geometry>
        </draw:custom-shape>
        <draw:custom-shape draw:name="Google Shape;25;p1" draw:style-name="Mgr8" draw:text-style-name="MP10" draw:layer="layout" svg:width="0.191cm" svg:height="0.575cm" svg:x="24.472cm" svg:y="0.419cm">
          <text:p/>
          <draw:enhanced-geometry draw:mirror-horizontal="false" draw:mirror-vertical="false" drawooo:sub-view-size="120000 120000" draw:text-areas="0 0 ?f0 ?f1" svg:viewBox="0 0 0 0" draw:type="ooxml-non-primitive" draw:enhanced-path="M 0 64394 L 120000 0 107848 119999 0 64394 Z N">
            <draw:equation draw:name="f0" draw:formula="logwidth"/>
            <draw:equation draw:name="f1" draw:formula="logheight"/>
          </draw:enhanced-geometry>
        </draw:custom-shape>
        <draw:custom-shape draw:name="Google Shape;26;p1" draw:style-name="Mgr9" draw:text-style-name="MP11" draw:layer="layout" svg:width="0.086cm" svg:height="0.205cm" svg:x="24.24cm" svg:y="0.687cm">
          <text:p/>
          <draw:enhanced-geometry draw:mirror-horizontal="false" draw:mirror-vertical="false" drawooo:sub-view-size="120000 120000" draw:text-areas="0 0 ?f0 ?f1" svg:viewBox="0 0 0 0" draw:type="ooxml-non-primitive" draw:enhanced-path="M 120000 109606 L 0 0 0 120000 120000 109606 Z N">
            <draw:equation draw:name="f0" draw:formula="logwidth"/>
            <draw:equation draw:name="f1" draw:formula="logheight"/>
          </draw:enhanced-geometry>
        </draw:custom-shape>
        <draw:custom-shape draw:name="Google Shape;27;p1" draw:style-name="Mgr10" draw:text-style-name="MP12" draw:layer="layout" svg:width="0.314cm" svg:height="0.267cm" svg:x="24.24cm" svg:y="0.596cm">
          <text:p/>
          <draw:enhanced-geometry draw:mirror-horizontal="false" draw:mirror-vertical="false" drawooo:sub-view-size="120000 120000" draw:text-areas="0 0 ?f0 ?f1" svg:viewBox="0 0 0 0" draw:type="ooxml-non-primitive" draw:enhanced-path="M 56288 120000 L 0 40966 120000 0 56288 120000 Z N">
            <draw:equation draw:name="f0" draw:formula="logwidth"/>
            <draw:equation draw:name="f1" draw:formula="logheight"/>
          </draw:enhanced-geometry>
        </draw:custom-shape>
        <draw:custom-shape draw:name="Google Shape;28;p1" draw:style-name="Mgr11" draw:text-style-name="MP13" draw:layer="layout" svg:width="0.147cm" svg:height="0.193cm" svg:x="24.24cm" svg:y="0.687cm">
          <text:p/>
          <draw:enhanced-geometry draw:mirror-horizontal="false" draw:mirror-vertical="false" drawooo:sub-view-size="120000 120000" draw:text-areas="0 0 ?f0 ?f1" svg:viewBox="0 0 0 0" draw:type="ooxml-non-primitive" draw:enhanced-path="M 46813 120000 L 0 0 120000 109456 46813 120000 Z N">
            <draw:equation draw:name="f0" draw:formula="logwidth"/>
            <draw:equation draw:name="f1" draw:formula="logheight"/>
          </draw:enhanced-geometry>
        </draw:custom-shape>
        <draw:custom-shape draw:name="Google Shape;29;p1" draw:style-name="Mgr12" draw:text-style-name="MP14" draw:layer="layout" svg:width="0.197cm" svg:height="0.187cm" svg:x="24.24cm" svg:y="0.499cm">
          <text:p/>
          <draw:enhanced-geometry draw:mirror-horizontal="false" draw:mirror-vertical="false" drawooo:sub-view-size="120000 120000" draw:text-areas="0 0 ?f0 ?f1" svg:viewBox="0 0 0 0" draw:type="ooxml-non-primitive" draw:enhanced-path="M 68852 0 L 0 120000 120000 83275 68852 0 Z N">
            <draw:equation draw:name="f0" draw:formula="logwidth"/>
            <draw:equation draw:name="f1" draw:formula="logheight"/>
          </draw:enhanced-geometry>
        </draw:custom-shape>
        <draw:custom-shape draw:name="Google Shape;30;p1" draw:style-name="Mgr13" draw:text-style-name="MP15" draw:layer="layout" svg:width="0.178cm" svg:height="0.215cm" svg:x="24.354cm" svg:y="0.413cm">
          <text:p/>
          <draw:enhanced-geometry draw:mirror-horizontal="false" draw:mirror-vertical="false" drawooo:sub-view-size="120000 120000" draw:text-areas="0 0 ?f0 ?f1" svg:viewBox="0 0 0 0" draw:type="ooxml-non-primitive" draw:enhanced-path="M 0 47640 L 120000 0 56727 120000 0 47640 Z N">
            <draw:equation draw:name="f0" draw:formula="logwidth"/>
            <draw:equation draw:name="f1" draw:formula="logheight"/>
          </draw:enhanced-geometry>
        </draw:custom-shape>
        <draw:custom-shape draw:name="Google Shape;31;p1" draw:style-name="Mgr14" draw:text-style-name="MP16" draw:layer="layout" svg:width="0.116cm" svg:height="0.215cm" svg:x="24.438cm" svg:y="0.413cm">
          <text:p/>
          <draw:enhanced-geometry draw:mirror-horizontal="false" draw:mirror-vertical="false" drawooo:sub-view-size="120000 120000" draw:text-areas="0 0 ?f0 ?f1" svg:viewBox="0 0 0 0" draw:type="ooxml-non-primitive" draw:enhanced-path="M 120000 101123 L 96666 0 0 120000 120000 101123 Z N">
            <draw:equation draw:name="f0" draw:formula="logwidth"/>
            <draw:equation draw:name="f1" draw:formula="logheight"/>
          </draw:enhanced-geometry>
        </draw:custom-shape>
        <draw:custom-shape draw:name="Google Shape;32;p1" draw:style-name="Mgr12" draw:text-style-name="MP14" draw:layer="layout" svg:width="0.131cm" svg:height="0.181cm" svg:x="24.532cm" svg:y="0.413cm">
          <text:p/>
          <draw:enhanced-geometry draw:mirror-horizontal="false" draw:mirror-vertical="false" drawooo:sub-view-size="120000 120000" draw:text-areas="0 0 ?f0 ?f1" svg:viewBox="0 0 0 0" draw:type="ooxml-non-primitive" draw:enhanced-path="M 20613 120000 L 0 0 120000 3733 20613 120000 Z N">
            <draw:equation draw:name="f0" draw:formula="logwidth"/>
            <draw:equation draw:name="f1" draw:formula="logheight"/>
          </draw:enhanced-geometry>
        </draw:custom-shape>
        <draw:custom-shape draw:name="Google Shape;33;p1" draw:style-name="Mgr13" draw:text-style-name="MP15" draw:layer="layout" svg:width="0.086cm" svg:height="0.318cm" svg:x="24.655cm" svg:y="0.419cm">
          <text:p/>
          <draw:enhanced-geometry draw:mirror-horizontal="false" draw:mirror-vertical="false" drawooo:sub-view-size="120000 120000" draw:text-areas="0 0 ?f0 ?f1" svg:viewBox="0 0 0 0" draw:type="ooxml-non-primitive" draw:enhanced-path="M 0 120000 L 13457 0 120000 93129 0 120000 Z N">
            <draw:equation draw:name="f0" draw:formula="logwidth"/>
            <draw:equation draw:name="f1" draw:formula="logheight"/>
          </draw:enhanced-geometry>
        </draw:custom-shape>
        <draw:custom-shape draw:name="Google Shape;34;p1" draw:style-name="Mgr12" draw:text-style-name="MP14" draw:layer="layout" svg:width="0.157cm" svg:height="0.246cm" svg:x="24.665cm" svg:y="0.419cm">
          <text:p/>
          <draw:enhanced-geometry draw:mirror-horizontal="false" draw:mirror-vertical="false" drawooo:sub-view-size="120000 120000" draw:text-areas="0 0 ?f0 ?f1" svg:viewBox="0 0 0 0" draw:type="ooxml-non-primitive" draw:enhanced-path="M 120000 88524 L 0 0 58762 120000 120000 88524 Z N">
            <draw:equation draw:name="f0" draw:formula="logwidth"/>
            <draw:equation draw:name="f1" draw:formula="logheight"/>
          </draw:enhanced-geometry>
        </draw:custom-shape>
        <draw:custom-shape draw:name="Google Shape;35;p1" draw:style-name="Mgr12" draw:text-style-name="MP14" draw:layer="layout" svg:width="0.166cm" svg:height="0.256cm" svg:x="24.645cm" svg:y="0.738cm">
          <text:p/>
          <draw:enhanced-geometry draw:mirror-horizontal="false" draw:mirror-vertical="false" drawooo:sub-view-size="120000 120000" draw:text-areas="0 0 ?f0 ?f1" svg:viewBox="0 0 0 0" draw:type="ooxml-non-primitive" draw:enhanced-path="M 120000 56403 L 6990 0 0 120000 120000 56403 Z N">
            <draw:equation draw:name="f0" draw:formula="logwidth"/>
            <draw:equation draw:name="f1" draw:formula="logheight"/>
          </draw:enhanced-geometry>
        </draw:custom-shape>
        <draw:custom-shape draw:name="Google Shape;36;p1" draw:style-name="Mgr8" draw:text-style-name="MP10" draw:layer="layout" svg:width="0.238cm" svg:height="0.319cm" svg:x="24.655cm" svg:y="0.601cm">
          <text:p/>
          <draw:enhanced-geometry draw:mirror-horizontal="false" draw:mirror-vertical="false" drawooo:sub-view-size="120000 120000" draw:text-areas="0 0 ?f0 ?f1" svg:viewBox="0 0 0 0" draw:type="ooxml-non-primitive" draw:enhanced-path="M 120000 120000 L 0 51037 84081 0 120000 120000 Z N">
            <draw:equation draw:name="f0" draw:formula="logwidth"/>
            <draw:equation draw:name="f1" draw:formula="logheight"/>
          </draw:enhanced-geometry>
        </draw:custom-shape>
        <draw:custom-shape draw:name="Google Shape;37;p1" draw:style-name="Mgr14" draw:text-style-name="MP16" draw:layer="layout" svg:width="0.147cm" svg:height="0.179cm" svg:x="24.822cm" svg:y="0.601cm">
          <text:p/>
          <draw:enhanced-geometry draw:mirror-horizontal="false" draw:mirror-vertical="false" drawooo:sub-view-size="120000 120000" draw:text-areas="0 0 ?f0 ?f1" svg:viewBox="0 0 0 0" draw:type="ooxml-non-primitive" draw:enhanced-path="M 30989 120000 L 120000 83243 0 0 30989 120000 Z N">
            <draw:equation draw:name="f0" draw:formula="logwidth"/>
            <draw:equation draw:name="f1" draw:formula="logheight"/>
          </draw:enhanced-geometry>
        </draw:custom-shape>
        <draw:custom-shape draw:name="Google Shape;38;p1" draw:style-name="Mgr15" draw:text-style-name="MP17" draw:layer="layout" svg:width="0.109cm" svg:height="0.194cm" svg:x="24.86cm" svg:y="0.726cm">
          <text:p/>
          <draw:enhanced-geometry draw:mirror-horizontal="false" draw:mirror-vertical="false" drawooo:sub-view-size="120000 120000" draw:text-areas="0 0 ?f0 ?f1" svg:viewBox="0 0 0 0" draw:type="ooxml-non-primitive" draw:enhanced-path="M 0 33858 L 120000 0 36444 120000 0 33858 Z N">
            <draw:equation draw:name="f0" draw:formula="logwidth"/>
            <draw:equation draw:name="f1" draw:formula="logheight"/>
          </draw:enhanced-geometry>
        </draw:custom-shape>
        <draw:custom-shape draw:name="Google Shape;39;p1" draw:style-name="Mgr16" draw:text-style-name="MP18" draw:layer="layout" svg:width="0.043cm" svg:height="0.252cm" svg:x="24.926cm" svg:y="0.726cm">
          <text:p/>
          <draw:enhanced-geometry draw:mirror-horizontal="false" draw:mirror-vertical="false" drawooo:sub-view-size="120000 120000" draw:text-areas="0 0 ?f0 ?f1" svg:viewBox="0 0 0 0" draw:type="ooxml-non-primitive" draw:enhanced-path="M 115555 120000 L 120000 0 0 52692 115555 120000 Z N">
            <draw:equation draw:name="f0" draw:formula="logwidth"/>
            <draw:equation draw:name="f1" draw:formula="logheight"/>
          </draw:enhanced-geometry>
        </draw:custom-shape>
        <draw:custom-shape draw:name="Google Shape;40;p1" draw:style-name="Mgr17" draw:text-style-name="MP19" draw:layer="layout" svg:width="0.322cm" svg:height="0.156cm" svg:x="24.645cm" svg:y="0.837cm">
          <text:p/>
          <draw:enhanced-geometry draw:mirror-horizontal="false" draw:mirror-vertical="false" drawooo:sub-view-size="120000 120000" draw:text-areas="0 0 ?f0 ?f1" svg:viewBox="0 0 0 0" draw:type="ooxml-non-primitive" draw:enhanced-path="M 104321 0 L 92261 64329 62110 16082 0 120000 120000 108247 104321 0 Z N">
            <draw:equation draw:name="f0" draw:formula="logwidth"/>
            <draw:equation draw:name="f1" draw:formula="logheight"/>
          </draw:enhanced-geometry>
        </draw:custom-shape>
        <draw:custom-shape draw:name="Google Shape;41;p1" draw:style-name="Mgr16" draw:text-style-name="MP18" draw:layer="layout" svg:width="0.322cm" svg:height="0.089cm" svg:x="24.645cm" svg:y="0.979cm">
          <text:p/>
          <draw:enhanced-geometry draw:mirror-horizontal="false" draw:mirror-vertical="false" drawooo:sub-view-size="120000 120000" draw:text-areas="0 0 ?f0 ?f1" svg:viewBox="0 0 0 0" draw:type="ooxml-non-primitive" draw:enhanced-path="M 112160 120000 L 120000 0 0 20540 112160 120000 Z N">
            <draw:equation draw:name="f0" draw:formula="logwidth"/>
            <draw:equation draw:name="f1" draw:formula="logheight"/>
          </draw:enhanced-geometry>
        </draw:custom-shape>
        <draw:custom-shape draw:name="Google Shape;42;p1" draw:style-name="Mgr18" draw:text-style-name="MP20" draw:layer="layout" svg:width="0.301cm" svg:height="0.208cm" svg:x="24.645cm" svg:y="0.995cm">
          <text:p/>
          <draw:enhanced-geometry draw:mirror-horizontal="false" draw:mirror-vertical="false" drawooo:sub-view-size="120000 120000" draw:text-areas="0 0 ?f0 ?f1" svg:viewBox="0 0 0 0" draw:type="ooxml-non-primitive" draw:enhanced-path="M 120000 42790 L 54193 120000 0 0 120000 42790 Z N">
            <draw:equation draw:name="f0" draw:formula="logwidth"/>
            <draw:equation draw:name="f1" draw:formula="logheight"/>
          </draw:enhanced-geometry>
        </draw:custom-shape>
        <draw:custom-shape draw:name="Google Shape;43;p1" draw:style-name="Mgr9" draw:text-style-name="MP11" draw:layer="layout" svg:width="0.269cm" svg:height="0.327cm" svg:x="23.389cm" svg:y="1.278cm">
          <text:p/>
          <draw:enhanced-geometry draw:mirror-horizontal="false" draw:mirror-vertical="false" drawooo:sub-view-size="120000 120000" draw:text-areas="0 0 ?f0 ?f1" svg:viewBox="0 0 0 0" draw:type="ooxml-non-primitive" draw:enhanced-path="M 0 0 C 42553 0 42553 0 42553 0 67234 0 83404 3508 96170 13333 112340 23859 120000 40000 120000 58947 120000 77894 111489 95438 97021 106666 85106 115087 67234 120000 46808 120000 0 120000 0 120000 0 120000 L 0 0 Z M 34893 96140 C 40851 96140 40851 96140 40851 96140 66382 96140 84255 81403 84255 59649 84255 49122 79148 38596 71489 32280 63829 26666 52765 23157 41702 23157 34893 23157 34893 23157 34893 23157 L 34893 96140 Z N">
            <draw:equation draw:name="f0" draw:formula="logwidth"/>
            <draw:equation draw:name="f1" draw:formula="logheight"/>
          </draw:enhanced-geometry>
        </draw:custom-shape>
        <draw:custom-shape draw:name="Google Shape;44;p1" draw:style-name="Mgr9" draw:text-style-name="MP11" draw:layer="layout" svg:width="0.078cm" svg:height="0.326cm" svg:x="23.683cm" svg:y="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1" draw:style-name="Mgr9" draw:text-style-name="MP11" draw:layer="layout" svg:width="0.347cm" svg:height="0.34cm" svg:x="23.783cm" svg:y="1.273cm">
          <text:p/>
          <draw:enhanced-geometry draw:mirror-horizontal="false" draw:mirror-vertical="false" drawooo:sub-view-size="120000 120000" draw:text-areas="0 0 ?f0 ?f1" svg:viewBox="0 0 0 0" draw:type="ooxml-non-primitive" draw:enhanced-path="M 119337 51910 C 120000 53932 120000 56629 120000 57977 120000 76853 113370 91685 100773 103820 89502 113932 74917 120000 59005 120000 25856 120000 0 93707 0 60000 0 25617 25193 0 59005 0 78232 0 95469 8089 106740 22921 86187 39101 86187 39101 86187 39101 78232 29662 70276 25617 59668 25617 41767 25617 27845 40449 27845 60000 27845 79550 42430 94382 60994 94382 74254 94382 84861 86966 89502 74157 61657 74157 61657 74157 61657 74157 61657 51910 61657 51910 61657 51910 L 119337 51910 Z N">
            <draw:equation draw:name="f0" draw:formula="logwidth"/>
            <draw:equation draw:name="f1" draw:formula="logheight"/>
          </draw:enhanced-geometry>
        </draw:custom-shape>
        <draw:custom-shape draw:name="Google Shape;46;p1" draw:style-name="Mgr9" draw:text-style-name="MP11" draw:layer="layout" svg:width="0.078cm" svg:height="0.326cm" svg:x="24.156cm" svg:y="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1" draw:style-name="Mgr9" draw:text-style-name="MP11" draw:layer="layout" svg:width="0.231cm" svg:height="0.327cm" svg:x="24.25cm" svg:y="1.278cm">
          <text:p/>
          <draw:enhanced-geometry draw:mirror-horizontal="false" draw:mirror-vertical="false" drawooo:sub-view-size="120000 120000" draw:text-areas="0 0 ?f0 ?f1" svg:viewBox="0 0 0 0" draw:type="ooxml-non-primitive" draw:enhanced-path="M 80559 120000 L 39860 120000 39860 24000 0 24000 0 0 120000 0 120000 24000 80559 24000 80559 120000 Z N">
            <draw:equation draw:name="f0" draw:formula="logwidth"/>
            <draw:equation draw:name="f1" draw:formula="logheight"/>
          </draw:enhanced-geometry>
        </draw:custom-shape>
        <draw:custom-shape draw:name="Google Shape;48;p1" draw:style-name="Mgr9" draw:text-style-name="MP11" draw:layer="layout" svg:width="0.316cm" svg:height="0.327cm" svg:x="24.448cm" svg:y="1.278cm">
          <text:p/>
          <draw:enhanced-geometry draw:mirror-horizontal="false" draw:mirror-vertical="false" drawooo:sub-view-size="120000 120000" draw:text-areas="0 0 ?f0 ?f1" svg:viewBox="0 0 0 0" draw:type="ooxml-non-primitive" draw:enhanced-path="M 36923 103111 L 32000 120000 0 120000 40615 0 79384 0 120000 120000 87384 120000 81538 103111 36923 103111 Z M 59692 34370 L 44923 79407 74153 79407 59692 34370 Z N">
            <draw:equation draw:name="f0" draw:formula="logwidth"/>
            <draw:equation draw:name="f1" draw:formula="logheight"/>
          </draw:enhanced-geometry>
        </draw:custom-shape>
        <draw:custom-shape draw:name="Google Shape;49;p1" draw:style-name="Mgr9" draw:text-style-name="MP11" draw:layer="layout" svg:width="0.187cm" svg:height="0.327cm" svg:x="24.778cm" svg:y="1.278cm">
          <text:p/>
          <draw:enhanced-geometry draw:mirror-horizontal="false" draw:mirror-vertical="false" drawooo:sub-view-size="120000 120000" draw:text-areas="0 0 ?f0 ?f1" svg:viewBox="0 0 0 0" draw:type="ooxml-non-primitive" draw:enhanced-path="M 120000 96888 L 120000 120000 0 120000 0 0 51206 0 51206 96888 120000 96888 Z N">
            <draw:equation draw:name="f0" draw:formula="logwidth"/>
            <draw:equation draw:name="f1" draw:formula="logheight"/>
          </draw:enhanced-geometry>
        </draw:custom-shape>
      </draw:g>
      <draw:custom-shape draw:name="Google Shape;50;p1" draw:style-name="Mgr19" draw:text-style-name="MP11" draw:layer="backgroundobjects" svg:width="1.749cm" svg:height="0.138cm" svg:x="0.569cm" svg:y="1.482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1" draw:style-name="Mgr20" draw:text-style-name="MP21" draw:layer="backgroundobjects" svg:width="25.445cm" svg:height="0.561cm" svg:x="-0.03cm" svg:y="13.755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1" draw:style-name="Mgr21" draw:text-style-name="MP23" draw:layer="backgroundobjects" svg:width="11.114cm" svg:height="0.545cm" svg:x="7.136cm" svg:y="13.725cm">
        <text:p text:style-name="MP22"><text:span text:style-name="MT1">www.tothenew.c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2" draw:style-name="Mgr22" draw:text-style-name="MP24" draw:layer="backgroundobjects" svg:width="25.399cm" svg:height="14.286cm" svg:x="0cm" svg:y="0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p2" draw:style-name="Mgr23" draw:text-style-name="MP25" draw:layer="backgroundobjects" svg:width="25.396cm" svg:height="1.808cm" svg:x="0.003cm" svg:y="12.538cm">
        <draw:image xlink:href="Pictures/10000201000009C4000000B17123CF2987E61A73.png" xlink:type="simple" xlink:show="embed" xlink:actuate="onLoad">
          <text:p/>
        </draw:image>
      </draw:frame>
      <draw:g draw:name="Google Shape;56;p2">
        <draw:custom-shape draw:name="Google Shape;57;p2" draw:style-name="Mgr24" draw:text-style-name="MP26" draw:layer="layout" svg:width="0.38cm" svg:height="0.542cm" svg:x="6.681cm" svg:y="5.756cm">
          <text:p/>
          <draw:enhanced-geometry draw:mirror-horizontal="false" draw:mirror-vertical="false" drawooo:sub-view-size="120000 120000" draw:text-areas="0 0 ?f0 ?f1" svg:viewBox="0 0 0 0" draw:type="ooxml-non-primitive" draw:enhanced-path="M 80555 119999 L 39444 119999 39444 23843 0 23843 0 0 120000 0 120000 23843 80555 23843 80555 119999 80555 119999 Z N">
            <draw:equation draw:name="f0" draw:formula="logwidth"/>
            <draw:equation draw:name="f1" draw:formula="logheight"/>
          </draw:enhanced-geometry>
        </draw:custom-shape>
        <draw:custom-shape draw:name="Google Shape;58;p2" draw:style-name="Mgr24" draw:text-style-name="MP26" draw:layer="layout" svg:width="0.575cm" svg:height="0.562cm" svg:x="7.039cm" svg:y="5.746cm">
          <text:p/>
          <draw:enhanced-geometry draw:mirror-horizontal="false" draw:mirror-vertical="false" drawooo:sub-view-size="120000 120000" draw:text-areas="0 0 ?f0 ?f1" svg:viewBox="0 0 0 0" draw:type="ooxml-non-primitive" draw:enhanced-path="M 60869 120000 C 26956 120000 0 94222 0 60444 0 26666 26956 0 60869 0 94782 0 120000 25777 120000 59555 120000 94222 93913 120000 60869 120000 Z M 60000 26666 C 41739 26666 28695 40888 28695 60444 28695 80000 42608 94222 60000 94222 78260 94222 92173 80000 92173 60444 92173 40888 78260 26666 60000 26666 N">
            <draw:equation draw:name="f0" draw:formula="logwidth"/>
            <draw:equation draw:name="f1" draw:formula="logheight"/>
          </draw:enhanced-geometry>
        </draw:custom-shape>
        <draw:custom-shape draw:name="Google Shape;59;p2" draw:style-name="Mgr24" draw:text-style-name="MP26" draw:layer="layout" svg:width="0.38cm" svg:height="0.539cm" svg:x="6.681cm" svg:y="6.356cm">
          <text:p/>
          <draw:enhanced-geometry draw:mirror-horizontal="false" draw:mirror-vertical="false" drawooo:sub-view-size="120000 120000" draw:text-areas="0 0 ?f0 ?f1" svg:viewBox="0 0 0 0" draw:type="ooxml-non-primitive" draw:enhanced-path="M 80555 120000 L 39444 120000 39444 23137 0 23137 0 0 120000 0 120000 23137 80555 23137 80555 120000 80555 120000 Z N">
            <draw:equation draw:name="f0" draw:formula="logwidth"/>
            <draw:equation draw:name="f1" draw:formula="logheight"/>
          </draw:enhanced-geometry>
        </draw:custom-shape>
        <draw:custom-shape draw:name="Google Shape;60;p2" draw:style-name="Mgr24" draw:text-style-name="MP26" draw:layer="layout" svg:width="0.44cm" svg:height="0.539cm" svg:x="7.098cm" svg:y="6.356cm">
          <text:p/>
          <draw:enhanced-geometry draw:mirror-horizontal="false" draw:mirror-vertical="false" drawooo:sub-view-size="120000 120000" draw:text-areas="0 0 ?f0 ?f1" svg:viewBox="0 0 0 0" draw:type="ooxml-non-primitive" draw:enhanced-path="M 35180 120000 L 0 120000 0 0 35180 0 35180 49411 84337 49411 84337 0 120000 0 120000 120000 84337 120000 84337 72549 35180 72549 35180 120000 35180 120000 Z N">
            <draw:equation draw:name="f0" draw:formula="logwidth"/>
            <draw:equation draw:name="f1" draw:formula="logheight"/>
          </draw:enhanced-geometry>
        </draw:custom-shape>
        <draw:custom-shape draw:name="Google Shape;61;p2" draw:style-name="Mgr24" draw:text-style-name="MP26" draw:layer="layout" svg:width="0.314cm" svg:height="0.539cm" svg:x="7.585cm" svg:y="6.356cm">
          <text:p/>
          <draw:enhanced-geometry draw:mirror-horizontal="false" draw:mirror-vertical="false" drawooo:sub-view-size="120000 120000" draw:text-areas="0 0 ?f0 ?f1" svg:viewBox="0 0 0 0" draw:type="ooxml-non-primitive" draw:enhanced-path="M 50847 48235 L 119999 48235 119999 71372 50847 71372 50847 96470 119999 96470 119999 120000 0 120000 0 0 119999 0 119999 23137 50847 23137 50847 48235 50847 48235 Z N">
            <draw:equation draw:name="f0" draw:formula="logwidth"/>
            <draw:equation draw:name="f1" draw:formula="logheight"/>
          </draw:enhanced-geometry>
        </draw:custom-shape>
        <draw:custom-shape draw:name="Google Shape;62;p2" draw:style-name="Mgr24" draw:text-style-name="MP26" draw:layer="layout" svg:width="0.463cm" svg:height="0.542cm" svg:x="6.731cm" svg:y="6.949cm">
          <text:p/>
          <draw:enhanced-geometry draw:mirror-horizontal="false" draw:mirror-vertical="false" drawooo:sub-view-size="120000 120000" draw:text-areas="0 0 ?f0 ?f1" svg:viewBox="0 0 0 0" draw:type="ooxml-non-primitive" draw:enhanced-path="M 34809 120000 L 0 120000 0 0 34809 0 85648 67402 85648 0 120000 0 120000 120000 85648 120000 34809 51818 34809 120000 34809 120000 Z N">
            <draw:equation draw:name="f0" draw:formula="logwidth"/>
            <draw:equation draw:name="f1" draw:formula="logheight"/>
          </draw:enhanced-geometry>
        </draw:custom-shape>
        <draw:custom-shape draw:name="Google Shape;63;p2" draw:style-name="Mgr24" draw:text-style-name="MP26" draw:layer="layout" svg:width="0.307cm" svg:height="0.542cm" svg:x="7.244cm" svg:y="6.949cm">
          <text:p/>
          <draw:enhanced-geometry draw:mirror-horizontal="false" draw:mirror-vertical="false" drawooo:sub-view-size="120000 120000" draw:text-areas="0 0 ?f0 ?f1" svg:viewBox="0 0 0 0" draw:type="ooxml-non-primitive" draw:enhanced-path="M 50057 47922 L 119999 47922 119999 72077 50057 72077 50057 97012 119999 97012 119999 120000 0 120000 0 0 119999 0 119999 24155 50057 24155 50057 47922 50057 47922 Z N">
            <draw:equation draw:name="f0" draw:formula="logwidth"/>
            <draw:equation draw:name="f1" draw:formula="logheight"/>
          </draw:enhanced-geometry>
        </draw:custom-shape>
        <draw:custom-shape draw:name="Google Shape;64;p2" draw:style-name="Mgr24" draw:text-style-name="MP26" draw:layer="layout" svg:width="0.698cm" svg:height="0.542cm" svg:x="7.585cm" svg:y="6.949cm">
          <text:p/>
          <draw:enhanced-geometry draw:mirror-horizontal="false" draw:mirror-vertical="false" drawooo:sub-view-size="120000 120000" draw:text-areas="0 0 ?f0 ?f1" svg:viewBox="0 0 0 0" draw:type="ooxml-non-primitive" draw:enhanced-path="M 96303 0 L 120000 0 94784 120000 71696 120000 59544 49090 47392 120000 24303 120000 0 0 24303 0 35848 68181 48607 0 71696 0 83240 70129 96303 0 96303 0 Z N">
            <draw:equation draw:name="f0" draw:formula="logwidth"/>
            <draw:equation draw:name="f1" draw:formula="logheight"/>
          </draw:enhanced-geometry>
        </draw:custom-shape>
        <draw:custom-shape draw:name="Google Shape;65;p2" draw:style-name="Mgr24" draw:text-style-name="MP26" draw:layer="layout" svg:width="0.045cm" svg:height="0.062cm" svg:x="8.195cm" svg:y="7.429cm">
          <text:p/>
          <draw:enhanced-geometry draw:mirror-horizontal="false" draw:mirror-vertical="false" drawooo:sub-view-size="120000 120000" draw:text-areas="0 0 ?f0 ?f1" svg:viewBox="0 0 0 0" draw:type="ooxml-non-primitive" draw:enhanced-path="M 0 0 L 0 10000 41538 10000 41538 120000 64615 120000 64615 10000 120000 10000 120000 0 0 0 0 0 Z N">
            <draw:equation draw:name="f0" draw:formula="logwidth"/>
            <draw:equation draw:name="f1" draw:formula="logheight"/>
          </draw:enhanced-geometry>
        </draw:custom-shape>
        <draw:custom-shape draw:name="Google Shape;66;p2" draw:style-name="Mgr24" draw:text-style-name="MP26" draw:layer="layout" svg:width="0.059cm" svg:height="0.062cm" svg:x="8.251cm" svg:y="7.429cm">
          <text:p/>
          <draw:enhanced-geometry draw:mirror-horizontal="false" draw:mirror-vertical="false" drawooo:sub-view-size="120000 120000" draw:text-areas="0 0 ?f0 ?f1" svg:viewBox="0 0 0 0" draw:type="ooxml-non-primitive" draw:enhanced-path="M 106285 0 L 54857 103333 17142 0 0 0 0 120000 6857 120000 6857 26666 6857 26666 54857 120000 65142 120000 113142 26666 113142 26666 113142 120000 120000 120000 120000 0 106285 0 106285 0 Z N">
            <draw:equation draw:name="f0" draw:formula="logwidth"/>
            <draw:equation draw:name="f1" draw:formula="logheight"/>
          </draw:enhanced-geometry>
        </draw:custom-shape>
        <draw:g draw:name="Google Shape;67;p2">
          <draw:custom-shape draw:name="Google Shape;68;p2" draw:style-name="Mgr4" draw:text-style-name="MP6" draw:layer="layout" svg:width="0.446cm" svg:height="0.43cm" svg:x="8.676cm" svg:y="7.092cm">
            <text:p/>
            <draw:enhanced-geometry draw:mirror-horizontal="false" draw:mirror-vertical="false" drawooo:sub-view-size="120000 120000" draw:text-areas="0 0 ?f0 ?f1" svg:viewBox="0 0 0 0" draw:type="ooxml-non-primitive" draw:enhanced-path="M 120000 41803 L 91067 120000 0 0 120000 41803 Z N">
              <draw:equation draw:name="f0" draw:formula="logwidth"/>
              <draw:equation draw:name="f1" draw:formula="logheight"/>
            </draw:enhanced-geometry>
          </draw:custom-shape>
          <draw:custom-shape draw:name="Google Shape;69;p2" draw:style-name="Mgr5" draw:text-style-name="MP7" draw:layer="layout" svg:width="0.747cm" svg:height="0.28cm" svg:x="9.015cm" svg:y="7.242cm">
            <text:p/>
            <draw:enhanced-geometry draw:mirror-horizontal="false" draw:mirror-vertical="false" drawooo:sub-view-size="120000 120000" draw:text-areas="0 0 ?f0 ?f1" svg:viewBox="0 0 0 0" draw:type="ooxml-non-primitive" draw:enhanced-path="M 17304 0 L 0 120000 120000 92830 17304 0 Z N">
              <draw:equation draw:name="f0" draw:formula="logwidth"/>
              <draw:equation draw:name="f1" draw:formula="logheight"/>
            </draw:enhanced-geometry>
          </draw:custom-shape>
          <draw:custom-shape draw:name="Google Shape;70;p2" draw:style-name="Mgr6" draw:text-style-name="MP8" draw:layer="layout" svg:width="1.086cm" svg:height="1.036cm" svg:x="8.676cm" svg:y="6.422cm">
            <text:p/>
            <draw:enhanced-geometry draw:mirror-horizontal="false" draw:mirror-vertical="false" drawooo:sub-view-size="120000 120000" draw:text-areas="0 0 ?f0 ?f1" svg:viewBox="0 0 0 0" draw:type="ooxml-non-primitive" draw:enhanced-path="M 45658 0 L 0 77478 120000 120000 45658 0 Z N">
              <draw:equation draw:name="f0" draw:formula="logwidth"/>
              <draw:equation draw:name="f1" draw:formula="logheight"/>
            </draw:enhanced-geometry>
          </draw:custom-shape>
          <draw:custom-shape draw:name="Google Shape;71;p2" draw:style-name="Mgr7" draw:text-style-name="MP9" draw:layer="layout" svg:width="0.321cm" svg:height="0.372cm" svg:x="8.584cm" svg:y="6.719cm">
            <text:p/>
            <draw:enhanced-geometry draw:mirror-horizontal="false" draw:mirror-vertical="false" drawooo:sub-view-size="120000 120000" draw:text-areas="0 0 ?f0 ?f1" svg:viewBox="0 0 0 0" draw:type="ooxml-non-primitive" draw:enhanced-path="M 120000 0 L 34285 120000 0 20473 120000 0 Z N">
              <draw:equation draw:name="f0" draw:formula="logwidth"/>
              <draw:equation draw:name="f1" draw:formula="logheight"/>
            </draw:enhanced-geometry>
          </draw:custom-shape>
          <draw:custom-shape draw:name="Google Shape;72;p2" draw:style-name="Mgr8" draw:text-style-name="MP10" draw:layer="layout" svg:width="0.418cm" svg:height="1.254cm" svg:x="9.09cm" svg:y="5.749cm">
            <text:p/>
            <draw:enhanced-geometry draw:mirror-horizontal="false" draw:mirror-vertical="false" drawooo:sub-view-size="120000 120000" draw:text-areas="0 0 ?f0 ?f1" svg:viewBox="0 0 0 0" draw:type="ooxml-non-primitive" draw:enhanced-path="M 0 64394 L 120000 0 107848 119999 0 64394 Z N">
              <draw:equation draw:name="f0" draw:formula="logwidth"/>
              <draw:equation draw:name="f1" draw:formula="logheight"/>
            </draw:enhanced-geometry>
          </draw:custom-shape>
          <draw:custom-shape draw:name="Google Shape;73;p2" draw:style-name="Mgr9" draw:text-style-name="MP11" draw:layer="layout" svg:width="0.188cm" svg:height="0.448cm" svg:x="8.584cm" svg:y="6.334cm">
            <text:p/>
            <draw:enhanced-geometry draw:mirror-horizontal="false" draw:mirror-vertical="false" drawooo:sub-view-size="120000 120000" draw:text-areas="0 0 ?f0 ?f1" svg:viewBox="0 0 0 0" draw:type="ooxml-non-primitive" draw:enhanced-path="M 120000 109606 L 0 0 0 120000 120000 109606 Z N">
              <draw:equation draw:name="f0" draw:formula="logwidth"/>
              <draw:equation draw:name="f1" draw:formula="logheight"/>
            </draw:enhanced-geometry>
          </draw:custom-shape>
          <draw:custom-shape draw:name="Google Shape;74;p2" draw:style-name="Mgr10" draw:text-style-name="MP12" draw:layer="layout" svg:width="0.685cm" svg:height="0.584cm" svg:x="8.584cm" svg:y="6.134cm">
            <text:p/>
            <draw:enhanced-geometry draw:mirror-horizontal="false" draw:mirror-vertical="false" drawooo:sub-view-size="120000 120000" draw:text-areas="0 0 ?f0 ?f1" svg:viewBox="0 0 0 0" draw:type="ooxml-non-primitive" draw:enhanced-path="M 56288 120000 L 0 40966 120000 0 56288 120000 Z N">
              <draw:equation draw:name="f0" draw:formula="logwidth"/>
              <draw:equation draw:name="f1" draw:formula="logheight"/>
            </draw:enhanced-geometry>
          </draw:custom-shape>
          <draw:custom-shape draw:name="Google Shape;75;p2" draw:style-name="Mgr11" draw:text-style-name="MP13" draw:layer="layout" svg:width="0.321cm" svg:height="0.421cm" svg:x="8.584cm" svg:y="6.334cm">
            <text:p/>
            <draw:enhanced-geometry draw:mirror-horizontal="false" draw:mirror-vertical="false" drawooo:sub-view-size="120000 120000" draw:text-areas="0 0 ?f0 ?f1" svg:viewBox="0 0 0 0" draw:type="ooxml-non-primitive" draw:enhanced-path="M 46813 120000 L 0 0 120000 109456 46813 120000 Z N">
              <draw:equation draw:name="f0" draw:formula="logwidth"/>
              <draw:equation draw:name="f1" draw:formula="logheight"/>
            </draw:enhanced-geometry>
          </draw:custom-shape>
          <draw:custom-shape draw:name="Google Shape;76;p2" draw:style-name="Mgr12" draw:text-style-name="MP14" draw:layer="layout" svg:width="0.43cm" svg:height="0.409cm" svg:x="8.584cm" svg:y="5.924cm">
            <text:p/>
            <draw:enhanced-geometry draw:mirror-horizontal="false" draw:mirror-vertical="false" drawooo:sub-view-size="120000 120000" draw:text-areas="0 0 ?f0 ?f1" svg:viewBox="0 0 0 0" draw:type="ooxml-non-primitive" draw:enhanced-path="M 68852 0 L 0 120000 120000 83275 68852 0 Z N">
              <draw:equation draw:name="f0" draw:formula="logwidth"/>
              <draw:equation draw:name="f1" draw:formula="logheight"/>
            </draw:enhanced-geometry>
          </draw:custom-shape>
          <draw:custom-shape draw:name="Google Shape;77;p2" draw:style-name="Mgr13" draw:text-style-name="MP15" draw:layer="layout" svg:width="0.388cm" svg:height="0.471cm" svg:x="8.832cm" svg:y="5.736cm">
            <text:p/>
            <draw:enhanced-geometry draw:mirror-horizontal="false" draw:mirror-vertical="false" drawooo:sub-view-size="120000 120000" draw:text-areas="0 0 ?f0 ?f1" svg:viewBox="0 0 0 0" draw:type="ooxml-non-primitive" draw:enhanced-path="M 0 47640 L 120000 0 56727 120000 0 47640 Z N">
              <draw:equation draw:name="f0" draw:formula="logwidth"/>
              <draw:equation draw:name="f1" draw:formula="logheight"/>
            </draw:enhanced-geometry>
          </draw:custom-shape>
          <draw:custom-shape draw:name="Google Shape;78;p2" draw:style-name="Mgr14" draw:text-style-name="MP16" draw:layer="layout" svg:width="0.253cm" svg:height="0.471cm" svg:x="9.015cm" svg:y="5.736cm">
            <text:p/>
            <draw:enhanced-geometry draw:mirror-horizontal="false" draw:mirror-vertical="false" drawooo:sub-view-size="120000 120000" draw:text-areas="0 0 ?f0 ?f1" svg:viewBox="0 0 0 0" draw:type="ooxml-non-primitive" draw:enhanced-path="M 120000 101123 L 96666 0 0 120000 120000 101123 Z N">
              <draw:equation draw:name="f0" draw:formula="logwidth"/>
              <draw:equation draw:name="f1" draw:formula="logheight"/>
            </draw:enhanced-geometry>
          </draw:custom-shape>
          <draw:custom-shape draw:name="Google Shape;79;p2" draw:style-name="Mgr12" draw:text-style-name="MP14" draw:layer="layout" svg:width="0.287cm" svg:height="0.397cm" svg:x="9.22cm" svg:y="5.736cm">
            <text:p/>
            <draw:enhanced-geometry draw:mirror-horizontal="false" draw:mirror-vertical="false" drawooo:sub-view-size="120000 120000" draw:text-areas="0 0 ?f0 ?f1" svg:viewBox="0 0 0 0" draw:type="ooxml-non-primitive" draw:enhanced-path="M 20613 120000 L 0 0 120000 3733 20613 120000 Z N">
              <draw:equation draw:name="f0" draw:formula="logwidth"/>
              <draw:equation draw:name="f1" draw:formula="logheight"/>
            </draw:enhanced-geometry>
          </draw:custom-shape>
          <draw:custom-shape draw:name="Google Shape;80;p2" draw:style-name="Mgr13" draw:text-style-name="MP15" draw:layer="layout" svg:width="0.188cm" svg:height="0.694cm" svg:x="9.487cm" svg:y="5.749cm">
            <text:p/>
            <draw:enhanced-geometry draw:mirror-horizontal="false" draw:mirror-vertical="false" drawooo:sub-view-size="120000 120000" draw:text-areas="0 0 ?f0 ?f1" svg:viewBox="0 0 0 0" draw:type="ooxml-non-primitive" draw:enhanced-path="M 0 120000 L 13457 0 120000 93129 0 120000 Z N">
              <draw:equation draw:name="f0" draw:formula="logwidth"/>
              <draw:equation draw:name="f1" draw:formula="logheight"/>
            </draw:enhanced-geometry>
          </draw:custom-shape>
          <draw:custom-shape draw:name="Google Shape;81;p2" draw:style-name="Mgr12" draw:text-style-name="MP14" draw:layer="layout" svg:width="0.342cm" svg:height="0.538cm" svg:x="9.509cm" svg:y="5.749cm">
            <text:p/>
            <draw:enhanced-geometry draw:mirror-horizontal="false" draw:mirror-vertical="false" drawooo:sub-view-size="120000 120000" draw:text-areas="0 0 ?f0 ?f1" svg:viewBox="0 0 0 0" draw:type="ooxml-non-primitive" draw:enhanced-path="M 120000 88524 L 0 0 58762 120000 120000 88524 Z N">
              <draw:equation draw:name="f0" draw:formula="logwidth"/>
              <draw:equation draw:name="f1" draw:formula="logheight"/>
            </draw:enhanced-geometry>
          </draw:custom-shape>
          <draw:custom-shape draw:name="Google Shape;82;p2" draw:style-name="Mgr12" draw:text-style-name="MP14" draw:layer="layout" svg:width="0.363cm" svg:height="0.559cm" svg:x="9.466cm" svg:y="6.443cm">
            <text:p/>
            <draw:enhanced-geometry draw:mirror-horizontal="false" draw:mirror-vertical="false" drawooo:sub-view-size="120000 120000" draw:text-areas="0 0 ?f0 ?f1" svg:viewBox="0 0 0 0" draw:type="ooxml-non-primitive" draw:enhanced-path="M 120000 56403 L 6990 0 0 120000 120000 56403 Z N">
              <draw:equation draw:name="f0" draw:formula="logwidth"/>
              <draw:equation draw:name="f1" draw:formula="logheight"/>
            </draw:enhanced-geometry>
          </draw:custom-shape>
          <draw:custom-shape draw:name="Google Shape;83;p2" draw:style-name="Mgr8" draw:text-style-name="MP10" draw:layer="layout" svg:width="0.519cm" svg:height="0.697cm" svg:x="9.487cm" svg:y="6.146cm">
            <text:p/>
            <draw:enhanced-geometry draw:mirror-horizontal="false" draw:mirror-vertical="false" drawooo:sub-view-size="120000 120000" draw:text-areas="0 0 ?f0 ?f1" svg:viewBox="0 0 0 0" draw:type="ooxml-non-primitive" draw:enhanced-path="M 120000 120000 L 0 51037 84081 0 120000 120000 Z N">
              <draw:equation draw:name="f0" draw:formula="logwidth"/>
              <draw:equation draw:name="f1" draw:formula="logheight"/>
            </draw:enhanced-geometry>
          </draw:custom-shape>
          <draw:custom-shape draw:name="Google Shape;84;p2" draw:style-name="Mgr14" draw:text-style-name="MP16" draw:layer="layout" svg:width="0.321cm" svg:height="0.391cm" svg:x="9.851cm" svg:y="6.146cm">
            <text:p/>
            <draw:enhanced-geometry draw:mirror-horizontal="false" draw:mirror-vertical="false" drawooo:sub-view-size="120000 120000" draw:text-areas="0 0 ?f0 ?f1" svg:viewBox="0 0 0 0" draw:type="ooxml-non-primitive" draw:enhanced-path="M 30989 120000 L 120000 83243 0 0 30989 120000 Z N">
              <draw:equation draw:name="f0" draw:formula="logwidth"/>
              <draw:equation draw:name="f1" draw:formula="logheight"/>
            </draw:enhanced-geometry>
          </draw:custom-shape>
          <draw:custom-shape draw:name="Google Shape;85;p2" draw:style-name="Mgr15" draw:text-style-name="MP17" draw:layer="layout" svg:width="0.238cm" svg:height="0.425cm" svg:x="9.934cm" svg:y="6.418cm">
            <text:p/>
            <draw:enhanced-geometry draw:mirror-horizontal="false" draw:mirror-vertical="false" drawooo:sub-view-size="120000 120000" draw:text-areas="0 0 ?f0 ?f1" svg:viewBox="0 0 0 0" draw:type="ooxml-non-primitive" draw:enhanced-path="M 0 33858 L 120000 0 36444 120000 0 33858 Z N">
              <draw:equation draw:name="f0" draw:formula="logwidth"/>
              <draw:equation draw:name="f1" draw:formula="logheight"/>
            </draw:enhanced-geometry>
          </draw:custom-shape>
          <draw:custom-shape draw:name="Google Shape;86;p2" draw:style-name="Mgr16" draw:text-style-name="MP18" draw:layer="layout" svg:width="0.094cm" svg:height="0.55cm" svg:x="10.078cm" svg:y="6.418cm">
            <text:p/>
            <draw:enhanced-geometry draw:mirror-horizontal="false" draw:mirror-vertical="false" drawooo:sub-view-size="120000 120000" draw:text-areas="0 0 ?f0 ?f1" svg:viewBox="0 0 0 0" draw:type="ooxml-non-primitive" draw:enhanced-path="M 115555 120000 L 120000 0 0 52692 115555 120000 Z N">
              <draw:equation draw:name="f0" draw:formula="logwidth"/>
              <draw:equation draw:name="f1" draw:formula="logheight"/>
            </draw:enhanced-geometry>
          </draw:custom-shape>
          <draw:custom-shape draw:name="Google Shape;87;p2" draw:style-name="Mgr17" draw:text-style-name="MP19" draw:layer="layout" svg:width="0.702cm" svg:height="0.342cm" svg:x="9.466cm" svg:y="6.661cm">
            <text:p/>
            <draw:enhanced-geometry draw:mirror-horizontal="false" draw:mirror-vertical="false" drawooo:sub-view-size="120000 120000" draw:text-areas="0 0 ?f0 ?f1" svg:viewBox="0 0 0 0" draw:type="ooxml-non-primitive" draw:enhanced-path="M 104321 0 L 92261 64329 62110 16082 0 120000 120000 108247 104321 0 Z N">
              <draw:equation draw:name="f0" draw:formula="logwidth"/>
              <draw:equation draw:name="f1" draw:formula="logheight"/>
            </draw:enhanced-geometry>
          </draw:custom-shape>
          <draw:custom-shape draw:name="Google Shape;88;p2" draw:style-name="Mgr16" draw:text-style-name="MP18" draw:layer="layout" svg:width="0.702cm" svg:height="0.195cm" svg:x="9.466cm" svg:y="6.97cm">
            <text:p/>
            <draw:enhanced-geometry draw:mirror-horizontal="false" draw:mirror-vertical="false" drawooo:sub-view-size="120000 120000" draw:text-areas="0 0 ?f0 ?f1" svg:viewBox="0 0 0 0" draw:type="ooxml-non-primitive" draw:enhanced-path="M 112160 120000 L 120000 0 0 20540 112160 120000 Z N">
              <draw:equation draw:name="f0" draw:formula="logwidth"/>
              <draw:equation draw:name="f1" draw:formula="logheight"/>
            </draw:enhanced-geometry>
          </draw:custom-shape>
          <draw:custom-shape draw:name="Google Shape;89;p2" draw:style-name="Mgr18" draw:text-style-name="MP20" draw:layer="layout" svg:width="0.656cm" svg:height="0.455cm" svg:x="9.466cm" svg:y="7.003cm">
            <text:p/>
            <draw:enhanced-geometry draw:mirror-horizontal="false" draw:mirror-vertical="false" drawooo:sub-view-size="120000 120000" draw:text-areas="0 0 ?f0 ?f1" svg:viewBox="0 0 0 0" draw:type="ooxml-non-primitive" draw:enhanced-path="M 120000 42790 L 54193 120000 0 0 120000 42790 Z N">
              <draw:equation draw:name="f0" draw:formula="logwidth"/>
              <draw:equation draw:name="f1" draw:formula="logheight"/>
            </draw:enhanced-geometry>
          </draw:custom-shape>
        </draw:g>
        <draw:custom-shape draw:name="Google Shape;90;p2" draw:style-name="Mgr9" draw:text-style-name="MP11" draw:layer="layout" svg:width="0.587cm" svg:height="0.715cm" svg:x="6.732cm" svg:y="7.622cm">
          <text:p/>
          <draw:enhanced-geometry draw:mirror-horizontal="false" draw:mirror-vertical="false" drawooo:sub-view-size="120000 120000" draw:text-areas="0 0 ?f0 ?f1" svg:viewBox="0 0 0 0" draw:type="ooxml-non-primitive" draw:enhanced-path="M 0 0 C 42553 0 42553 0 42553 0 67234 0 83404 3508 96170 13333 112340 23859 120000 40000 120000 58947 120000 77894 111489 95438 97021 106666 85106 115087 67234 120000 46808 120000 0 120000 0 120000 0 120000 L 0 0 Z M 34893 96140 C 40851 96140 40851 96140 40851 96140 66382 96140 84255 81403 84255 59649 84255 49122 79148 38596 71489 32280 63829 26666 52765 23157 41702 23157 34893 23157 34893 23157 34893 23157 L 34893 96140 Z N">
            <draw:equation draw:name="f0" draw:formula="logwidth"/>
            <draw:equation draw:name="f1" draw:formula="logheight"/>
          </draw:enhanced-geometry>
        </draw:custom-shape>
        <draw:custom-shape draw:name="Google Shape;91;p2" draw:style-name="Mgr9" draw:text-style-name="MP11" draw:layer="layout" svg:width="0.176cm" svg:height="0.715cm" svg:x="7.367cm" svg:y="7.6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2" draw:style-name="Mgr9" draw:text-style-name="MP11" draw:layer="layout" svg:width="0.755cm" svg:height="0.743cm" svg:x="7.589cm" svg:y="7.61cm">
          <text:p/>
          <draw:enhanced-geometry draw:mirror-horizontal="false" draw:mirror-vertical="false" drawooo:sub-view-size="120000 120000" draw:text-areas="0 0 ?f0 ?f1" svg:viewBox="0 0 0 0" draw:type="ooxml-non-primitive" draw:enhanced-path="M 119337 51910 C 120000 53932 120000 56629 120000 57977 120000 76853 113370 91685 100773 103820 89502 113932 74917 120000 59005 120000 25856 120000 0 93707 0 60000 0 25617 25193 0 59005 0 78232 0 95469 8089 106740 22921 86187 39101 86187 39101 86187 39101 78232 29662 70276 25617 59668 25617 41767 25617 27845 40449 27845 60000 27845 79550 42430 94382 60994 94382 74254 94382 84861 86966 89502 74157 61657 74157 61657 74157 61657 74157 61657 51910 61657 51910 61657 51910 L 119337 51910 Z N">
            <draw:equation draw:name="f0" draw:formula="logwidth"/>
            <draw:equation draw:name="f1" draw:formula="logheight"/>
          </draw:enhanced-geometry>
        </draw:custom-shape>
        <draw:custom-shape draw:name="Google Shape;93;p2" draw:style-name="Mgr9" draw:text-style-name="MP11" draw:layer="layout" svg:width="0.174cm" svg:height="0.715cm" svg:x="8.4cm" svg:y="7.6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2" draw:style-name="Mgr9" draw:text-style-name="MP11" draw:layer="layout" svg:width="0.504cm" svg:height="0.715cm" svg:x="8.605cm" svg:y="7.622cm">
          <text:p/>
          <draw:enhanced-geometry draw:mirror-horizontal="false" draw:mirror-vertical="false" drawooo:sub-view-size="120000 120000" draw:text-areas="0 0 ?f0 ?f1" svg:viewBox="0 0 0 0" draw:type="ooxml-non-primitive" draw:enhanced-path="M 80559 120000 L 39860 120000 39860 24000 0 24000 0 0 120000 0 120000 24000 80559 24000 80559 120000 Z N">
            <draw:equation draw:name="f0" draw:formula="logwidth"/>
            <draw:equation draw:name="f1" draw:formula="logheight"/>
          </draw:enhanced-geometry>
        </draw:custom-shape>
        <draw:custom-shape draw:name="Google Shape;95;p2" draw:style-name="Mgr9" draw:text-style-name="MP11" draw:layer="layout" svg:width="0.688cm" svg:height="0.715cm" svg:x="9.037cm" svg:y="7.622cm">
          <text:p/>
          <draw:enhanced-geometry draw:mirror-horizontal="false" draw:mirror-vertical="false" drawooo:sub-view-size="120000 120000" draw:text-areas="0 0 ?f0 ?f1" svg:viewBox="0 0 0 0" draw:type="ooxml-non-primitive" draw:enhanced-path="M 36923 103111 L 32000 120000 0 120000 40615 0 79384 0 120000 120000 87384 120000 81538 103111 36923 103111 Z M 59692 34370 L 44923 79407 74153 79407 59692 34370 Z N">
            <draw:equation draw:name="f0" draw:formula="logwidth"/>
            <draw:equation draw:name="f1" draw:formula="logheight"/>
          </draw:enhanced-geometry>
        </draw:custom-shape>
        <draw:custom-shape draw:name="Google Shape;96;p2" draw:style-name="Mgr9" draw:text-style-name="MP11" draw:layer="layout" svg:width="0.409cm" svg:height="0.715cm" svg:x="9.756cm" svg:y="7.622cm">
          <text:p/>
          <draw:enhanced-geometry draw:mirror-horizontal="false" draw:mirror-vertical="false" drawooo:sub-view-size="120000 120000" draw:text-areas="0 0 ?f0 ?f1" svg:viewBox="0 0 0 0" draw:type="ooxml-non-primitive" draw:enhanced-path="M 120000 96888 L 120000 120000 0 120000 0 0 51206 0 51206 96888 120000 96888 Z N">
            <draw:equation draw:name="f0" draw:formula="logwidth"/>
            <draw:equation draw:name="f1" draw:formula="logheight"/>
          </draw:enhanced-geometry>
        </draw:custom-shape>
      </draw:g>
      <draw:custom-shape draw:name="Google Shape;97;p2" draw:style-name="Mgr25" draw:text-style-name="MP25" draw:layer="backgroundobjects" svg:width="0.001cm" svg:height="2.835cm" svg:x="11.007cm" svg:y="5.627cm">
        <text:p/>
        <draw:enhanced-geometry draw:mirror-horizontal="false" draw:mirror-vertical="false" svg:viewBox="0 0 21600 21600" draw:type="mso-spt32" draw:enhanced-path="M 0 0 L 21600 21600 N"/>
      </draw:custom-shape>
      <draw:frame draw:name="Google Shape;98;p2" presentation:style-name="Mpr1" draw:text-style-name="MP27" draw:layer="backgroundobjects" svg:width="11.641cm" svg:height="1.683cm" svg:x="11.642cm" svg:y="6.161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4__5f_Title_20_Slide" style:display-name="4_Title Slide" style:page-layout-name="PM1" draw:style-name="Mdp1">
      <draw:g draw:name="Google Shape;10;p1">
        <draw:custom-shape draw:name="Google Shape;11;p1" draw:style-name="Mgr3" draw:text-style-name="MP5" draw:layer="layout" svg:width="0.174cm" svg:height="0.248cm" svg:x="23.365cm" svg:y="0.423cm">
          <text:p/>
          <draw:enhanced-geometry draw:mirror-horizontal="false" draw:mirror-vertical="false" drawooo:sub-view-size="120000 120000" draw:text-areas="0 0 ?f0 ?f1" svg:viewBox="0 0 0 0" draw:type="ooxml-non-primitive" draw:enhanced-path="M 80555 119999 L 39444 119999 39444 23843 0 23843 0 0 120000 0 120000 23843 80555 23843 80555 119999 Z N">
            <draw:equation draw:name="f0" draw:formula="logwidth"/>
            <draw:equation draw:name="f1" draw:formula="logheight"/>
          </draw:enhanced-geometry>
        </draw:custom-shape>
        <draw:custom-shape draw:name="Google Shape;12;p1" draw:style-name="Mgr3" draw:text-style-name="MP5" draw:layer="layout" svg:width="0.264cm" svg:height="0.258cm" svg:x="23.53cm" svg:y="0.417cm">
          <text:p/>
          <draw:enhanced-geometry draw:mirror-horizontal="false" draw:mirror-vertical="false" drawooo:sub-view-size="120000 120000" draw:text-areas="0 0 ?f0 ?f1" svg:viewBox="0 0 0 0" draw:type="ooxml-non-primitive" draw:enhanced-path="M 60869 120000 C 26956 120000 0 94222 0 60444 0 26666 26956 0 60869 0 94782 0 120000 25777 120000 59555 120000 94222 93913 120000 60869 120000 Z M 60000 26666 C 41739 26666 28695 40888 28695 60444 28695 80000 42608 94222 60000 94222 78260 94222 92173 80000 92173 60444 92173 40888 78260 26666 60000 26666 N">
            <draw:equation draw:name="f0" draw:formula="logwidth"/>
            <draw:equation draw:name="f1" draw:formula="logheight"/>
          </draw:enhanced-geometry>
        </draw:custom-shape>
        <draw:custom-shape draw:name="Google Shape;13;p1" draw:style-name="Mgr3" draw:text-style-name="MP5" draw:layer="layout" svg:width="0.174cm" svg:height="0.247cm" svg:x="23.365cm" svg:y="0.697cm">
          <text:p/>
          <draw:enhanced-geometry draw:mirror-horizontal="false" draw:mirror-vertical="false" drawooo:sub-view-size="120000 120000" draw:text-areas="0 0 ?f0 ?f1" svg:viewBox="0 0 0 0" draw:type="ooxml-non-primitive" draw:enhanced-path="M 80555 120000 L 39444 120000 39444 23137 0 23137 0 0 120000 0 120000 23137 80555 23137 80555 120000 Z N">
            <draw:equation draw:name="f0" draw:formula="logwidth"/>
            <draw:equation draw:name="f1" draw:formula="logheight"/>
          </draw:enhanced-geometry>
        </draw:custom-shape>
        <draw:custom-shape draw:name="Google Shape;14;p1" draw:style-name="Mgr3" draw:text-style-name="MP5" draw:layer="layout" svg:width="0.201cm" svg:height="0.247cm" svg:x="23.558cm" svg:y="0.697cm">
          <text:p/>
          <draw:enhanced-geometry draw:mirror-horizontal="false" draw:mirror-vertical="false" drawooo:sub-view-size="120000 120000" draw:text-areas="0 0 ?f0 ?f1" svg:viewBox="0 0 0 0" draw:type="ooxml-non-primitive" draw:enhanced-path="M 35180 120000 L 0 120000 0 0 35180 0 35180 49411 84337 49411 84337 0 120000 0 120000 120000 84337 120000 84337 72549 35180 72549 35180 120000 Z N">
            <draw:equation draw:name="f0" draw:formula="logwidth"/>
            <draw:equation draw:name="f1" draw:formula="logheight"/>
          </draw:enhanced-geometry>
        </draw:custom-shape>
        <draw:custom-shape draw:name="Google Shape;15;p1" draw:style-name="Mgr3" draw:text-style-name="MP5" draw:layer="layout" svg:width="0.143cm" svg:height="0.247cm" svg:x="23.781cm" svg:y="0.697cm">
          <text:p/>
          <draw:enhanced-geometry draw:mirror-horizontal="false" draw:mirror-vertical="false" drawooo:sub-view-size="120000 120000" draw:text-areas="0 0 ?f0 ?f1" svg:viewBox="0 0 0 0" draw:type="ooxml-non-primitive" draw:enhanced-path="M 50847 48235 L 119999 48235 119999 71372 50847 71372 50847 96470 119999 96470 119999 120000 0 120000 0 0 119999 0 119999 23137 50847 23137 50847 48235 Z N">
            <draw:equation draw:name="f0" draw:formula="logwidth"/>
            <draw:equation draw:name="f1" draw:formula="logheight"/>
          </draw:enhanced-geometry>
        </draw:custom-shape>
        <draw:custom-shape draw:name="Google Shape;16;p1" draw:style-name="Mgr3" draw:text-style-name="MP5" draw:layer="layout" svg:width="0.212cm" svg:height="0.249cm" svg:x="23.389cm" svg:y="0.97cm">
          <text:p/>
          <draw:enhanced-geometry draw:mirror-horizontal="false" draw:mirror-vertical="false" drawooo:sub-view-size="120000 120000" draw:text-areas="0 0 ?f0 ?f1" svg:viewBox="0 0 0 0" draw:type="ooxml-non-primitive" draw:enhanced-path="M 34809 120000 L 0 120000 0 0 34809 0 85648 67402 85648 0 120000 0 120000 120000 85648 120000 34809 51818 34809 120000 Z N">
            <draw:equation draw:name="f0" draw:formula="logwidth"/>
            <draw:equation draw:name="f1" draw:formula="logheight"/>
          </draw:enhanced-geometry>
        </draw:custom-shape>
        <draw:custom-shape draw:name="Google Shape;17;p1" draw:style-name="Mgr3" draw:text-style-name="MP5" draw:layer="layout" svg:width="0.141cm" svg:height="0.249cm" svg:x="23.624cm" svg:y="0.97cm">
          <text:p/>
          <draw:enhanced-geometry draw:mirror-horizontal="false" draw:mirror-vertical="false" drawooo:sub-view-size="120000 120000" draw:text-areas="0 0 ?f0 ?f1" svg:viewBox="0 0 0 0" draw:type="ooxml-non-primitive" draw:enhanced-path="M 50057 47922 L 119999 47922 119999 72077 50057 72077 50057 97012 119999 97012 119999 120000 0 120000 0 0 119999 0 119999 24155 50057 24155 50057 47922 Z N">
            <draw:equation draw:name="f0" draw:formula="logwidth"/>
            <draw:equation draw:name="f1" draw:formula="logheight"/>
          </draw:enhanced-geometry>
        </draw:custom-shape>
        <draw:custom-shape draw:name="Google Shape;18;p1" draw:style-name="Mgr3" draw:text-style-name="MP5" draw:layer="layout" svg:width="0.32cm" svg:height="0.249cm" svg:x="23.781cm" svg:y="0.97cm">
          <text:p/>
          <draw:enhanced-geometry draw:mirror-horizontal="false" draw:mirror-vertical="false" drawooo:sub-view-size="120000 120000" draw:text-areas="0 0 ?f0 ?f1" svg:viewBox="0 0 0 0" draw:type="ooxml-non-primitive" draw:enhanced-path="M 96303 0 L 120000 0 94784 120000 71696 120000 59544 49090 47392 120000 24303 120000 0 0 24303 0 35848 68181 48607 0 71696 0 83240 70129 96303 0 Z N">
            <draw:equation draw:name="f0" draw:formula="logwidth"/>
            <draw:equation draw:name="f1" draw:formula="logheight"/>
          </draw:enhanced-geometry>
        </draw:custom-shape>
        <draw:custom-shape draw:name="Google Shape;19;p1" draw:style-name="Mgr3" draw:text-style-name="MP5" draw:layer="layout" svg:width="0.02cm" svg:height="0.028cm" svg:x="24.061cm" svg:y="1.19cm">
          <text:p/>
          <draw:enhanced-geometry draw:mirror-horizontal="false" draw:mirror-vertical="false" drawooo:sub-view-size="120000 120000" draw:text-areas="0 0 ?f0 ?f1" svg:viewBox="0 0 0 0" draw:type="ooxml-non-primitive" draw:enhanced-path="M 0 0 L 0 10000 41538 10000 41538 120000 64615 120000 64615 10000 120000 10000 120000 0 0 0 Z N">
            <draw:equation draw:name="f0" draw:formula="logwidth"/>
            <draw:equation draw:name="f1" draw:formula="logheight"/>
          </draw:enhanced-geometry>
        </draw:custom-shape>
        <draw:custom-shape draw:name="Google Shape;20;p1" draw:style-name="Mgr3" draw:text-style-name="MP5" draw:layer="layout" svg:width="0.027cm" svg:height="0.028cm" svg:x="24.087cm" svg:y="1.19cm">
          <text:p/>
          <draw:enhanced-geometry draw:mirror-horizontal="false" draw:mirror-vertical="false" drawooo:sub-view-size="120000 120000" draw:text-areas="0 0 ?f0 ?f1" svg:viewBox="0 0 0 0" draw:type="ooxml-non-primitive" draw:enhanced-path="M 106285 0 L 54857 103333 17142 0 0 0 0 120000 6857 120000 6857 26666 54857 120000 65142 120000 113142 26666 113142 120000 120000 120000 120000 0 106285 0 Z N">
            <draw:equation draw:name="f0" draw:formula="logwidth"/>
            <draw:equation draw:name="f1" draw:formula="logheight"/>
          </draw:enhanced-geometry>
        </draw:custom-shape>
        <draw:custom-shape draw:name="Google Shape;21;p1" draw:style-name="Mgr4" draw:text-style-name="MP6" draw:layer="layout" svg:width="0.204cm" svg:height="0.197cm" svg:x="24.282cm" svg:y="1.035cm">
          <text:p/>
          <draw:enhanced-geometry draw:mirror-horizontal="false" draw:mirror-vertical="false" drawooo:sub-view-size="120000 120000" draw:text-areas="0 0 ?f0 ?f1" svg:viewBox="0 0 0 0" draw:type="ooxml-non-primitive" draw:enhanced-path="M 120000 41803 L 91067 120000 0 0 120000 41803 Z N">
            <draw:equation draw:name="f0" draw:formula="logwidth"/>
            <draw:equation draw:name="f1" draw:formula="logheight"/>
          </draw:enhanced-geometry>
        </draw:custom-shape>
        <draw:custom-shape draw:name="Google Shape;22;p1" draw:style-name="Mgr5" draw:text-style-name="MP7" draw:layer="layout" svg:width="0.342cm" svg:height="0.128cm" svg:x="24.438cm" svg:y="1.104cm">
          <text:p/>
          <draw:enhanced-geometry draw:mirror-horizontal="false" draw:mirror-vertical="false" drawooo:sub-view-size="120000 120000" draw:text-areas="0 0 ?f0 ?f1" svg:viewBox="0 0 0 0" draw:type="ooxml-non-primitive" draw:enhanced-path="M 17304 0 L 0 120000 120000 92830 17304 0 Z N">
            <draw:equation draw:name="f0" draw:formula="logwidth"/>
            <draw:equation draw:name="f1" draw:formula="logheight"/>
          </draw:enhanced-geometry>
        </draw:custom-shape>
        <draw:custom-shape draw:name="Google Shape;23;p1" draw:style-name="Mgr6" draw:text-style-name="MP8" draw:layer="layout" svg:width="0.498cm" svg:height="0.475cm" svg:x="24.282cm" svg:y="0.728cm">
          <text:p/>
          <draw:enhanced-geometry draw:mirror-horizontal="false" draw:mirror-vertical="false" drawooo:sub-view-size="120000 120000" draw:text-areas="0 0 ?f0 ?f1" svg:viewBox="0 0 0 0" draw:type="ooxml-non-primitive" draw:enhanced-path="M 45658 0 L 0 77478 120000 120000 45658 0 Z N">
            <draw:equation draw:name="f0" draw:formula="logwidth"/>
            <draw:equation draw:name="f1" draw:formula="logheight"/>
          </draw:enhanced-geometry>
        </draw:custom-shape>
        <draw:custom-shape draw:name="Google Shape;24;p1" draw:style-name="Mgr7" draw:text-style-name="MP9" draw:layer="layout" svg:width="0.147cm" svg:height="0.17cm" svg:x="24.24cm" svg:y="0.864cm">
          <text:p/>
          <draw:enhanced-geometry draw:mirror-horizontal="false" draw:mirror-vertical="false" drawooo:sub-view-size="120000 120000" draw:text-areas="0 0 ?f0 ?f1" svg:viewBox="0 0 0 0" draw:type="ooxml-non-primitive" draw:enhanced-path="M 120000 0 L 34285 120000 0 20473 120000 0 Z N">
            <draw:equation draw:name="f0" draw:formula="logwidth"/>
            <draw:equation draw:name="f1" draw:formula="logheight"/>
          </draw:enhanced-geometry>
        </draw:custom-shape>
        <draw:custom-shape draw:name="Google Shape;25;p1" draw:style-name="Mgr8" draw:text-style-name="MP10" draw:layer="layout" svg:width="0.191cm" svg:height="0.575cm" svg:x="24.472cm" svg:y="0.419cm">
          <text:p/>
          <draw:enhanced-geometry draw:mirror-horizontal="false" draw:mirror-vertical="false" drawooo:sub-view-size="120000 120000" draw:text-areas="0 0 ?f0 ?f1" svg:viewBox="0 0 0 0" draw:type="ooxml-non-primitive" draw:enhanced-path="M 0 64394 L 120000 0 107848 119999 0 64394 Z N">
            <draw:equation draw:name="f0" draw:formula="logwidth"/>
            <draw:equation draw:name="f1" draw:formula="logheight"/>
          </draw:enhanced-geometry>
        </draw:custom-shape>
        <draw:custom-shape draw:name="Google Shape;26;p1" draw:style-name="Mgr9" draw:text-style-name="MP11" draw:layer="layout" svg:width="0.086cm" svg:height="0.205cm" svg:x="24.24cm" svg:y="0.687cm">
          <text:p/>
          <draw:enhanced-geometry draw:mirror-horizontal="false" draw:mirror-vertical="false" drawooo:sub-view-size="120000 120000" draw:text-areas="0 0 ?f0 ?f1" svg:viewBox="0 0 0 0" draw:type="ooxml-non-primitive" draw:enhanced-path="M 120000 109606 L 0 0 0 120000 120000 109606 Z N">
            <draw:equation draw:name="f0" draw:formula="logwidth"/>
            <draw:equation draw:name="f1" draw:formula="logheight"/>
          </draw:enhanced-geometry>
        </draw:custom-shape>
        <draw:custom-shape draw:name="Google Shape;27;p1" draw:style-name="Mgr10" draw:text-style-name="MP12" draw:layer="layout" svg:width="0.314cm" svg:height="0.267cm" svg:x="24.24cm" svg:y="0.596cm">
          <text:p/>
          <draw:enhanced-geometry draw:mirror-horizontal="false" draw:mirror-vertical="false" drawooo:sub-view-size="120000 120000" draw:text-areas="0 0 ?f0 ?f1" svg:viewBox="0 0 0 0" draw:type="ooxml-non-primitive" draw:enhanced-path="M 56288 120000 L 0 40966 120000 0 56288 120000 Z N">
            <draw:equation draw:name="f0" draw:formula="logwidth"/>
            <draw:equation draw:name="f1" draw:formula="logheight"/>
          </draw:enhanced-geometry>
        </draw:custom-shape>
        <draw:custom-shape draw:name="Google Shape;28;p1" draw:style-name="Mgr11" draw:text-style-name="MP13" draw:layer="layout" svg:width="0.147cm" svg:height="0.193cm" svg:x="24.24cm" svg:y="0.687cm">
          <text:p/>
          <draw:enhanced-geometry draw:mirror-horizontal="false" draw:mirror-vertical="false" drawooo:sub-view-size="120000 120000" draw:text-areas="0 0 ?f0 ?f1" svg:viewBox="0 0 0 0" draw:type="ooxml-non-primitive" draw:enhanced-path="M 46813 120000 L 0 0 120000 109456 46813 120000 Z N">
            <draw:equation draw:name="f0" draw:formula="logwidth"/>
            <draw:equation draw:name="f1" draw:formula="logheight"/>
          </draw:enhanced-geometry>
        </draw:custom-shape>
        <draw:custom-shape draw:name="Google Shape;29;p1" draw:style-name="Mgr12" draw:text-style-name="MP14" draw:layer="layout" svg:width="0.197cm" svg:height="0.187cm" svg:x="24.24cm" svg:y="0.499cm">
          <text:p/>
          <draw:enhanced-geometry draw:mirror-horizontal="false" draw:mirror-vertical="false" drawooo:sub-view-size="120000 120000" draw:text-areas="0 0 ?f0 ?f1" svg:viewBox="0 0 0 0" draw:type="ooxml-non-primitive" draw:enhanced-path="M 68852 0 L 0 120000 120000 83275 68852 0 Z N">
            <draw:equation draw:name="f0" draw:formula="logwidth"/>
            <draw:equation draw:name="f1" draw:formula="logheight"/>
          </draw:enhanced-geometry>
        </draw:custom-shape>
        <draw:custom-shape draw:name="Google Shape;30;p1" draw:style-name="Mgr13" draw:text-style-name="MP15" draw:layer="layout" svg:width="0.178cm" svg:height="0.215cm" svg:x="24.354cm" svg:y="0.413cm">
          <text:p/>
          <draw:enhanced-geometry draw:mirror-horizontal="false" draw:mirror-vertical="false" drawooo:sub-view-size="120000 120000" draw:text-areas="0 0 ?f0 ?f1" svg:viewBox="0 0 0 0" draw:type="ooxml-non-primitive" draw:enhanced-path="M 0 47640 L 120000 0 56727 120000 0 47640 Z N">
            <draw:equation draw:name="f0" draw:formula="logwidth"/>
            <draw:equation draw:name="f1" draw:formula="logheight"/>
          </draw:enhanced-geometry>
        </draw:custom-shape>
        <draw:custom-shape draw:name="Google Shape;31;p1" draw:style-name="Mgr14" draw:text-style-name="MP16" draw:layer="layout" svg:width="0.116cm" svg:height="0.215cm" svg:x="24.438cm" svg:y="0.413cm">
          <text:p/>
          <draw:enhanced-geometry draw:mirror-horizontal="false" draw:mirror-vertical="false" drawooo:sub-view-size="120000 120000" draw:text-areas="0 0 ?f0 ?f1" svg:viewBox="0 0 0 0" draw:type="ooxml-non-primitive" draw:enhanced-path="M 120000 101123 L 96666 0 0 120000 120000 101123 Z N">
            <draw:equation draw:name="f0" draw:formula="logwidth"/>
            <draw:equation draw:name="f1" draw:formula="logheight"/>
          </draw:enhanced-geometry>
        </draw:custom-shape>
        <draw:custom-shape draw:name="Google Shape;32;p1" draw:style-name="Mgr12" draw:text-style-name="MP14" draw:layer="layout" svg:width="0.131cm" svg:height="0.181cm" svg:x="24.532cm" svg:y="0.413cm">
          <text:p/>
          <draw:enhanced-geometry draw:mirror-horizontal="false" draw:mirror-vertical="false" drawooo:sub-view-size="120000 120000" draw:text-areas="0 0 ?f0 ?f1" svg:viewBox="0 0 0 0" draw:type="ooxml-non-primitive" draw:enhanced-path="M 20613 120000 L 0 0 120000 3733 20613 120000 Z N">
            <draw:equation draw:name="f0" draw:formula="logwidth"/>
            <draw:equation draw:name="f1" draw:formula="logheight"/>
          </draw:enhanced-geometry>
        </draw:custom-shape>
        <draw:custom-shape draw:name="Google Shape;33;p1" draw:style-name="Mgr13" draw:text-style-name="MP15" draw:layer="layout" svg:width="0.086cm" svg:height="0.318cm" svg:x="24.655cm" svg:y="0.419cm">
          <text:p/>
          <draw:enhanced-geometry draw:mirror-horizontal="false" draw:mirror-vertical="false" drawooo:sub-view-size="120000 120000" draw:text-areas="0 0 ?f0 ?f1" svg:viewBox="0 0 0 0" draw:type="ooxml-non-primitive" draw:enhanced-path="M 0 120000 L 13457 0 120000 93129 0 120000 Z N">
            <draw:equation draw:name="f0" draw:formula="logwidth"/>
            <draw:equation draw:name="f1" draw:formula="logheight"/>
          </draw:enhanced-geometry>
        </draw:custom-shape>
        <draw:custom-shape draw:name="Google Shape;34;p1" draw:style-name="Mgr12" draw:text-style-name="MP14" draw:layer="layout" svg:width="0.157cm" svg:height="0.246cm" svg:x="24.665cm" svg:y="0.419cm">
          <text:p/>
          <draw:enhanced-geometry draw:mirror-horizontal="false" draw:mirror-vertical="false" drawooo:sub-view-size="120000 120000" draw:text-areas="0 0 ?f0 ?f1" svg:viewBox="0 0 0 0" draw:type="ooxml-non-primitive" draw:enhanced-path="M 120000 88524 L 0 0 58762 120000 120000 88524 Z N">
            <draw:equation draw:name="f0" draw:formula="logwidth"/>
            <draw:equation draw:name="f1" draw:formula="logheight"/>
          </draw:enhanced-geometry>
        </draw:custom-shape>
        <draw:custom-shape draw:name="Google Shape;35;p1" draw:style-name="Mgr12" draw:text-style-name="MP14" draw:layer="layout" svg:width="0.166cm" svg:height="0.256cm" svg:x="24.645cm" svg:y="0.738cm">
          <text:p/>
          <draw:enhanced-geometry draw:mirror-horizontal="false" draw:mirror-vertical="false" drawooo:sub-view-size="120000 120000" draw:text-areas="0 0 ?f0 ?f1" svg:viewBox="0 0 0 0" draw:type="ooxml-non-primitive" draw:enhanced-path="M 120000 56403 L 6990 0 0 120000 120000 56403 Z N">
            <draw:equation draw:name="f0" draw:formula="logwidth"/>
            <draw:equation draw:name="f1" draw:formula="logheight"/>
          </draw:enhanced-geometry>
        </draw:custom-shape>
        <draw:custom-shape draw:name="Google Shape;36;p1" draw:style-name="Mgr8" draw:text-style-name="MP10" draw:layer="layout" svg:width="0.238cm" svg:height="0.319cm" svg:x="24.655cm" svg:y="0.601cm">
          <text:p/>
          <draw:enhanced-geometry draw:mirror-horizontal="false" draw:mirror-vertical="false" drawooo:sub-view-size="120000 120000" draw:text-areas="0 0 ?f0 ?f1" svg:viewBox="0 0 0 0" draw:type="ooxml-non-primitive" draw:enhanced-path="M 120000 120000 L 0 51037 84081 0 120000 120000 Z N">
            <draw:equation draw:name="f0" draw:formula="logwidth"/>
            <draw:equation draw:name="f1" draw:formula="logheight"/>
          </draw:enhanced-geometry>
        </draw:custom-shape>
        <draw:custom-shape draw:name="Google Shape;37;p1" draw:style-name="Mgr14" draw:text-style-name="MP16" draw:layer="layout" svg:width="0.147cm" svg:height="0.179cm" svg:x="24.822cm" svg:y="0.601cm">
          <text:p/>
          <draw:enhanced-geometry draw:mirror-horizontal="false" draw:mirror-vertical="false" drawooo:sub-view-size="120000 120000" draw:text-areas="0 0 ?f0 ?f1" svg:viewBox="0 0 0 0" draw:type="ooxml-non-primitive" draw:enhanced-path="M 30989 120000 L 120000 83243 0 0 30989 120000 Z N">
            <draw:equation draw:name="f0" draw:formula="logwidth"/>
            <draw:equation draw:name="f1" draw:formula="logheight"/>
          </draw:enhanced-geometry>
        </draw:custom-shape>
        <draw:custom-shape draw:name="Google Shape;38;p1" draw:style-name="Mgr15" draw:text-style-name="MP17" draw:layer="layout" svg:width="0.109cm" svg:height="0.194cm" svg:x="24.86cm" svg:y="0.726cm">
          <text:p/>
          <draw:enhanced-geometry draw:mirror-horizontal="false" draw:mirror-vertical="false" drawooo:sub-view-size="120000 120000" draw:text-areas="0 0 ?f0 ?f1" svg:viewBox="0 0 0 0" draw:type="ooxml-non-primitive" draw:enhanced-path="M 0 33858 L 120000 0 36444 120000 0 33858 Z N">
            <draw:equation draw:name="f0" draw:formula="logwidth"/>
            <draw:equation draw:name="f1" draw:formula="logheight"/>
          </draw:enhanced-geometry>
        </draw:custom-shape>
        <draw:custom-shape draw:name="Google Shape;39;p1" draw:style-name="Mgr16" draw:text-style-name="MP18" draw:layer="layout" svg:width="0.043cm" svg:height="0.252cm" svg:x="24.926cm" svg:y="0.726cm">
          <text:p/>
          <draw:enhanced-geometry draw:mirror-horizontal="false" draw:mirror-vertical="false" drawooo:sub-view-size="120000 120000" draw:text-areas="0 0 ?f0 ?f1" svg:viewBox="0 0 0 0" draw:type="ooxml-non-primitive" draw:enhanced-path="M 115555 120000 L 120000 0 0 52692 115555 120000 Z N">
            <draw:equation draw:name="f0" draw:formula="logwidth"/>
            <draw:equation draw:name="f1" draw:formula="logheight"/>
          </draw:enhanced-geometry>
        </draw:custom-shape>
        <draw:custom-shape draw:name="Google Shape;40;p1" draw:style-name="Mgr17" draw:text-style-name="MP19" draw:layer="layout" svg:width="0.322cm" svg:height="0.156cm" svg:x="24.645cm" svg:y="0.837cm">
          <text:p/>
          <draw:enhanced-geometry draw:mirror-horizontal="false" draw:mirror-vertical="false" drawooo:sub-view-size="120000 120000" draw:text-areas="0 0 ?f0 ?f1" svg:viewBox="0 0 0 0" draw:type="ooxml-non-primitive" draw:enhanced-path="M 104321 0 L 92261 64329 62110 16082 0 120000 120000 108247 104321 0 Z N">
            <draw:equation draw:name="f0" draw:formula="logwidth"/>
            <draw:equation draw:name="f1" draw:formula="logheight"/>
          </draw:enhanced-geometry>
        </draw:custom-shape>
        <draw:custom-shape draw:name="Google Shape;41;p1" draw:style-name="Mgr16" draw:text-style-name="MP18" draw:layer="layout" svg:width="0.322cm" svg:height="0.089cm" svg:x="24.645cm" svg:y="0.979cm">
          <text:p/>
          <draw:enhanced-geometry draw:mirror-horizontal="false" draw:mirror-vertical="false" drawooo:sub-view-size="120000 120000" draw:text-areas="0 0 ?f0 ?f1" svg:viewBox="0 0 0 0" draw:type="ooxml-non-primitive" draw:enhanced-path="M 112160 120000 L 120000 0 0 20540 112160 120000 Z N">
            <draw:equation draw:name="f0" draw:formula="logwidth"/>
            <draw:equation draw:name="f1" draw:formula="logheight"/>
          </draw:enhanced-geometry>
        </draw:custom-shape>
        <draw:custom-shape draw:name="Google Shape;42;p1" draw:style-name="Mgr18" draw:text-style-name="MP20" draw:layer="layout" svg:width="0.301cm" svg:height="0.208cm" svg:x="24.645cm" svg:y="0.995cm">
          <text:p/>
          <draw:enhanced-geometry draw:mirror-horizontal="false" draw:mirror-vertical="false" drawooo:sub-view-size="120000 120000" draw:text-areas="0 0 ?f0 ?f1" svg:viewBox="0 0 0 0" draw:type="ooxml-non-primitive" draw:enhanced-path="M 120000 42790 L 54193 120000 0 0 120000 42790 Z N">
            <draw:equation draw:name="f0" draw:formula="logwidth"/>
            <draw:equation draw:name="f1" draw:formula="logheight"/>
          </draw:enhanced-geometry>
        </draw:custom-shape>
        <draw:custom-shape draw:name="Google Shape;43;p1" draw:style-name="Mgr9" draw:text-style-name="MP11" draw:layer="layout" svg:width="0.269cm" svg:height="0.327cm" svg:x="23.389cm" svg:y="1.278cm">
          <text:p/>
          <draw:enhanced-geometry draw:mirror-horizontal="false" draw:mirror-vertical="false" drawooo:sub-view-size="120000 120000" draw:text-areas="0 0 ?f0 ?f1" svg:viewBox="0 0 0 0" draw:type="ooxml-non-primitive" draw:enhanced-path="M 0 0 C 42553 0 42553 0 42553 0 67234 0 83404 3508 96170 13333 112340 23859 120000 40000 120000 58947 120000 77894 111489 95438 97021 106666 85106 115087 67234 120000 46808 120000 0 120000 0 120000 0 120000 L 0 0 Z M 34893 96140 C 40851 96140 40851 96140 40851 96140 66382 96140 84255 81403 84255 59649 84255 49122 79148 38596 71489 32280 63829 26666 52765 23157 41702 23157 34893 23157 34893 23157 34893 23157 L 34893 96140 Z N">
            <draw:equation draw:name="f0" draw:formula="logwidth"/>
            <draw:equation draw:name="f1" draw:formula="logheight"/>
          </draw:enhanced-geometry>
        </draw:custom-shape>
        <draw:custom-shape draw:name="Google Shape;44;p1" draw:style-name="Mgr9" draw:text-style-name="MP11" draw:layer="layout" svg:width="0.078cm" svg:height="0.326cm" svg:x="23.683cm" svg:y="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1" draw:style-name="Mgr9" draw:text-style-name="MP11" draw:layer="layout" svg:width="0.347cm" svg:height="0.34cm" svg:x="23.783cm" svg:y="1.273cm">
          <text:p/>
          <draw:enhanced-geometry draw:mirror-horizontal="false" draw:mirror-vertical="false" drawooo:sub-view-size="120000 120000" draw:text-areas="0 0 ?f0 ?f1" svg:viewBox="0 0 0 0" draw:type="ooxml-non-primitive" draw:enhanced-path="M 119337 51910 C 120000 53932 120000 56629 120000 57977 120000 76853 113370 91685 100773 103820 89502 113932 74917 120000 59005 120000 25856 120000 0 93707 0 60000 0 25617 25193 0 59005 0 78232 0 95469 8089 106740 22921 86187 39101 86187 39101 86187 39101 78232 29662 70276 25617 59668 25617 41767 25617 27845 40449 27845 60000 27845 79550 42430 94382 60994 94382 74254 94382 84861 86966 89502 74157 61657 74157 61657 74157 61657 74157 61657 51910 61657 51910 61657 51910 L 119337 51910 Z N">
            <draw:equation draw:name="f0" draw:formula="logwidth"/>
            <draw:equation draw:name="f1" draw:formula="logheight"/>
          </draw:enhanced-geometry>
        </draw:custom-shape>
        <draw:custom-shape draw:name="Google Shape;46;p1" draw:style-name="Mgr9" draw:text-style-name="MP11" draw:layer="layout" svg:width="0.078cm" svg:height="0.326cm" svg:x="24.156cm" svg:y="1.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1" draw:style-name="Mgr9" draw:text-style-name="MP11" draw:layer="layout" svg:width="0.231cm" svg:height="0.327cm" svg:x="24.25cm" svg:y="1.278cm">
          <text:p/>
          <draw:enhanced-geometry draw:mirror-horizontal="false" draw:mirror-vertical="false" drawooo:sub-view-size="120000 120000" draw:text-areas="0 0 ?f0 ?f1" svg:viewBox="0 0 0 0" draw:type="ooxml-non-primitive" draw:enhanced-path="M 80559 120000 L 39860 120000 39860 24000 0 24000 0 0 120000 0 120000 24000 80559 24000 80559 120000 Z N">
            <draw:equation draw:name="f0" draw:formula="logwidth"/>
            <draw:equation draw:name="f1" draw:formula="logheight"/>
          </draw:enhanced-geometry>
        </draw:custom-shape>
        <draw:custom-shape draw:name="Google Shape;48;p1" draw:style-name="Mgr9" draw:text-style-name="MP11" draw:layer="layout" svg:width="0.316cm" svg:height="0.327cm" svg:x="24.448cm" svg:y="1.278cm">
          <text:p/>
          <draw:enhanced-geometry draw:mirror-horizontal="false" draw:mirror-vertical="false" drawooo:sub-view-size="120000 120000" draw:text-areas="0 0 ?f0 ?f1" svg:viewBox="0 0 0 0" draw:type="ooxml-non-primitive" draw:enhanced-path="M 36923 103111 L 32000 120000 0 120000 40615 0 79384 0 120000 120000 87384 120000 81538 103111 36923 103111 Z M 59692 34370 L 44923 79407 74153 79407 59692 34370 Z N">
            <draw:equation draw:name="f0" draw:formula="logwidth"/>
            <draw:equation draw:name="f1" draw:formula="logheight"/>
          </draw:enhanced-geometry>
        </draw:custom-shape>
        <draw:custom-shape draw:name="Google Shape;49;p1" draw:style-name="Mgr9" draw:text-style-name="MP11" draw:layer="layout" svg:width="0.187cm" svg:height="0.327cm" svg:x="24.778cm" svg:y="1.278cm">
          <text:p/>
          <draw:enhanced-geometry draw:mirror-horizontal="false" draw:mirror-vertical="false" drawooo:sub-view-size="120000 120000" draw:text-areas="0 0 ?f0 ?f1" svg:viewBox="0 0 0 0" draw:type="ooxml-non-primitive" draw:enhanced-path="M 120000 96888 L 120000 120000 0 120000 0 0 51206 0 51206 96888 120000 96888 Z N">
            <draw:equation draw:name="f0" draw:formula="logwidth"/>
            <draw:equation draw:name="f1" draw:formula="logheight"/>
          </draw:enhanced-geometry>
        </draw:custom-shape>
      </draw:g>
      <draw:custom-shape draw:name="Google Shape;50;p1" draw:style-name="Mgr19" draw:text-style-name="MP11" draw:layer="backgroundobjects" svg:width="1.749cm" svg:height="0.138cm" svg:x="0.569cm" svg:y="1.482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1" draw:style-name="Mgr20" draw:text-style-name="MP21" draw:layer="backgroundobjects" svg:width="25.445cm" svg:height="0.561cm" svg:x="-0.03cm" svg:y="13.755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1" draw:style-name="Mgr21" draw:text-style-name="MP23" draw:layer="backgroundobjects" svg:width="11.114cm" svg:height="0.545cm" svg:x="7.136cm" svg:y="13.725cm">
        <text:p text:style-name="MP22"><text:span text:style-name="MT1">www.tothenew.co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3" draw:style-name="Mgr22" draw:text-style-name="MP24" draw:layer="backgroundobjects" svg:width="25.399cm" svg:height="14.286cm" svg:x="0cm" svg:y="0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3" presentation:style-name="Mpr4" draw:text-style-name="MP28" draw:layer="backgroundobjects" svg:width="22.619cm" svg:height="1.19cm" svg:x="1.602cm" svg:y="0.661cm" presentation:class="title" presentation:user-transformed="true">
        <draw:text-box>
          <text:p/>
        </draw:text-box>
      </draw:frame>
      <draw:frame draw:name="Google Shape;102;p3" draw:style-name="Mgr23" draw:text-style-name="MP25" draw:layer="backgroundobjects" svg:width="25.396cm" svg:height="1.808cm" svg:x="0.003cm" svg:y="12.538cm">
        <draw:image xlink:href="Pictures/10000201000009C4000000B17123CF2987E61A73.png" xlink:type="simple" xlink:show="embed" xlink:actuate="onLoad">
          <text:p/>
        </draw:image>
      </draw:frame>
      <draw:custom-shape draw:name="Google Shape;103;p3" draw:style-name="Mgr19" draw:text-style-name="MP11" draw:layer="backgroundobjects" svg:width="1.746cm" svg:height="0.138cm" svg:x="12.038cm" svg:y="2.064cm">
        <text:p text:style-name="M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3" presentation:style-name="_34__5f_Title_20_Slide-outline1" draw:layer="backgroundobjects" svg:width="11.288cm" svg:height="1.481cm" svg:x="7.62cm" svg:y="5.527cm" presentation:class="outline" presentation:placeholder="true" presentation:user-transformed="true">
        <draw:text-box/>
      </draw:frame>
      <presentation:notes style:page-layout-name="PM2">
        <draw:page-thumbnail presentation:style-name="_34__5f_Title_20_Slide-title" draw:layer="backgroundobjects" svg:width="16.931cm" svg:height="9.524cm" svg:x="1.059cm" svg:y="1.93cm" presentation:class="page"/>
        <draw:frame presentation:style-name="_34__5f_Title_20_Slid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9-18T00:18:04.561181040</dc:date>
    <meta:editing-duration>PT2M11S</meta:editing-duration>
    <meta:editing-cycles>1</meta:editing-cycles>
    <meta:document-statistic meta:object-count="418"/>
    <meta:generator>LibreOffice/5.1.6.2$Linux_X86_64 LibreOffice_project/10m0$Build-2</meta:generator>
  </office:meta>
</office:document-meta>
</file>